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1.5472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4.528in"/>
    </style:style>
    <style:style style:name="co5" style:family="table-column">
      <style:table-column-properties fo:break-before="auto" style:column-width="1.5256in"/>
    </style:style>
    <style:style style:name="co6" style:family="table-column">
      <style:table-column-properties fo:break-before="auto" style:column-width="1.3862in"/>
    </style:style>
    <style:style style:name="co7" style:family="table-column">
      <style:table-column-properties fo:break-before="auto" style:column-width="0.7535in"/>
    </style:style>
    <style:style style:name="co8" style:family="table-column">
      <style:table-column-properties fo:break-before="auto" style:column-width="1.118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map style:condition="cell-content()=&quot;False&quot;" style:apply-style-name="Bad" style:base-cell-address="'data_2022-03-01_ovh_analysed'.C1"/>
      <style:map style:condition="cell-content()=&quot;True&quot;" style:apply-style-name="Good" style:base-cell-address="'data_2022-03-01_ovh_analysed'.C1"/>
    </style:style>
    <style:style style:name="ce2" style:family="table-cell" style:parent-style-name="Default" style:data-style-name="N100">
      <style:map style:condition="cell-content()=&quot;False&quot;" style:apply-style-name="Bad" style:base-cell-address="'data_2022-03-01_ovh_analysed'.C1"/>
      <style:map style:condition="cell-content()=&quot;True&quot;" style:apply-style-name="Good" style:base-cell-address="'data_2022-03-01_ovh_analysed'.C1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ata_2022-03-01_ovh_analys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allingNumber</text:p>
          </table:table-cell>
          <table:table-cell office:value-type="string" calcext:value-type="string">
            <text:p>customer_waiting_time</text:p>
          </table:table-cell>
          <table:table-cell office:value-type="string" calcext:value-type="string">
            <text:p>is_answered</text:p>
          </table:table-cell>
          <table:table-cell office:value-type="string" calcext:value-type="string">
            <text:p>call_duration</text:p>
          </table:table-cell>
          <table:table-cell office:value-type="string" calcext:value-type="string">
            <text:p>waiting_before_answer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call_count</text:p>
          </table:table-cell>
          <table:table-cell office:value-type="string" calcext:value-type="string">
            <text:p>customer_count</text:p>
          </table:table-cell>
        </table:table-row>
        <table:table-row table:style-name="ro1">
          <table:table-cell office:value-type="float" office:value="14184095186" calcext:value-type="float">
            <text:p>141840951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8 16:40:0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668152271" calcext:value-type="float">
            <text:p>212668152271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7 14:49:17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250787269477" calcext:value-type="float">
            <text:p>2250787269477</text:p>
          </table:table-cell>
          <table:table-cell office:value-type="float" office:value="142" calcext:value-type="float">
            <text:p>14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 0 0 0]</text:p>
          </table:table-cell>
          <table:table-cell office:value-type="float" office:value="142" calcext:value-type="float">
            <text:p>142</text:p>
          </table:table-cell>
          <table:table-cell table:style-name="ce3" office:value-type="string" calcext:value-type="string">
            <text:p>2022-02-22 16:18:5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250787269477" calcext:value-type="float">
            <text:p>2250787269477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]</text:p>
          </table:table-cell>
          <table:table-cell office:value-type="float" office:value="69" calcext:value-type="float">
            <text:p>69</text:p>
          </table:table-cell>
          <table:table-cell table:style-name="ce3" office:value-type="string" calcext:value-type="string">
            <text:p>2022-02-22 16:21:5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50787269477" calcext:value-type="float">
            <text:p>2250787269477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]</text:p>
          </table:table-cell>
          <table:table-cell office:value-type="float" office:value="71" calcext:value-type="float">
            <text:p>71</text:p>
          </table:table-cell>
          <table:table-cell table:style-name="ce3" office:value-type="string" calcext:value-type="string">
            <text:p>2022-02-22 16:35:3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50787269477" calcext:value-type="float">
            <text:p>2250787269477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]</text:p>
          </table:table-cell>
          <table:table-cell office:value-type="float" office:value="53" calcext:value-type="float">
            <text:p>53</text:p>
          </table:table-cell>
          <table:table-cell table:style-name="ce3" office:value-type="string" calcext:value-type="string">
            <text:p>2022-02-22 17:48:3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50787269477" calcext:value-type="float">
            <text:p>2250787269477</text:p>
          </table:table-cell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2022-02-23 15:16:1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50787269477" calcext:value-type="float">
            <text:p>2250787269477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]</text:p>
          </table:table-cell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2022-02-23 15:44:4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995580620" calcext:value-type="float">
            <text:p>229955806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2 09:19:1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995580620" calcext:value-type="float">
            <text:p>229955806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2 09:20:3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995580620" calcext:value-type="float">
            <text:p>229955806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2 15:06: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995580620" calcext:value-type="float">
            <text:p>229955806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2 15:07:3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995580620" calcext:value-type="float">
            <text:p>229955806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2 15:10:5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995580620" calcext:value-type="float">
            <text:p>229955806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6 15:27:1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62692350194" calcext:value-type="float">
            <text:p>26269235019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0 14:21:2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62692350194" calcext:value-type="float">
            <text:p>26269235019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0 14:22: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62692350194" calcext:value-type="float">
            <text:p>262692350194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0 14:28:1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2692822427" calcext:value-type="float">
            <text:p>262692822427</text:p>
          </table:table-cell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1" calcext:value-type="float">
            <text:p>301</text:p>
          </table:table-cell>
          <table:table-cell table:style-name="ce3" office:value-type="string" calcext:value-type="string">
            <text:p>2022-02-09 14:02:2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43400947" calcext:value-type="float">
            <text:p>3243400947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6 14:10:4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2475452525" calcext:value-type="float">
            <text:p>32475452525</text:p>
          </table:table-cell>
          <table:table-cell office:value-type="float" office:value="181" calcext:value-type="float">
            <text:p>18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]</text:p>
          </table:table-cell>
          <table:table-cell office:value-type="float" office:value="181" calcext:value-type="float">
            <text:p>181</text:p>
          </table:table-cell>
          <table:table-cell table:style-name="ce3" office:value-type="string" calcext:value-type="string">
            <text:p>2022-02-28 17:46:0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495880801" calcext:value-type="float">
            <text:p>3249588080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8 10:19:0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2498321570" calcext:value-type="float">
            <text:p>324983215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10:08:4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33142373010" calcext:value-type="float">
            <text:p>33142373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2 09:38:56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3143451800" calcext:value-type="float">
            <text:p>3314345180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4 10:31:40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143451800" calcext:value-type="float">
            <text:p>3314345180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8 14:54:47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143451800" calcext:value-type="float">
            <text:p>33143451800</text:p>
          </table:table-cell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 0 0 0 0 0 0 0 0]</text:p>
          </table:table-cell>
          <table:table-cell office:value-type="float" office:value="179" calcext:value-type="float">
            <text:p>179</text:p>
          </table:table-cell>
          <table:table-cell table:style-name="ce3" office:value-type="string" calcext:value-type="string">
            <text:p>2022-02-23 10:09:48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143451800" calcext:value-type="float">
            <text:p>33143451800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]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2022-02-23 10:17:16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148769436" calcext:value-type="float">
            <text:p>33148769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1 09:07:27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148769436" calcext:value-type="float">
            <text:p>33148769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1 11:25:39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148769436" calcext:value-type="float">
            <text:p>33148769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1 14:12:51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148769436" calcext:value-type="float">
            <text:p>33148769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1 14:13:51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148769436" calcext:value-type="float">
            <text:p>33148769436</text:p>
          </table:table-cell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61]</text:p>
          </table:table-cell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2022-02-01 14:14:55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148769436" calcext:value-type="float">
            <text:p>33148769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2 10:35:10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148769436" calcext:value-type="float">
            <text:p>33148769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2 10:36:02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148769436" calcext:value-type="float">
            <text:p>33148769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2 10:36:43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148769436" calcext:value-type="float">
            <text:p>33148769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2 10:51:37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148769436" calcext:value-type="float">
            <text:p>33148769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2 10:57:09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148769436" calcext:value-type="float">
            <text:p>33148769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2 11:06:46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148769436" calcext:value-type="float">
            <text:p>331487694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2 11:19:27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148769436" calcext:value-type="float">
            <text:p>33148769436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2 11:23:52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149191520" calcext:value-type="float">
            <text:p>3314919152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8 16:39:11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149191520" calcext:value-type="float">
            <text:p>331491915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2 10:01:47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33173107610" calcext:value-type="float">
            <text:p>331731076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4 11:48:36</text:p>
          </table:table-cell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33173107610" calcext:value-type="float">
            <text:p>3317310761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4 15:58:56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173107610" calcext:value-type="float">
            <text:p>3317310761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4 16:01:36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3173301072" calcext:value-type="float">
            <text:p>33173301072</text:p>
          </table:table-cell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44]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2022-02-01 15:03:59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175850610" calcext:value-type="float">
            <text:p>33175850610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6 16:34:39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3229209028" calcext:value-type="float">
            <text:p>33229209028</text:p>
          </table:table-cell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1" calcext:value-type="float">
            <text:p>301</text:p>
          </table:table-cell>
          <table:table-cell table:style-name="ce3" office:value-type="string" calcext:value-type="string">
            <text:p>2022-02-09 14:25:37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229209028" calcext:value-type="float">
            <text:p>33229209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9 14:31:08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229209028" calcext:value-type="float">
            <text:p>33229209028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09 16:56:48</text:p>
          </table:table-cell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229209028" calcext:value-type="float">
            <text:p>33229209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9 17:02:08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229209028" calcext:value-type="float">
            <text:p>33229209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9 17:02:47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229209028" calcext:value-type="float">
            <text:p>33229209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9 17:03:23</text:p>
          </table:table-cell>
          <table:table-cell office:value-type="float" office:value="59" calcext:value-type="float">
            <text:p>5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229209028" calcext:value-type="float">
            <text:p>33229209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9 17:04:08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229209028" calcext:value-type="float">
            <text:p>33229209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9 17:05:36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229209028" calcext:value-type="float">
            <text:p>33229209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9 17:06:18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233936000" calcext:value-type="float">
            <text:p>33233936000</text:p>
          </table:table-cell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 0 <text:s/>0 78]</text:p>
          </table:table-cell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2022-02-08 14:53:57</text:p>
          </table:table-cell>
          <table:table-cell office:value-type="float" office:value="63" calcext:value-type="float">
            <text:p>6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3233936000" calcext:value-type="float">
            <text:p>33233936000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10 10:53:36</text:p>
          </table:table-cell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3233936000" calcext:value-type="float">
            <text:p>332339360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0 10:59:00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float" office:value="33233936000" calcext:value-type="float">
            <text:p>33233936000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10 11:40:23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3233936000" calcext:value-type="float">
            <text:p>33233936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0 11:45:44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33233936000" calcext:value-type="float">
            <text:p>33233936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0 17:08:08</text:p>
          </table:table-cell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float" office:value="33233936000" calcext:value-type="float">
            <text:p>332339360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0 17:09:05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3233936000" calcext:value-type="float">
            <text:p>332339360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5 11:04:23</text:p>
          </table:table-cell>
          <table:table-cell office:value-type="float" office:value="73" calcext:value-type="float">
            <text:p>7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float" office:value="33233936000" calcext:value-type="float">
            <text:p>332339360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8 11:34:01</text:p>
          </table:table-cell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float" office:value="33237352287" calcext:value-type="float">
            <text:p>332373522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4 14:30:12</text:p>
          </table:table-cell>
          <table:table-cell office:value-type="float" office:value="77" calcext:value-type="float">
            <text:p>7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3241512898" calcext:value-type="float">
            <text:p>33241512898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]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2022-02-23 11:32:49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3241512898" calcext:value-type="float">
            <text:p>33241512898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]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2022-02-23 11:35:14</text:p>
          </table:table-cell>
          <table:table-cell office:value-type="float" office:value="79" calcext:value-type="float">
            <text:p>7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3243833000" calcext:value-type="float">
            <text:p>3324383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14:48:09</text:p>
          </table:table-cell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243833000" calcext:value-type="float">
            <text:p>33243833000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21 14:49:30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3246670185" calcext:value-type="float">
            <text:p>33246670185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4 15:04:38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3251797721" calcext:value-type="float">
            <text:p>332517977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1 17:05:11</text:p>
          </table:table-cell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3251797721" calcext:value-type="float">
            <text:p>332517977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2 10:09:26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3251797721" calcext:value-type="float">
            <text:p>33251797721</text:p>
          </table:table-cell>
          <table:table-cell office:value-type="float" office:value="182" calcext:value-type="float">
            <text:p>18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]</text:p>
          </table:table-cell>
          <table:table-cell office:value-type="float" office:value="182" calcext:value-type="float">
            <text:p>182</text:p>
          </table:table-cell>
          <table:table-cell table:style-name="ce3" office:value-type="string" calcext:value-type="string">
            <text:p>2022-02-02 10:10:22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3251797721" calcext:value-type="float">
            <text:p>332517977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2 14:29:10</text:p>
          </table:table-cell>
          <table:table-cell office:value-type="float" office:value="86" calcext:value-type="float">
            <text:p>8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3251797721" calcext:value-type="float">
            <text:p>33251797721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72]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2022-02-02 14:30:10</text:p>
          </table:table-cell>
          <table:table-cell office:value-type="float" office:value="87" calcext:value-type="float">
            <text:p>8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3251797721" calcext:value-type="float">
            <text:p>332517977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7 16:33:49</text:p>
          </table:table-cell>
          <table:table-cell office:value-type="float" office:value="88" calcext:value-type="float">
            <text:p>8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3254748074" calcext:value-type="float">
            <text:p>3325474807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4 10:25:58</text:p>
          </table:table-cell>
          <table:table-cell office:value-type="float" office:value="89" calcext:value-type="float">
            <text:p>8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3254748074" calcext:value-type="float">
            <text:p>33254748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4 10:26:51</text:p>
          </table:table-cell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3254748074" calcext:value-type="float">
            <text:p>33254748074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4 11:06:23</text:p>
          </table:table-cell>
          <table:table-cell office:value-type="float" office:value="91" calcext:value-type="float">
            <text:p>9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3254748074" calcext:value-type="float">
            <text:p>3325474807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8 14:34:08</text:p>
          </table:table-cell>
          <table:table-cell office:value-type="float" office:value="92" calcext:value-type="float">
            <text:p>9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3254748074" calcext:value-type="float">
            <text:p>3325474807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2 16:11:23</text:p>
          </table:table-cell>
          <table:table-cell office:value-type="float" office:value="93" calcext:value-type="float">
            <text:p>9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33254748074" calcext:value-type="float">
            <text:p>33254748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5 17:37:13</text:p>
          </table:table-cell>
          <table:table-cell office:value-type="float" office:value="95" calcext:value-type="float">
            <text:p>9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float" office:value="33298282390" calcext:value-type="float">
            <text:p>3329828239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5 09:15:18</text:p>
          </table:table-cell>
          <table:table-cell office:value-type="float" office:value="97" calcext:value-type="float">
            <text:p>9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3299744266" calcext:value-type="float">
            <text:p>33299744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1 17:25:59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299744266" calcext:value-type="float">
            <text:p>33299744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2 11:25:15</text:p>
          </table:table-cell>
          <table:table-cell office:value-type="float" office:value="99" calcext:value-type="float">
            <text:p>9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299744266" calcext:value-type="float">
            <text:p>33299744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2 11:25:59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299744266" calcext:value-type="float">
            <text:p>332997442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2 11:26:39</text:p>
          </table:table-cell>
          <table:table-cell office:value-type="float" office:value="101" calcext:value-type="float">
            <text:p>1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320354257" calcext:value-type="float">
            <text:p>33320354257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4 09:40:31</text:p>
          </table:table-cell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3320354257" calcext:value-type="float">
            <text:p>33320354257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5 09:37:25</text:p>
          </table:table-cell>
          <table:table-cell office:value-type="float" office:value="103" calcext:value-type="float">
            <text:p>1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3320685368" calcext:value-type="float">
            <text:p>3332068536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9 17:01:13</text:p>
          </table:table-cell>
          <table:table-cell office:value-type="float" office:value="104" calcext:value-type="float">
            <text:p>10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324592045" calcext:value-type="float">
            <text:p>33324592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09:15:38</text:p>
          </table:table-cell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324592045" calcext:value-type="float">
            <text:p>33324592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11:49:19</text:p>
          </table:table-cell>
          <table:table-cell office:value-type="float" office:value="106" calcext:value-type="float">
            <text:p>1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324592045" calcext:value-type="float">
            <text:p>33324592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3 09:02:35</text:p>
          </table:table-cell>
          <table:table-cell office:value-type="float" office:value="107" calcext:value-type="float">
            <text:p>10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/>
        </table:table-row>
        <table:table-row table:style-name="ro1">
          <table:table-cell office:value-type="float" office:value="33324592045" calcext:value-type="float">
            <text:p>33324592045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3 09:03:42</text:p>
          </table:table-cell>
          <table:table-cell office:value-type="float" office:value="109" calcext:value-type="float">
            <text:p>10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351308110" calcext:value-type="float">
            <text:p>3335130811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5 10:36:56</text:p>
          </table:table-cell>
          <table:table-cell office:value-type="float" office:value="110" calcext:value-type="float">
            <text:p>11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/>
        </table:table-row>
        <table:table-row table:style-name="ro1">
          <table:table-cell office:value-type="float" office:value="33380491917" calcext:value-type="float">
            <text:p>333804919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3 09:17:35</text:p>
          </table:table-cell>
          <table:table-cell office:value-type="float" office:value="112" calcext:value-type="float">
            <text:p>11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]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float" office:value="33388180888" calcext:value-type="float">
            <text:p>33388180888</text:p>
          </table:table-cell>
          <table:table-cell office:value-type="float" office:value="292" calcext:value-type="float">
            <text:p>29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]</text:p>
          </table:table-cell>
          <table:table-cell office:value-type="float" office:value="292" calcext:value-type="float">
            <text:p>292</text:p>
          </table:table-cell>
          <table:table-cell table:style-name="ce3" office:value-type="string" calcext:value-type="string">
            <text:p>2022-02-08 14:02:57</text:p>
          </table:table-cell>
          <table:table-cell office:value-type="float" office:value="114" calcext:value-type="float">
            <text:p>11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3388180888" calcext:value-type="float">
            <text:p>33388180888</text:p>
          </table:table-cell>
          <table:table-cell office:value-type="float" office:value="493" calcext:value-type="float">
            <text:p>493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 <text:s/>0 457]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2022-02-08 14:32:50</text:p>
          </table:table-cell>
          <table:table-cell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3388180888" calcext:value-type="float">
            <text:p>33388180888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17 09:39:49</text:p>
          </table:table-cell>
          <table:table-cell office:value-type="float" office:value="116" calcext:value-type="float">
            <text:p>1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3388180888" calcext:value-type="float">
            <text:p>33388180888</text:p>
          </table:table-cell>
          <table:table-cell office:value-type="float" office:value="223" calcext:value-type="float">
            <text:p>22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]</text:p>
          </table:table-cell>
          <table:table-cell office:value-type="float" office:value="223" calcext:value-type="float">
            <text:p>223</text:p>
          </table:table-cell>
          <table:table-cell table:style-name="ce3" office:value-type="string" calcext:value-type="string">
            <text:p>2022-02-17 09:46:11</text:p>
          </table:table-cell>
          <table:table-cell office:value-type="float" office:value="117" calcext:value-type="float">
            <text:p>11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3388180888" calcext:value-type="float">
            <text:p>33388180888</text:p>
          </table:table-cell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]</text:p>
          </table:table-cell>
          <table:table-cell office:value-type="float" office:value="73" calcext:value-type="float">
            <text:p>73</text:p>
          </table:table-cell>
          <table:table-cell table:style-name="ce3" office:value-type="string" calcext:value-type="string">
            <text:p>2022-02-17 09:55:26</text:p>
          </table:table-cell>
          <table:table-cell office:value-type="float" office:value="118" calcext:value-type="float">
            <text:p>11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3388180888" calcext:value-type="float">
            <text:p>333881808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7 09:57:22</text:p>
          </table:table-cell>
          <table:table-cell office:value-type="float" office:value="119" calcext:value-type="float">
            <text:p>11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33388180888" calcext:value-type="float">
            <text:p>33388180888</text:p>
          </table:table-cell>
          <table:table-cell office:value-type="float" office:value="203" calcext:value-type="float">
            <text:p>20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]</text:p>
          </table:table-cell>
          <table:table-cell office:value-type="float" office:value="203" calcext:value-type="float">
            <text:p>203</text:p>
          </table:table-cell>
          <table:table-cell table:style-name="ce3" office:value-type="string" calcext:value-type="string">
            <text:p>2022-02-17 10:16:51</text:p>
          </table:table-cell>
          <table:table-cell office:value-type="float" office:value="121" calcext:value-type="float">
            <text:p>12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3388180888" calcext:value-type="float">
            <text:p>33388180888</text:p>
          </table:table-cell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1" calcext:value-type="float">
            <text:p>301</text:p>
          </table:table-cell>
          <table:table-cell table:style-name="ce3" office:value-type="string" calcext:value-type="string">
            <text:p>2022-02-17 11:32:49</text:p>
          </table:table-cell>
          <table:table-cell office:value-type="float" office:value="122" calcext:value-type="float">
            <text:p>12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3388180888" calcext:value-type="float">
            <text:p>33388180888</text:p>
          </table:table-cell>
          <table:table-cell office:value-type="float" office:value="303" calcext:value-type="float">
            <text:p>303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 <text:s/>0 267]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2022-02-17 14:01:04</text:p>
          </table:table-cell>
          <table:table-cell office:value-type="float" office:value="123" calcext:value-type="float">
            <text:p>12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3388180888" calcext:value-type="float">
            <text:p>33388180888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4 09:24:53</text:p>
          </table:table-cell>
          <table:table-cell office:value-type="float" office:value="124" calcext:value-type="float">
            <text:p>1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3411951295" calcext:value-type="float">
            <text:p>3341195129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7 11:24:51</text:p>
          </table:table-cell>
          <table:table-cell office:value-type="float" office:value="125" calcext:value-type="float">
            <text:p>1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3438241119" calcext:value-type="float">
            <text:p>334382411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09:43:23</text:p>
          </table:table-cell>
          <table:table-cell office:value-type="float" office:value="126" calcext:value-type="float">
            <text:p>12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3438241119" calcext:value-type="float">
            <text:p>3343824111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2 10:53:26</text:p>
          </table:table-cell>
          <table:table-cell office:value-type="float" office:value="127" calcext:value-type="float">
            <text:p>12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3450514034" calcext:value-type="float">
            <text:p>334505140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5 10:42:24</text:p>
          </table:table-cell>
          <table:table-cell office:value-type="float" office:value="128" calcext:value-type="float">
            <text:p>12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450514034" calcext:value-type="float">
            <text:p>334505140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5 10:43:29</text:p>
          </table:table-cell>
          <table:table-cell office:value-type="float" office:value="129" calcext:value-type="float">
            <text:p>12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450514034" calcext:value-type="float">
            <text:p>334505140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5 16:00:43</text:p>
          </table:table-cell>
          <table:table-cell office:value-type="float" office:value="130" calcext:value-type="float">
            <text:p>13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450514034" calcext:value-type="float">
            <text:p>33450514034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5 16:28:55</text:p>
          </table:table-cell>
          <table:table-cell office:value-type="float" office:value="131" calcext:value-type="float">
            <text:p>13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450703423" calcext:value-type="float">
            <text:p>334507034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7 09:18:00</text:p>
          </table:table-cell>
          <table:table-cell office:value-type="float" office:value="132" calcext:value-type="float">
            <text:p>1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133" calcext:value-type="float">
            <text:p>133</text:p>
          </table:table-cell>
          <table:table-cell/>
        </table:table-row>
        <table:table-row table:style-name="ro1">
          <table:table-cell office:value-type="float" office:value="33458005730" calcext:value-type="float">
            <text:p>334580057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1 15:30:01</text:p>
          </table:table-cell>
          <table:table-cell office:value-type="float" office:value="134" calcext:value-type="float">
            <text:p>1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float" office:value="33458005730" calcext:value-type="float">
            <text:p>334580057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1 15:34:28</text:p>
          </table:table-cell>
          <table:table-cell office:value-type="float" office:value="136" calcext:value-type="float">
            <text:p>13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137" calcext:value-type="float">
            <text:p>13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float" office:value="33458005730" calcext:value-type="float">
            <text:p>334580057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1 15:44:12</text:p>
          </table:table-cell>
          <table:table-cell office:value-type="float" office:value="139" calcext:value-type="float">
            <text:p>139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33466525818" calcext:value-type="float">
            <text:p>3346652581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7 11:05:15</text:p>
          </table:table-cell>
          <table:table-cell office:value-type="float" office:value="141" calcext:value-type="float">
            <text:p>14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33466525818" calcext:value-type="float">
            <text:p>3346652581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7 11:08:21</text:p>
          </table:table-cell>
          <table:table-cell office:value-type="float" office:value="142" calcext:value-type="float">
            <text:p>1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float" office:value="33472383258" calcext:value-type="float">
            <text:p>334723832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14:03:58</text:p>
          </table:table-cell>
          <table:table-cell office:value-type="float" office:value="144" calcext:value-type="float">
            <text:p>1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3474970371" calcext:value-type="float">
            <text:p>33474970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16:39:34</text:p>
          </table:table-cell>
          <table:table-cell office:value-type="float" office:value="145" calcext:value-type="float">
            <text:p>14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3474970371" calcext:value-type="float">
            <text:p>33474970371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16:44:38</text:p>
          </table:table-cell>
          <table:table-cell office:value-type="float" office:value="146" calcext:value-type="float">
            <text:p>14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3474970371" calcext:value-type="float">
            <text:p>33474970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3 15:09:37</text:p>
          </table:table-cell>
          <table:table-cell office:value-type="float" office:value="147" calcext:value-type="float">
            <text:p>1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float" office:value="33474970371" calcext:value-type="float">
            <text:p>33474970371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3 15:28:38</text:p>
          </table:table-cell>
          <table:table-cell office:value-type="float" office:value="149" calcext:value-type="float">
            <text:p>14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float" office:value="33476082629" calcext:value-type="float">
            <text:p>33476082629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3 14:08:21</text:p>
          </table:table-cell>
          <table:table-cell office:value-type="float" office:value="152" calcext:value-type="float">
            <text:p>15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3476082629" calcext:value-type="float">
            <text:p>334760826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3 14:10:14</text:p>
          </table:table-cell>
          <table:table-cell office:value-type="float" office:value="153" calcext:value-type="float">
            <text:p>15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3476082629" calcext:value-type="float">
            <text:p>3347608262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3 16:14:38</text:p>
          </table:table-cell>
          <table:table-cell office:value-type="float" office:value="154" calcext:value-type="float">
            <text:p>15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33476411920" calcext:value-type="float">
            <text:p>334764119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3 15:03:33</text:p>
          </table:table-cell>
          <table:table-cell office:value-type="float" office:value="155" calcext:value-type="float">
            <text:p>15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476411920" calcext:value-type="float">
            <text:p>33476411920</text:p>
          </table:table-cell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]</text:p>
          </table:table-cell>
          <table:table-cell office:value-type="float" office:value="58" calcext:value-type="float">
            <text:p>58</text:p>
          </table:table-cell>
          <table:table-cell table:style-name="ce3" office:value-type="string" calcext:value-type="string">
            <text:p>2022-02-08 09:39:30</text:p>
          </table:table-cell>
          <table:table-cell office:value-type="float" office:value="156" calcext:value-type="float">
            <text:p>15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476522021" calcext:value-type="float">
            <text:p>3347652202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4 17:54:16</text:p>
          </table:table-cell>
          <table:table-cell office:value-type="float" office:value="157" calcext:value-type="float">
            <text:p>15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float" office:value="33477909090" calcext:value-type="float">
            <text:p>334779090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2 14:02:50</text:p>
          </table:table-cell>
          <table:table-cell office:value-type="float" office:value="159" calcext:value-type="float">
            <text:p>15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3487914759" calcext:value-type="float">
            <text:p>33487914759</text:p>
          </table:table-cell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]</text:p>
          </table:table-cell>
          <table:table-cell office:value-type="float" office:value="114" calcext:value-type="float">
            <text:p>114</text:p>
          </table:table-cell>
          <table:table-cell table:style-name="ce3" office:value-type="string" calcext:value-type="string">
            <text:p>2022-02-08 17:30:48</text:p>
          </table:table-cell>
          <table:table-cell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3491767591" calcext:value-type="float">
            <text:p>33491767591</text:p>
          </table:table-cell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]</text:p>
          </table:table-cell>
          <table:table-cell office:value-type="float" office:value="147" calcext:value-type="float">
            <text:p>147</text:p>
          </table:table-cell>
          <table:table-cell table:style-name="ce3" office:value-type="string" calcext:value-type="string">
            <text:p>2022-02-04 10:20:47</text:p>
          </table:table-cell>
          <table:table-cell office:value-type="float" office:value="161" calcext:value-type="float">
            <text:p>16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33553669966" calcext:value-type="float">
            <text:p>33553669966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10 15:10:04</text:p>
          </table:table-cell>
          <table:table-cell office:value-type="float" office:value="162" calcext:value-type="float">
            <text:p>16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3553669966" calcext:value-type="float">
            <text:p>33553669966</text:p>
          </table:table-cell>
          <table:table-cell office:value-type="float" office:value="799" calcext:value-type="float">
            <text:p>799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 <text:s/>0 <text:s text:c="2"/>0 678]</text:p>
          </table:table-cell>
          <table:table-cell office:value-type="float" office:value="121" calcext:value-type="float">
            <text:p>121</text:p>
          </table:table-cell>
          <table:table-cell table:style-name="ce3" office:value-type="string" calcext:value-type="string">
            <text:p>2022-02-10 15:15:42</text:p>
          </table:table-cell>
          <table:table-cell office:value-type="float" office:value="163" calcext:value-type="float">
            <text:p>16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3553669966" calcext:value-type="float">
            <text:p>33553669966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1 11:27:49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3553669966" calcext:value-type="float">
            <text:p>33553669966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1 16:56:13</text:p>
          </table:table-cell>
          <table:table-cell office:value-type="float" office:value="165" calcext:value-type="float">
            <text:p>16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3553669966" calcext:value-type="float">
            <text:p>33553669966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4 09:07:16</text:p>
          </table:table-cell>
          <table:table-cell office:value-type="float" office:value="166" calcext:value-type="float">
            <text:p>166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3553669966" calcext:value-type="float">
            <text:p>33553669966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4 09:24:30</text:p>
          </table:table-cell>
          <table:table-cell office:value-type="float" office:value="167" calcext:value-type="float">
            <text:p>16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33553669966" calcext:value-type="float">
            <text:p>3355366996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4 14:05:30</text:p>
          </table:table-cell>
          <table:table-cell office:value-type="float" office:value="169" calcext:value-type="float">
            <text:p>16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float" office:value="33553669966" calcext:value-type="float">
            <text:p>3355366996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4 16:04:29</text:p>
          </table:table-cell>
          <table:table-cell office:value-type="float" office:value="171" calcext:value-type="float">
            <text:p>171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3553669966" calcext:value-type="float">
            <text:p>33553669966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4 17:40:39</text:p>
          </table:table-cell>
          <table:table-cell office:value-type="float" office:value="172" calcext:value-type="float">
            <text:p>17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3561984670" calcext:value-type="float">
            <text:p>335619846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0 09:15:39</text:p>
          </table:table-cell>
          <table:table-cell office:value-type="float" office:value="173" calcext:value-type="float">
            <text:p>17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3561984670" calcext:value-type="float">
            <text:p>33561984670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0 11:36:52</text:p>
          </table:table-cell>
          <table:table-cell office:value-type="float" office:value="174" calcext:value-type="float">
            <text:p>17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3603001296" calcext:value-type="float">
            <text:p>336030012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09:37:47</text:p>
          </table:table-cell>
          <table:table-cell office:value-type="float" office:value="175" calcext:value-type="float">
            <text:p>175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3603001296" calcext:value-type="float">
            <text:p>33603001296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81" calcext:value-type="float">
            <text:p>81</text:p>
          </table:table-cell>
          <table:table-cell table:style-name="ce3" office:value-type="string" calcext:value-type="string">
            <text:p>2022-02-21 09:38:53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3603002000" calcext:value-type="float">
            <text:p>336030020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4 09:00:27</text:p>
          </table:table-cell>
          <table:table-cell office:value-type="float" office:value="177" calcext:value-type="float">
            <text:p>17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3603002000" calcext:value-type="float">
            <text:p>33603002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4 09:01:15</text:p>
          </table:table-cell>
          <table:table-cell office:value-type="float" office:value="178" calcext:value-type="float">
            <text:p>17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3603002000" calcext:value-type="float">
            <text:p>3360300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4 09:01:36</text:p>
          </table:table-cell>
          <table:table-cell office:value-type="float" office:value="179" calcext:value-type="float">
            <text:p>17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33603002000" calcext:value-type="float">
            <text:p>3360300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4 09:05:18</text:p>
          </table:table-cell>
          <table:table-cell office:value-type="float" office:value="181" calcext:value-type="float">
            <text:p>18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float" office:value="33603002000" calcext:value-type="float">
            <text:p>33603002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4 09:21:55</text:p>
          </table:table-cell>
          <table:table-cell office:value-type="float" office:value="183" calcext:value-type="float">
            <text:p>18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3603002000" calcext:value-type="float">
            <text:p>336030020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4 09:22:06</text:p>
          </table:table-cell>
          <table:table-cell office:value-type="float" office:value="184" calcext:value-type="float">
            <text:p>18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3603488247" calcext:value-type="float">
            <text:p>33603488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6 09:19:50</text:p>
          </table:table-cell>
          <table:table-cell office:value-type="float" office:value="185" calcext:value-type="float">
            <text:p>18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3603488247" calcext:value-type="float">
            <text:p>336034882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6 09:29:19</text:p>
          </table:table-cell>
          <table:table-cell office:value-type="float" office:value="186" calcext:value-type="float">
            <text:p>18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3603488247" calcext:value-type="float">
            <text:p>33603488247</text:p>
          </table:table-cell>
          <table:table-cell office:value-type="float" office:value="327" calcext:value-type="float">
            <text:p>327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 <text:s/>0 <text:s text:c="2"/>0 <text:s text:c="2"/>0 204]</text:p>
          </table:table-cell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2022-02-17 10:05:26</text:p>
          </table:table-cell>
          <table:table-cell office:value-type="float" office:value="187" calcext:value-type="float">
            <text:p>18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3603488247" calcext:value-type="float">
            <text:p>33603488247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7 10:12:37</text:p>
          </table:table-cell>
          <table:table-cell office:value-type="float" office:value="188" calcext:value-type="float">
            <text:p>18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3603488247" calcext:value-type="float">
            <text:p>33603488247</text:p>
          </table:table-cell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 0 31]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2022-02-17 10:31:23</text:p>
          </table:table-cell>
          <table:table-cell office:value-type="float" office:value="189" calcext:value-type="float">
            <text:p>18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3606793600" calcext:value-type="float">
            <text:p>33606793600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02 15:33:46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3606793600" calcext:value-type="float">
            <text:p>33606793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2 15:39:01</text:p>
          </table:table-cell>
          <table:table-cell office:value-type="float" office:value="191" calcext:value-type="float">
            <text:p>19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]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/>
        </table:table-row>
        <table:table-row table:style-name="ro1">
          <table:table-cell office:value-type="float" office:value="33607119109" calcext:value-type="float">
            <text:p>33607119109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]</text:p>
          </table:table-cell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2022-02-01 09:37:43</text:p>
          </table:table-cell>
          <table:table-cell office:value-type="float" office:value="193" calcext:value-type="float">
            <text:p>19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3607119109" calcext:value-type="float">
            <text:p>33607119109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]</text:p>
          </table:table-cell>
          <table:table-cell office:value-type="float" office:value="41" calcext:value-type="float">
            <text:p>41</text:p>
          </table:table-cell>
          <table:table-cell table:style-name="ce3" office:value-type="string" calcext:value-type="string">
            <text:p>2022-02-01 09:56:00</text:p>
          </table:table-cell>
          <table:table-cell office:value-type="float" office:value="194" calcext:value-type="float">
            <text:p>19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3607119109" calcext:value-type="float">
            <text:p>33607119109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]</text:p>
          </table:table-cell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2022-02-01 10:39:32</text:p>
          </table:table-cell>
          <table:table-cell office:value-type="float" office:value="195" calcext:value-type="float">
            <text:p>19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3607119109" calcext:value-type="float">
            <text:p>33607119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1 11:09:57</text:p>
          </table:table-cell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3607119109" calcext:value-type="float">
            <text:p>33607119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1 11:10:35</text:p>
          </table:table-cell>
          <table:table-cell office:value-type="float" office:value="197" calcext:value-type="float">
            <text:p>197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3607119109" calcext:value-type="float">
            <text:p>33607119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1 11:43:17</text:p>
          </table:table-cell>
          <table:table-cell office:value-type="float" office:value="198" calcext:value-type="float">
            <text:p>19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3607119109" calcext:value-type="float">
            <text:p>33607119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1 14:10:13</text:p>
          </table:table-cell>
          <table:table-cell office:value-type="float" office:value="199" calcext:value-type="float">
            <text:p>199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3607119109" calcext:value-type="float">
            <text:p>33607119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1 14:53:59</text:p>
          </table:table-cell>
          <table:table-cell office:value-type="float" office:value="200" calcext:value-type="float">
            <text:p>2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3607119109" calcext:value-type="float">
            <text:p>33607119109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422 <text:s text:c="2"/>0 <text:s text:c="2"/>0]</text:p>
          </table:table-cell>
          <table:table-cell office:value-type="float" office:value="-422" calcext:value-type="float">
            <text:p>-422</text:p>
          </table:table-cell>
          <table:table-cell table:style-name="ce3" office:value-type="string" calcext:value-type="string">
            <text:p>2022-02-01 15:39:03</text:p>
          </table:table-cell>
          <table:table-cell office:value-type="float" office:value="201" calcext:value-type="float">
            <text:p>201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33607148862" calcext:value-type="float">
            <text:p>33607148862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1 11:15:08</text:p>
          </table:table-cell>
          <table:table-cell office:value-type="float" office:value="202" calcext:value-type="float">
            <text:p>20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33607330765" calcext:value-type="float">
            <text:p>33607330765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16 16:06:11</text:p>
          </table:table-cell>
          <table:table-cell office:value-type="float" office:value="203" calcext:value-type="float">
            <text:p>20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3607330765" calcext:value-type="float">
            <text:p>336073307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6 16:10:44</text:p>
          </table:table-cell>
          <table:table-cell office:value-type="float" office:value="204" calcext:value-type="float">
            <text:p>20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]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33607330765" calcext:value-type="float">
            <text:p>33607330765</text:p>
          </table:table-cell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]</text:p>
          </table:table-cell>
          <table:table-cell office:value-type="float" office:value="172" calcext:value-type="float">
            <text:p>172</text:p>
          </table:table-cell>
          <table:table-cell table:style-name="ce3" office:value-type="string" calcext:value-type="string">
            <text:p>2022-02-16 16:12:01</text:p>
          </table:table-cell>
          <table:table-cell office:value-type="float" office:value="206" calcext:value-type="float">
            <text:p>20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3607559403" calcext:value-type="float">
            <text:p>33607559403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]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2022-02-07 16:04:24</text:p>
          </table:table-cell>
          <table:table-cell office:value-type="float" office:value="207" calcext:value-type="float">
            <text:p>207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3607559403" calcext:value-type="float">
            <text:p>33607559403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16 11:52:42</text:p>
          </table:table-cell>
          <table:table-cell office:value-type="float" office:value="208" calcext:value-type="float">
            <text:p>20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3607559403" calcext:value-type="float">
            <text:p>33607559403</text:p>
          </table:table-cell>
          <table:table-cell office:value-type="float" office:value="136" calcext:value-type="float">
            <text:p>13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]</text:p>
          </table:table-cell>
          <table:table-cell office:value-type="float" office:value="136" calcext:value-type="float">
            <text:p>136</text:p>
          </table:table-cell>
          <table:table-cell table:style-name="ce3" office:value-type="string" calcext:value-type="string">
            <text:p>2022-02-16 14:05:13</text:p>
          </table:table-cell>
          <table:table-cell office:value-type="float" office:value="209" calcext:value-type="float">
            <text:p>20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3607559403" calcext:value-type="float">
            <text:p>33607559403</text:p>
          </table:table-cell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]</text:p>
          </table:table-cell>
          <table:table-cell office:value-type="float" office:value="301" calcext:value-type="float">
            <text:p>301</text:p>
          </table:table-cell>
          <table:table-cell table:style-name="ce3" office:value-type="string" calcext:value-type="string">
            <text:p>2022-02-17 10:59:32</text:p>
          </table:table-cell>
          <table:table-cell office:value-type="float" office:value="210" calcext:value-type="float">
            <text:p>21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3607559403" calcext:value-type="float">
            <text:p>336075594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7 11:05:07</text:p>
          </table:table-cell>
          <table:table-cell office:value-type="float" office:value="211" calcext:value-type="float">
            <text:p>21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33607559403" calcext:value-type="float">
            <text:p>3360755940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7 11:10:39</text:p>
          </table:table-cell>
          <table:table-cell office:value-type="float" office:value="213" calcext:value-type="float">
            <text:p>21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True</text:p>
          </table:table-cell>
          <table:table-cell office:value-type="string" calcext:value-type="string">
            <text:p>[11]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True</text:p>
          </table:table-cell>
          <table:table-cell office:value-type="string" calcext:value-type="string">
            <text:p>[12]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33607559403" calcext:value-type="float">
            <text:p>3360755940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4 17:11:59</text:p>
          </table:table-cell>
          <table:table-cell office:value-type="float" office:value="216" calcext:value-type="float">
            <text:p>21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True</text:p>
          </table:table-cell>
          <table:table-cell office:value-type="string" calcext:value-type="string">
            <text:p>[2]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33607559403" calcext:value-type="float">
            <text:p>3360755940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8 16:48:41</text:p>
          </table:table-cell>
          <table:table-cell office:value-type="float" office:value="218" calcext:value-type="float">
            <text:p>21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]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float" office:value="33607672909" calcext:value-type="float">
            <text:p>33607672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15:01:02</text:p>
          </table:table-cell>
          <table:table-cell office:value-type="float" office:value="220" calcext:value-type="float">
            <text:p>22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3607672909" calcext:value-type="float">
            <text:p>33607672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15:01:56</text:p>
          </table:table-cell>
          <table:table-cell office:value-type="float" office:value="221" calcext:value-type="float">
            <text:p>22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3607672909" calcext:value-type="float">
            <text:p>33607672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15:15:09</text:p>
          </table:table-cell>
          <table:table-cell office:value-type="float" office:value="222" calcext:value-type="float">
            <text:p>22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3607672909" calcext:value-type="float">
            <text:p>33607672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16:20:50</text:p>
          </table:table-cell>
          <table:table-cell office:value-type="float" office:value="223" calcext:value-type="float">
            <text:p>22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3607672909" calcext:value-type="float">
            <text:p>33607672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17:17:20</text:p>
          </table:table-cell>
          <table:table-cell office:value-type="float" office:value="224" calcext:value-type="float">
            <text:p>224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float" office:value="33607672909" calcext:value-type="float">
            <text:p>33607672909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 0 0 0 0 0 0 0 0 0 0 0 0 0 0 0 0 0 0 0</text:p>
            <text:p>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21 17:18:17</text:p>
          </table:table-cell>
          <table:table-cell office:value-type="float" office:value="225" calcext:value-type="float">
            <text:p>22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3607672909" calcext:value-type="float">
            <text:p>33607672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2 16:20:25</text:p>
          </table:table-cell>
          <table:table-cell office:value-type="float" office:value="226" calcext:value-type="float">
            <text:p>22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33607672909" calcext:value-type="float">
            <text:p>33607672909</text:p>
          </table:table-cell>
          <table:table-cell office:value-type="float" office:value="246" calcext:value-type="float">
            <text:p>24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 0 0 0 0 0 0 0 0 0 0 0 0 0 0 0 0 0 0]</text:p>
          </table:table-cell>
          <table:table-cell office:value-type="float" office:value="246" calcext:value-type="float">
            <text:p>246</text:p>
          </table:table-cell>
          <table:table-cell table:style-name="ce3" office:value-type="string" calcext:value-type="string">
            <text:p>2022-02-22 16:28:39</text:p>
          </table:table-cell>
          <table:table-cell office:value-type="float" office:value="228" calcext:value-type="float">
            <text:p>22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33609229355" calcext:value-type="float">
            <text:p>33609229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15:56:16</text:p>
          </table:table-cell>
          <table:table-cell office:value-type="float" office:value="230" calcext:value-type="float">
            <text:p>23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3609229355" calcext:value-type="float">
            <text:p>3360922935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2 10:04:02</text:p>
          </table:table-cell>
          <table:table-cell office:value-type="float" office:value="231" calcext:value-type="float">
            <text:p>23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3609319329" calcext:value-type="float">
            <text:p>33609319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2 16:36:44</text:p>
          </table:table-cell>
          <table:table-cell office:value-type="float" office:value="232" calcext:value-type="float">
            <text:p>23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3609319329" calcext:value-type="float">
            <text:p>336093193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4 09:54:21</text:p>
          </table:table-cell>
          <table:table-cell office:value-type="float" office:value="233" calcext:value-type="float">
            <text:p>23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3609319329" calcext:value-type="float">
            <text:p>3360931932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0 10:06:23</text:p>
          </table:table-cell>
          <table:table-cell office:value-type="float" office:value="234" calcext:value-type="float">
            <text:p>23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3609319329" calcext:value-type="float">
            <text:p>33609319329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8 10:50:27</text:p>
          </table:table-cell>
          <table:table-cell office:value-type="float" office:value="235" calcext:value-type="float">
            <text:p>23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3609564344" calcext:value-type="float">
            <text:p>33609564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4 10:29:26</text:p>
          </table:table-cell>
          <table:table-cell office:value-type="float" office:value="236" calcext:value-type="float">
            <text:p>23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3609564344" calcext:value-type="float">
            <text:p>33609564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4 10:30:47</text:p>
          </table:table-cell>
          <table:table-cell office:value-type="float" office:value="237" calcext:value-type="float">
            <text:p>23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3609564344" calcext:value-type="float">
            <text:p>33609564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4 15:25:12</text:p>
          </table:table-cell>
          <table:table-cell office:value-type="float" office:value="238" calcext:value-type="float">
            <text:p>23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3609639918" calcext:value-type="float">
            <text:p>336096399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7 17:47:58</text:p>
          </table:table-cell>
          <table:table-cell office:value-type="float" office:value="239" calcext:value-type="float">
            <text:p>239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3609639918" calcext:value-type="float">
            <text:p>336096399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9 16:52:43</text:p>
          </table:table-cell>
          <table:table-cell office:value-type="float" office:value="240" calcext:value-type="float">
            <text:p>240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3609639918" calcext:value-type="float">
            <text:p>33609639918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9 16:56:20</text:p>
          </table:table-cell>
          <table:table-cell office:value-type="float" office:value="241" calcext:value-type="float">
            <text:p>24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3609639918" calcext:value-type="float">
            <text:p>336096399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1 09:15:57</text:p>
          </table:table-cell>
          <table:table-cell office:value-type="float" office:value="242" calcext:value-type="float">
            <text:p>24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float" office:value="33609758552" calcext:value-type="float">
            <text:p>3360975855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1 15:49:36</text:p>
          </table:table-cell>
          <table:table-cell office:value-type="float" office:value="244" calcext:value-type="float">
            <text:p>244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3609758552" calcext:value-type="float">
            <text:p>33609758552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8 14:51:35</text:p>
          </table:table-cell>
          <table:table-cell office:value-type="float" office:value="245" calcext:value-type="float">
            <text:p>24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3609917357" calcext:value-type="float">
            <text:p>33609917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5 09:27:48</text:p>
          </table:table-cell>
          <table:table-cell office:value-type="float" office:value="246" calcext:value-type="float">
            <text:p>24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3609917357" calcext:value-type="float">
            <text:p>3360991735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5 09:28:04</text:p>
          </table:table-cell>
          <table:table-cell office:value-type="float" office:value="247" calcext:value-type="float">
            <text:p>24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float" office:value="33611403359" calcext:value-type="float">
            <text:p>33611403359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16 14:42:51</text:p>
          </table:table-cell>
          <table:table-cell office:value-type="float" office:value="249" calcext:value-type="float">
            <text:p>24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3612384803" calcext:value-type="float">
            <text:p>33612384803</text:p>
          </table:table-cell>
          <table:table-cell office:value-type="float" office:value="850" calcext:value-type="float">
            <text:p>850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835]</text:p>
          </table:table-cell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2022-02-15 14:28:24</text:p>
          </table:table-cell>
          <table:table-cell office:value-type="float" office:value="250" calcext:value-type="float">
            <text:p>25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3613215798" calcext:value-type="float">
            <text:p>33613215798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02 16:01:08</text:p>
          </table:table-cell>
          <table:table-cell office:value-type="float" office:value="251" calcext:value-type="float">
            <text:p>251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3613215798" calcext:value-type="float">
            <text:p>33613215798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02 16:06:24</text:p>
          </table:table-cell>
          <table:table-cell office:value-type="float" office:value="252" calcext:value-type="float">
            <text:p>25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3613215798" calcext:value-type="float">
            <text:p>33613215798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02 16:11:42</text:p>
          </table:table-cell>
          <table:table-cell office:value-type="float" office:value="253" calcext:value-type="float">
            <text:p>25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3613319727" calcext:value-type="float">
            <text:p>33613319727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15 10:19:47</text:p>
          </table:table-cell>
          <table:table-cell office:value-type="float" office:value="254" calcext:value-type="float">
            <text:p>25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3613319727" calcext:value-type="float">
            <text:p>33613319727</text:p>
          </table:table-cell>
          <table:table-cell office:value-type="float" office:value="559" calcext:value-type="float">
            <text:p>559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 <text:s/>0 <text:s text:c="2"/>0 495]</text:p>
          </table:table-cell>
          <table:table-cell office:value-type="float" office:value="64" calcext:value-type="float">
            <text:p>64</text:p>
          </table:table-cell>
          <table:table-cell table:style-name="ce3" office:value-type="string" calcext:value-type="string">
            <text:p>2022-02-15 11:07:30</text:p>
          </table:table-cell>
          <table:table-cell office:value-type="float" office:value="255" calcext:value-type="float">
            <text:p>25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3613319727" calcext:value-type="float">
            <text:p>33613319727</text:p>
          </table:table-cell>
          <table:table-cell office:value-type="float" office:value="221" calcext:value-type="float">
            <text:p>22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 0 <text:s/>0 <text:s/>0 75]</text:p>
          </table:table-cell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2022-02-15 11:18:30</text:p>
          </table:table-cell>
          <table:table-cell office:value-type="float" office:value="256" calcext:value-type="float">
            <text:p>256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3613319727" calcext:value-type="float">
            <text:p>33613319727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15 14:20:18</text:p>
          </table:table-cell>
          <table:table-cell office:value-type="float" office:value="257" calcext:value-type="float">
            <text:p>25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3613319727" calcext:value-type="float">
            <text:p>33613319727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15 17:15:30</text:p>
          </table:table-cell>
          <table:table-cell office:value-type="float" office:value="258" calcext:value-type="float">
            <text:p>25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3613319727" calcext:value-type="float">
            <text:p>33613319727</text:p>
          </table:table-cell>
          <table:table-cell office:value-type="float" office:value="126" calcext:value-type="float">
            <text:p>126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 0 <text:s/>0 69]</text:p>
          </table:table-cell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2022-02-16 10:01:18</text:p>
          </table:table-cell>
          <table:table-cell office:value-type="float" office:value="259" calcext:value-type="float">
            <text:p>25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3614302576" calcext:value-type="float">
            <text:p>33614302576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 0 0 0 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21 14:13:26</text:p>
          </table:table-cell>
          <table:table-cell office:value-type="float" office:value="260" calcext:value-type="float">
            <text:p>26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3614302576" calcext:value-type="float">
            <text:p>33614302576</text:p>
          </table:table-cell>
          <table:table-cell office:value-type="float" office:value="102" calcext:value-type="float">
            <text:p>10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]</text:p>
          </table:table-cell>
          <table:table-cell office:value-type="float" office:value="102" calcext:value-type="float">
            <text:p>102</text:p>
          </table:table-cell>
          <table:table-cell table:style-name="ce3" office:value-type="string" calcext:value-type="string">
            <text:p>2022-02-21 14:19:37</text:p>
          </table:table-cell>
          <table:table-cell office:value-type="float" office:value="261" calcext:value-type="float">
            <text:p>26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3614302576" calcext:value-type="float">
            <text:p>33614302576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21 14:21:57</text:p>
          </table:table-cell>
          <table:table-cell office:value-type="float" office:value="262" calcext:value-type="float">
            <text:p>26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3614302576" calcext:value-type="float">
            <text:p>33614302576</text:p>
          </table:table-cell>
          <table:table-cell office:value-type="float" office:value="261" calcext:value-type="float">
            <text:p>26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 0 0 0 0 0 0 0 0 0 0 0 0 0 0 0 0 0 0 0]</text:p>
          </table:table-cell>
          <table:table-cell office:value-type="float" office:value="261" calcext:value-type="float">
            <text:p>261</text:p>
          </table:table-cell>
          <table:table-cell table:style-name="ce3" office:value-type="string" calcext:value-type="string">
            <text:p>2022-02-21 14:27:14</text:p>
          </table:table-cell>
          <table:table-cell office:value-type="float" office:value="263" calcext:value-type="float">
            <text:p>263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3614302576" calcext:value-type="float">
            <text:p>336143025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14:31:53</text:p>
          </table:table-cell>
          <table:table-cell office:value-type="float" office:value="264" calcext:value-type="float">
            <text:p>26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3614302576" calcext:value-type="float">
            <text:p>336143025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14:32:47</text:p>
          </table:table-cell>
          <table:table-cell office:value-type="float" office:value="265" calcext:value-type="float">
            <text:p>26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3614302576" calcext:value-type="float">
            <text:p>336143025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14:33:57</text:p>
          </table:table-cell>
          <table:table-cell office:value-type="float" office:value="266" calcext:value-type="float">
            <text:p>26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3614302576" calcext:value-type="float">
            <text:p>33614302576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14:34:36</text:p>
          </table:table-cell>
          <table:table-cell office:value-type="float" office:value="267" calcext:value-type="float">
            <text:p>267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33614302576" calcext:value-type="float">
            <text:p>33614302576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 0 0 0 0 0 0 0 0 0 0 0 0 0 0 0 0 0 0 0</text:p>
            <text:p>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21 16:17:45</text:p>
          </table:table-cell>
          <table:table-cell office:value-type="float" office:value="268" calcext:value-type="float">
            <text:p>26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3614302576" calcext:value-type="float">
            <text:p>336143025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16:23:12</text:p>
          </table:table-cell>
          <table:table-cell office:value-type="float" office:value="269" calcext:value-type="float">
            <text:p>269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float" office:value="33614302576" calcext:value-type="float">
            <text:p>33614302576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 0 0 0 0 0 0 0 0 0 0 0 0 0 0 0 0 0 0 0</text:p>
            <text:p>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21 16:33:14</text:p>
          </table:table-cell>
          <table:table-cell office:value-type="float" office:value="270" calcext:value-type="float">
            <text:p>27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3614302576" calcext:value-type="float">
            <text:p>3361430257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16:38:38</text:p>
          </table:table-cell>
          <table:table-cell office:value-type="float" office:value="271" calcext:value-type="float">
            <text:p>27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3615535563" calcext:value-type="float">
            <text:p>33615535563</text:p>
          </table:table-cell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]</text:p>
          </table:table-cell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2022-02-16 15:09:18</text:p>
          </table:table-cell>
          <table:table-cell office:value-type="float" office:value="272" calcext:value-type="float">
            <text:p>27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3615535563" calcext:value-type="float">
            <text:p>336155355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6 15:11:41</text:p>
          </table:table-cell>
          <table:table-cell office:value-type="float" office:value="273" calcext:value-type="float">
            <text:p>27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/>
        </table:table-row>
        <table:table-row table:style-name="ro1">
          <table:table-cell office:value-type="float" office:value="33615535563" calcext:value-type="float">
            <text:p>33615535563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]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2022-02-22 15:19:27</text:p>
          </table:table-cell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3615535563" calcext:value-type="float">
            <text:p>3361553556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2 15:22:32</text:p>
          </table:table-cell>
          <table:table-cell office:value-type="float" office:value="276" calcext:value-type="float">
            <text:p>27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3616661358" calcext:value-type="float">
            <text:p>33616661358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09 14:14:38</text:p>
          </table:table-cell>
          <table:table-cell office:value-type="float" office:value="277" calcext:value-type="float">
            <text:p>27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3616661358" calcext:value-type="float">
            <text:p>33616661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9 14:28:30</text:p>
          </table:table-cell>
          <table:table-cell office:value-type="float" office:value="278" calcext:value-type="float">
            <text:p>27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3616661358" calcext:value-type="float">
            <text:p>33616661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9 14:28:57</text:p>
          </table:table-cell>
          <table:table-cell office:value-type="float" office:value="279" calcext:value-type="float">
            <text:p>27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3616661358" calcext:value-type="float">
            <text:p>33616661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9 14:29:17</text:p>
          </table:table-cell>
          <table:table-cell office:value-type="float" office:value="280" calcext:value-type="float">
            <text:p>28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3616661358" calcext:value-type="float">
            <text:p>33616661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9 14:29:36</text:p>
          </table:table-cell>
          <table:table-cell office:value-type="float" office:value="281" calcext:value-type="float">
            <text:p>28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3616661358" calcext:value-type="float">
            <text:p>33616661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9 14:29:56</text:p>
          </table:table-cell>
          <table:table-cell office:value-type="float" office:value="282" calcext:value-type="float">
            <text:p>28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3616661358" calcext:value-type="float">
            <text:p>33616661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9 14:54:58</text:p>
          </table:table-cell>
          <table:table-cell office:value-type="float" office:value="283" calcext:value-type="float">
            <text:p>28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3616661358" calcext:value-type="float">
            <text:p>33616661358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09 14:57:43</text:p>
          </table:table-cell>
          <table:table-cell office:value-type="float" office:value="284" calcext:value-type="float">
            <text:p>28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3616661358" calcext:value-type="float">
            <text:p>33616661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9 15:22:47</text:p>
          </table:table-cell>
          <table:table-cell office:value-type="float" office:value="285" calcext:value-type="float">
            <text:p>28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3616661358" calcext:value-type="float">
            <text:p>33616661358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09 15:23:43</text:p>
          </table:table-cell>
          <table:table-cell office:value-type="float" office:value="286" calcext:value-type="float">
            <text:p>28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3616661358" calcext:value-type="float">
            <text:p>33616661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9 15:29:05</text:p>
          </table:table-cell>
          <table:table-cell office:value-type="float" office:value="287" calcext:value-type="float">
            <text:p>28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3616661358" calcext:value-type="float">
            <text:p>3361666135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9 15:30:51</text:p>
          </table:table-cell>
          <table:table-cell office:value-type="float" office:value="288" calcext:value-type="float">
            <text:p>28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3616661358" calcext:value-type="float">
            <text:p>33616661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9 15:33:33</text:p>
          </table:table-cell>
          <table:table-cell office:value-type="float" office:value="289" calcext:value-type="float">
            <text:p>28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3616661358" calcext:value-type="float">
            <text:p>33616661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9 17:26:44</text:p>
          </table:table-cell>
          <table:table-cell office:value-type="float" office:value="290" calcext:value-type="float">
            <text:p>29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3616661358" calcext:value-type="float">
            <text:p>33616661358</text:p>
          </table:table-cell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]</text:p>
          </table:table-cell>
          <table:table-cell office:value-type="float" office:value="89" calcext:value-type="float">
            <text:p>89</text:p>
          </table:table-cell>
          <table:table-cell table:style-name="ce3" office:value-type="string" calcext:value-type="string">
            <text:p>2022-02-09 17:29:55</text:p>
          </table:table-cell>
          <table:table-cell office:value-type="float" office:value="291" calcext:value-type="float">
            <text:p>29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3617393324" calcext:value-type="float">
            <text:p>33617393324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07 17:41:22</text:p>
          </table:table-cell>
          <table:table-cell office:value-type="float" office:value="292" calcext:value-type="float">
            <text:p>292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3617393324" calcext:value-type="float">
            <text:p>33617393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7 17:46:34</text:p>
          </table:table-cell>
          <table:table-cell office:value-type="float" office:value="293" calcext:value-type="float">
            <text:p>29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3617393324" calcext:value-type="float">
            <text:p>33617393324</text:p>
          </table:table-cell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1" calcext:value-type="float">
            <text:p>301</text:p>
          </table:table-cell>
          <table:table-cell table:style-name="ce3" office:value-type="string" calcext:value-type="string">
            <text:p>2022-02-07 17:47:27</text:p>
          </table:table-cell>
          <table:table-cell office:value-type="float" office:value="294" calcext:value-type="float">
            <text:p>294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3617393324" calcext:value-type="float">
            <text:p>33617393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7 17:52:42</text:p>
          </table:table-cell>
          <table:table-cell office:value-type="float" office:value="295" calcext:value-type="float">
            <text:p>29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3617393324" calcext:value-type="float">
            <text:p>33617393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5 09:54:27</text:p>
          </table:table-cell>
          <table:table-cell office:value-type="float" office:value="296" calcext:value-type="float">
            <text:p>29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3617393324" calcext:value-type="float">
            <text:p>33617393324</text:p>
          </table:table-cell>
          <table:table-cell office:value-type="float" office:value="151" calcext:value-type="float">
            <text:p>15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 <text:s/>0 114]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2022-02-15 09:54:43</text:p>
          </table:table-cell>
          <table:table-cell office:value-type="float" office:value="297" calcext:value-type="float">
            <text:p>29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3617393324" calcext:value-type="float">
            <text:p>33617393324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]</text:p>
          </table:table-cell>
          <table:table-cell office:value-type="float" office:value="255" calcext:value-type="float">
            <text:p>255</text:p>
          </table:table-cell>
          <table:table-cell table:style-name="ce3" office:value-type="string" calcext:value-type="string">
            <text:p>2022-02-16 10:58:53</text:p>
          </table:table-cell>
          <table:table-cell office:value-type="float" office:value="298" calcext:value-type="float">
            <text:p>29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3617393324" calcext:value-type="float">
            <text:p>33617393324</text:p>
          </table:table-cell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190]</text:p>
          </table:table-cell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2022-02-16 11:26:56</text:p>
          </table:table-cell>
          <table:table-cell office:value-type="float" office:value="299" calcext:value-type="float">
            <text:p>29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3617548615" calcext:value-type="float">
            <text:p>33617548615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6 17:39:17</text:p>
          </table:table-cell>
          <table:table-cell office:value-type="float" office:value="300" calcext:value-type="float">
            <text:p>30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3617548615" calcext:value-type="float">
            <text:p>336175486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7 15:24:53</text:p>
          </table:table-cell>
          <table:table-cell office:value-type="float" office:value="301" calcext:value-type="float">
            <text:p>30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float" office:value="33617548615" calcext:value-type="float">
            <text:p>3361754861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8 15:03:15</text:p>
          </table:table-cell>
          <table:table-cell office:value-type="float" office:value="303" calcext:value-type="float">
            <text:p>30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3617548615" calcext:value-type="float">
            <text:p>33617548615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8 15:08:40</text:p>
          </table:table-cell>
          <table:table-cell office:value-type="float" office:value="304" calcext:value-type="float">
            <text:p>30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3617548615" calcext:value-type="float">
            <text:p>33617548615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8 16:27:36</text:p>
          </table:table-cell>
          <table:table-cell office:value-type="float" office:value="305" calcext:value-type="float">
            <text:p>30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3617548615" calcext:value-type="float">
            <text:p>336175486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09:02:27</text:p>
          </table:table-cell>
          <table:table-cell office:value-type="float" office:value="306" calcext:value-type="float">
            <text:p>306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float" office:value="33617548615" calcext:value-type="float">
            <text:p>33617548615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 0 0 0 0 0 0 0 0 0 0 0 0 0 0 0 0 0 0 0</text:p>
            <text:p>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21 09:08:56</text:p>
          </table:table-cell>
          <table:table-cell office:value-type="float" office:value="307" calcext:value-type="float">
            <text:p>307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float" office:value="33617548615" calcext:value-type="float">
            <text:p>33617548615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 0 0 0 0 0 0 0 0 0 0 0 0 0 0 0 0 0 0 0</text:p>
            <text:p>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21 09:14:08</text:p>
          </table:table-cell>
          <table:table-cell office:value-type="float" office:value="308" calcext:value-type="float">
            <text:p>30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3617548615" calcext:value-type="float">
            <text:p>3361754861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8 10:54:48</text:p>
          </table:table-cell>
          <table:table-cell office:value-type="float" office:value="309" calcext:value-type="float">
            <text:p>30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3617548615" calcext:value-type="float">
            <text:p>33617548615</text:p>
          </table:table-cell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]</text:p>
          </table:table-cell>
          <table:table-cell office:value-type="float" office:value="180" calcext:value-type="float">
            <text:p>180</text:p>
          </table:table-cell>
          <table:table-cell table:style-name="ce3" office:value-type="string" calcext:value-type="string">
            <text:p>2022-02-28 17:47:45</text:p>
          </table:table-cell>
          <table:table-cell office:value-type="float" office:value="310" calcext:value-type="float">
            <text:p>310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3617548615" calcext:value-type="float">
            <text:p>33617548615</text:p>
          </table:table-cell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]</text:p>
          </table:table-cell>
          <table:table-cell office:value-type="float" office:value="180" calcext:value-type="float">
            <text:p>180</text:p>
          </table:table-cell>
          <table:table-cell table:style-name="ce3" office:value-type="string" calcext:value-type="string">
            <text:p>2022-02-28 17:50:55</text:p>
          </table:table-cell>
          <table:table-cell office:value-type="float" office:value="311" calcext:value-type="float">
            <text:p>31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3618101432" calcext:value-type="float">
            <text:p>3361810143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8 16:53:31</text:p>
          </table:table-cell>
          <table:table-cell office:value-type="float" office:value="312" calcext:value-type="float">
            <text:p>312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3618604743" calcext:value-type="float">
            <text:p>3361860474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5 11:55:34</text:p>
          </table:table-cell>
          <table:table-cell office:value-type="float" office:value="313" calcext:value-type="float">
            <text:p>31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3618905573" calcext:value-type="float">
            <text:p>33618905573</text:p>
          </table:table-cell>
          <table:table-cell office:value-type="float" office:value="599" calcext:value-type="float">
            <text:p>599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 <text:s/>0 567]</text:p>
          </table:table-cell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2022-02-08 09:22:26</text:p>
          </table:table-cell>
          <table:table-cell office:value-type="float" office:value="314" calcext:value-type="float">
            <text:p>31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3620155260" calcext:value-type="float">
            <text:p>3362015526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4 15:30:18</text:p>
          </table:table-cell>
          <table:table-cell office:value-type="float" office:value="315" calcext:value-type="float">
            <text:p>31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316" calcext:value-type="float">
            <text:p>316</text:p>
          </table:table-cell>
          <table:table-cell/>
        </table:table-row>
        <table:table-row table:style-name="ro1">
          <table:table-cell office:value-type="float" office:value="33620374330" calcext:value-type="float">
            <text:p>3362037433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7 17:56:06</text:p>
          </table:table-cell>
          <table:table-cell office:value-type="float" office:value="317" calcext:value-type="float">
            <text:p>31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3620374330" calcext:value-type="float">
            <text:p>33620374330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09 14:34:28</text:p>
          </table:table-cell>
          <table:table-cell office:value-type="float" office:value="318" calcext:value-type="float">
            <text:p>31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3620374330" calcext:value-type="float">
            <text:p>33620374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9 14:39:46</text:p>
          </table:table-cell>
          <table:table-cell office:value-type="float" office:value="319" calcext:value-type="float">
            <text:p>31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3620374330" calcext:value-type="float">
            <text:p>33620374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9 14:40:13</text:p>
          </table:table-cell>
          <table:table-cell office:value-type="float" office:value="320" calcext:value-type="float">
            <text:p>32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3620374330" calcext:value-type="float">
            <text:p>336203743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9 14:45:27</text:p>
          </table:table-cell>
          <table:table-cell office:value-type="float" office:value="321" calcext:value-type="float">
            <text:p>32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3620374330" calcext:value-type="float">
            <text:p>33620374330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09 14:50:26</text:p>
          </table:table-cell>
          <table:table-cell office:value-type="float" office:value="322" calcext:value-type="float">
            <text:p>32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3620594874" calcext:value-type="float">
            <text:p>33620594874</text:p>
          </table:table-cell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 0 0 0 0 0 0 0 0 0 0 0 0 0 0 0 0 0 0]</text:p>
          </table:table-cell>
          <table:table-cell office:value-type="float" office:value="251" calcext:value-type="float">
            <text:p>251</text:p>
          </table:table-cell>
          <table:table-cell table:style-name="ce3" office:value-type="string" calcext:value-type="string">
            <text:p>2022-02-21 14:10:24</text:p>
          </table:table-cell>
          <table:table-cell office:value-type="float" office:value="323" calcext:value-type="float">
            <text:p>32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3620594874" calcext:value-type="float">
            <text:p>3362059487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14:14:50</text:p>
          </table:table-cell>
          <table:table-cell office:value-type="float" office:value="324" calcext:value-type="float">
            <text:p>324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3620594874" calcext:value-type="float">
            <text:p>336205948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14:16:51</text:p>
          </table:table-cell>
          <table:table-cell office:value-type="float" office:value="325" calcext:value-type="float">
            <text:p>32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3620594874" calcext:value-type="float">
            <text:p>336205948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14:18:04</text:p>
          </table:table-cell>
          <table:table-cell office:value-type="float" office:value="326" calcext:value-type="float">
            <text:p>32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3620594874" calcext:value-type="float">
            <text:p>336205948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14:30:15</text:p>
          </table:table-cell>
          <table:table-cell office:value-type="float" office:value="327" calcext:value-type="float">
            <text:p>32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3620594874" calcext:value-type="float">
            <text:p>33620594874</text:p>
          </table:table-cell>
          <table:table-cell office:value-type="float" office:value="89" calcext:value-type="float">
            <text:p>8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]</text:p>
          </table:table-cell>
          <table:table-cell office:value-type="float" office:value="89" calcext:value-type="float">
            <text:p>89</text:p>
          </table:table-cell>
          <table:table-cell table:style-name="ce3" office:value-type="string" calcext:value-type="string">
            <text:p>2022-02-21 14:31:16</text:p>
          </table:table-cell>
          <table:table-cell office:value-type="float" office:value="328" calcext:value-type="float">
            <text:p>328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3622032722" calcext:value-type="float">
            <text:p>336220327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4 16:26:43</text:p>
          </table:table-cell>
          <table:table-cell office:value-type="float" office:value="329" calcext:value-type="float">
            <text:p>329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3622712457" calcext:value-type="float">
            <text:p>33622712457</text:p>
          </table:table-cell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]</text:p>
          </table:table-cell>
          <table:table-cell office:value-type="float" office:value="301" calcext:value-type="float">
            <text:p>301</text:p>
          </table:table-cell>
          <table:table-cell table:style-name="ce3" office:value-type="string" calcext:value-type="string">
            <text:p>2022-02-01 10:00:15</text:p>
          </table:table-cell>
          <table:table-cell office:value-type="float" office:value="330" calcext:value-type="float">
            <text:p>33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3622712457" calcext:value-type="float">
            <text:p>33622712457</text:p>
          </table:table-cell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]</text:p>
          </table:table-cell>
          <table:table-cell office:value-type="float" office:value="301" calcext:value-type="float">
            <text:p>301</text:p>
          </table:table-cell>
          <table:table-cell table:style-name="ce3" office:value-type="string" calcext:value-type="string">
            <text:p>2022-02-01 10:05:33</text:p>
          </table:table-cell>
          <table:table-cell office:value-type="float" office:value="331" calcext:value-type="float">
            <text:p>33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3622712457" calcext:value-type="float">
            <text:p>33622712457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01 10:12:10</text:p>
          </table:table-cell>
          <table:table-cell office:value-type="float" office:value="332" calcext:value-type="float">
            <text:p>33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3622712457" calcext:value-type="float">
            <text:p>33622712457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01 10:33:26</text:p>
          </table:table-cell>
          <table:table-cell office:value-type="float" office:value="333" calcext:value-type="float">
            <text:p>3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3622712457" calcext:value-type="float">
            <text:p>33622712457</text:p>
          </table:table-cell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]</text:p>
          </table:table-cell>
          <table:table-cell office:value-type="float" office:value="301" calcext:value-type="float">
            <text:p>301</text:p>
          </table:table-cell>
          <table:table-cell table:style-name="ce3" office:value-type="string" calcext:value-type="string">
            <text:p>2022-02-01 10:57:43</text:p>
          </table:table-cell>
          <table:table-cell office:value-type="float" office:value="334" calcext:value-type="float">
            <text:p>3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3622712457" calcext:value-type="float">
            <text:p>33622712457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01 11:44:29</text:p>
          </table:table-cell>
          <table:table-cell office:value-type="float" office:value="335" calcext:value-type="float">
            <text:p>33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3622712457" calcext:value-type="float">
            <text:p>33622712457</text:p>
          </table:table-cell>
          <table:table-cell office:value-type="float" office:value="369" calcext:value-type="float">
            <text:p>369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363]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022-02-01 15:30:37</text:p>
          </table:table-cell>
          <table:table-cell office:value-type="float" office:value="336" calcext:value-type="float">
            <text:p>33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3623791022" calcext:value-type="float">
            <text:p>33623791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7 09:52:46</text:p>
          </table:table-cell>
          <table:table-cell office:value-type="float" office:value="337" calcext:value-type="float">
            <text:p>33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3623791022" calcext:value-type="float">
            <text:p>33623791022</text:p>
          </table:table-cell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]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2022-02-07 09:53:49</text:p>
          </table:table-cell>
          <table:table-cell office:value-type="float" office:value="338" calcext:value-type="float">
            <text:p>338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339" calcext:value-type="float">
            <text:p>339</text:p>
          </table:table-cell>
          <table:table-cell/>
        </table:table-row>
        <table:table-row table:style-name="ro1">
          <table:table-cell office:value-type="float" office:value="33623791022" calcext:value-type="float">
            <text:p>33623791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15:08:39</text:p>
          </table:table-cell>
          <table:table-cell office:value-type="float" office:value="340" calcext:value-type="float">
            <text:p>34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3623930391" calcext:value-type="float">
            <text:p>3362393039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4 10:20:42</text:p>
          </table:table-cell>
          <table:table-cell office:value-type="float" office:value="341" calcext:value-type="float">
            <text:p>34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3624122008" calcext:value-type="float">
            <text:p>3362412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10:01:39</text:p>
          </table:table-cell>
          <table:table-cell office:value-type="float" office:value="342" calcext:value-type="float">
            <text:p>34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3624122008" calcext:value-type="float">
            <text:p>3362412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10:02:46</text:p>
          </table:table-cell>
          <table:table-cell office:value-type="float" office:value="343" calcext:value-type="float">
            <text:p>34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3624122008" calcext:value-type="float">
            <text:p>3362412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15:51:33</text:p>
          </table:table-cell>
          <table:table-cell office:value-type="float" office:value="344" calcext:value-type="float">
            <text:p>34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3624122008" calcext:value-type="float">
            <text:p>33624122008</text:p>
          </table:table-cell>
          <table:table-cell office:value-type="float" office:value="68" calcext:value-type="float">
            <text:p>6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]</text:p>
          </table:table-cell>
          <table:table-cell office:value-type="float" office:value="68" calcext:value-type="float">
            <text:p>68</text:p>
          </table:table-cell>
          <table:table-cell table:style-name="ce3" office:value-type="string" calcext:value-type="string">
            <text:p>2022-02-21 15:52:39</text:p>
          </table:table-cell>
          <table:table-cell office:value-type="float" office:value="345" calcext:value-type="float">
            <text:p>34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3625024536" calcext:value-type="float">
            <text:p>336250245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7 14:14:17</text:p>
          </table:table-cell>
          <table:table-cell office:value-type="float" office:value="346" calcext:value-type="float">
            <text:p>34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3625024536" calcext:value-type="float">
            <text:p>33625024536</text:p>
          </table:table-cell>
          <table:table-cell office:value-type="float" office:value="90" calcext:value-type="float">
            <text:p>90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 0 59]</text:p>
          </table:table-cell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2022-02-07 14:16:18</text:p>
          </table:table-cell>
          <table:table-cell office:value-type="float" office:value="347" calcext:value-type="float">
            <text:p>34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3625646044" calcext:value-type="float">
            <text:p>336256460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8 15:16:44</text:p>
          </table:table-cell>
          <table:table-cell office:value-type="float" office:value="348" calcext:value-type="float">
            <text:p>34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3625646044" calcext:value-type="float">
            <text:p>336256460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8 15:17:22</text:p>
          </table:table-cell>
          <table:table-cell office:value-type="float" office:value="349" calcext:value-type="float">
            <text:p>34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3625646044" calcext:value-type="float">
            <text:p>336256460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8 15:19:45</text:p>
          </table:table-cell>
          <table:table-cell office:value-type="float" office:value="350" calcext:value-type="float">
            <text:p>35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3625646044" calcext:value-type="float">
            <text:p>336256460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8 15:31:08</text:p>
          </table:table-cell>
          <table:table-cell office:value-type="float" office:value="351" calcext:value-type="float">
            <text:p>35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3625646044" calcext:value-type="float">
            <text:p>33625646044</text:p>
          </table:table-cell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]</text:p>
          </table:table-cell>
          <table:table-cell office:value-type="float" office:value="257" calcext:value-type="float">
            <text:p>257</text:p>
          </table:table-cell>
          <table:table-cell table:style-name="ce3" office:value-type="string" calcext:value-type="string">
            <text:p>2022-02-08 15:32:06</text:p>
          </table:table-cell>
          <table:table-cell office:value-type="float" office:value="352" calcext:value-type="float">
            <text:p>35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3625646044" calcext:value-type="float">
            <text:p>336256460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8 15:55:44</text:p>
          </table:table-cell>
          <table:table-cell office:value-type="float" office:value="353" calcext:value-type="float">
            <text:p>35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3625646044" calcext:value-type="float">
            <text:p>336256460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8 16:05:20</text:p>
          </table:table-cell>
          <table:table-cell office:value-type="float" office:value="354" calcext:value-type="float">
            <text:p>35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3625646044" calcext:value-type="float">
            <text:p>336256460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8 16:26:33</text:p>
          </table:table-cell>
          <table:table-cell office:value-type="float" office:value="355" calcext:value-type="float">
            <text:p>35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3625646044" calcext:value-type="float">
            <text:p>336256460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9 09:13:36</text:p>
          </table:table-cell>
          <table:table-cell office:value-type="float" office:value="356" calcext:value-type="float">
            <text:p>35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3625646044" calcext:value-type="float">
            <text:p>336256460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9 10:58:07</text:p>
          </table:table-cell>
          <table:table-cell office:value-type="float" office:value="357" calcext:value-type="float">
            <text:p>35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3625646044" calcext:value-type="float">
            <text:p>336256460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9 11:03:30</text:p>
          </table:table-cell>
          <table:table-cell office:value-type="float" office:value="358" calcext:value-type="float">
            <text:p>35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3625646044" calcext:value-type="float">
            <text:p>33625646044</text:p>
          </table:table-cell>
          <table:table-cell office:value-type="float" office:value="193" calcext:value-type="float">
            <text:p>19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]</text:p>
          </table:table-cell>
          <table:table-cell office:value-type="float" office:value="193" calcext:value-type="float">
            <text:p>193</text:p>
          </table:table-cell>
          <table:table-cell table:style-name="ce3" office:value-type="string" calcext:value-type="string">
            <text:p>2022-02-09 11:04:32</text:p>
          </table:table-cell>
          <table:table-cell office:value-type="float" office:value="359" calcext:value-type="float">
            <text:p>35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3625646044" calcext:value-type="float">
            <text:p>336256460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9 11:23:37</text:p>
          </table:table-cell>
          <table:table-cell office:value-type="float" office:value="360" calcext:value-type="float">
            <text:p>36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3625646044" calcext:value-type="float">
            <text:p>33625646044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1 09:08:04</text:p>
          </table:table-cell>
          <table:table-cell office:value-type="float" office:value="361" calcext:value-type="float">
            <text:p>36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3625646044" calcext:value-type="float">
            <text:p>33625646044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1 14:00:46</text:p>
          </table:table-cell>
          <table:table-cell office:value-type="float" office:value="362" calcext:value-type="float">
            <text:p>36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3625646044" calcext:value-type="float">
            <text:p>33625646044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1 14:31:56</text:p>
          </table:table-cell>
          <table:table-cell office:value-type="float" office:value="363" calcext:value-type="float">
            <text:p>36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3625646044" calcext:value-type="float">
            <text:p>33625646044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8 10:46:23</text:p>
          </table:table-cell>
          <table:table-cell office:value-type="float" office:value="364" calcext:value-type="float">
            <text:p>36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3625653140" calcext:value-type="float">
            <text:p>33625653140</text:p>
          </table:table-cell>
          <table:table-cell office:value-type="float" office:value="111" calcext:value-type="float">
            <text:p>11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94]</text:p>
          </table:table-cell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2022-02-03 16:00:20</text:p>
          </table:table-cell>
          <table:table-cell office:value-type="float" office:value="365" calcext:value-type="float">
            <text:p>36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3626767894" calcext:value-type="float">
            <text:p>33626767894</text:p>
          </table:table-cell>
          <table:table-cell office:value-type="float" office:value="249" calcext:value-type="float">
            <text:p>24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]</text:p>
          </table:table-cell>
          <table:table-cell office:value-type="float" office:value="249" calcext:value-type="float">
            <text:p>249</text:p>
          </table:table-cell>
          <table:table-cell table:style-name="ce3" office:value-type="string" calcext:value-type="string">
            <text:p>2022-02-16 10:03:36</text:p>
          </table:table-cell>
          <table:table-cell office:value-type="float" office:value="366" calcext:value-type="float">
            <text:p>36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3626767894" calcext:value-type="float">
            <text:p>33626767894</text:p>
          </table:table-cell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]</text:p>
          </table:table-cell>
          <table:table-cell office:value-type="float" office:value="172" calcext:value-type="float">
            <text:p>172</text:p>
          </table:table-cell>
          <table:table-cell table:style-name="ce3" office:value-type="string" calcext:value-type="string">
            <text:p>2022-02-16 14:32:53</text:p>
          </table:table-cell>
          <table:table-cell office:value-type="float" office:value="367" calcext:value-type="float">
            <text:p>367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float" office:value="33627029460" calcext:value-type="float">
            <text:p>33627029460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 0 0 0 0 0 0 0 0 0 0 0 0 0 0 0 0 0 0 0</text:p>
            <text:p>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23 09:46:36</text:p>
          </table:table-cell>
          <table:table-cell office:value-type="float" office:value="368" calcext:value-type="float">
            <text:p>36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3627137127" calcext:value-type="float">
            <text:p>33627137127</text:p>
          </table:table-cell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]</text:p>
          </table:table-cell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2022-02-15 11:56:52</text:p>
          </table:table-cell>
          <table:table-cell office:value-type="float" office:value="369" calcext:value-type="float">
            <text:p>36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3627137127" calcext:value-type="float">
            <text:p>3362713712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5 11:58:46</text:p>
          </table:table-cell>
          <table:table-cell office:value-type="float" office:value="370" calcext:value-type="float">
            <text:p>37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3627137127" calcext:value-type="float">
            <text:p>33627137127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17 16:53:41</text:p>
          </table:table-cell>
          <table:table-cell office:value-type="float" office:value="371" calcext:value-type="float">
            <text:p>37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3627137127" calcext:value-type="float">
            <text:p>33627137127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]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2022-02-17 16:58:57</text:p>
          </table:table-cell>
          <table:table-cell office:value-type="float" office:value="372" calcext:value-type="float">
            <text:p>37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3627137127" calcext:value-type="float">
            <text:p>33627137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8 14:59:23</text:p>
          </table:table-cell>
          <table:table-cell office:value-type="float" office:value="373" calcext:value-type="float">
            <text:p>37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3627560342" calcext:value-type="float">
            <text:p>3362756034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8 15:49:36</text:p>
          </table:table-cell>
          <table:table-cell office:value-type="float" office:value="374" calcext:value-type="float">
            <text:p>37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627560342" calcext:value-type="float">
            <text:p>33627560342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16 09:14:32</text:p>
          </table:table-cell>
          <table:table-cell office:value-type="float" office:value="375" calcext:value-type="float">
            <text:p>37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627560342" calcext:value-type="float">
            <text:p>33627560342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16 09:22:27</text:p>
          </table:table-cell>
          <table:table-cell office:value-type="float" office:value="376" calcext:value-type="float">
            <text:p>37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627560342" calcext:value-type="float">
            <text:p>33627560342</text:p>
          </table:table-cell>
          <table:table-cell office:value-type="float" office:value="655" calcext:value-type="float">
            <text:p>655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 <text:s/>0 <text:s text:c="2"/>0 591]</text:p>
          </table:table-cell>
          <table:table-cell office:value-type="float" office:value="64" calcext:value-type="float">
            <text:p>64</text:p>
          </table:table-cell>
          <table:table-cell table:style-name="ce3" office:value-type="string" calcext:value-type="string">
            <text:p>2022-02-16 09:41:02</text:p>
          </table:table-cell>
          <table:table-cell office:value-type="float" office:value="377" calcext:value-type="float">
            <text:p>37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630307340" calcext:value-type="float">
            <text:p>33630307340</text:p>
          </table:table-cell>
          <table:table-cell office:value-type="float" office:value="259" calcext:value-type="float">
            <text:p>25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]</text:p>
          </table:table-cell>
          <table:table-cell office:value-type="float" office:value="259" calcext:value-type="float">
            <text:p>259</text:p>
          </table:table-cell>
          <table:table-cell table:style-name="ce3" office:value-type="string" calcext:value-type="string">
            <text:p>2022-02-01 09:39:02</text:p>
          </table:table-cell>
          <table:table-cell office:value-type="float" office:value="378" calcext:value-type="float">
            <text:p>37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3630307340" calcext:value-type="float">
            <text:p>33630307340</text:p>
          </table:table-cell>
          <table:table-cell office:value-type="float" office:value="140" calcext:value-type="float">
            <text:p>14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]</text:p>
          </table:table-cell>
          <table:table-cell office:value-type="float" office:value="140" calcext:value-type="float">
            <text:p>140</text:p>
          </table:table-cell>
          <table:table-cell table:style-name="ce3" office:value-type="string" calcext:value-type="string">
            <text:p>2022-02-01 09:45:38</text:p>
          </table:table-cell>
          <table:table-cell office:value-type="float" office:value="379" calcext:value-type="float">
            <text:p>37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3630307340" calcext:value-type="float">
            <text:p>33630307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1 09:48:14</text:p>
          </table:table-cell>
          <table:table-cell office:value-type="float" office:value="380" calcext:value-type="float">
            <text:p>38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3630307340" calcext:value-type="float">
            <text:p>33630307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1 09:48:39</text:p>
          </table:table-cell>
          <table:table-cell office:value-type="float" office:value="381" calcext:value-type="float">
            <text:p>381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3630307340" calcext:value-type="float">
            <text:p>33630307340</text:p>
          </table:table-cell>
          <table:table-cell office:value-type="float" office:value="135" calcext:value-type="float">
            <text:p>13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]</text:p>
          </table:table-cell>
          <table:table-cell office:value-type="float" office:value="135" calcext:value-type="float">
            <text:p>135</text:p>
          </table:table-cell>
          <table:table-cell table:style-name="ce3" office:value-type="string" calcext:value-type="string">
            <text:p>2022-02-01 09:49:09</text:p>
          </table:table-cell>
          <table:table-cell office:value-type="float" office:value="382" calcext:value-type="float">
            <text:p>38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3630307340" calcext:value-type="float">
            <text:p>33630307340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01 09:57:44</text:p>
          </table:table-cell>
          <table:table-cell office:value-type="float" office:value="383" calcext:value-type="float">
            <text:p>38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3630307340" calcext:value-type="float">
            <text:p>33630307340</text:p>
          </table:table-cell>
          <table:table-cell office:value-type="float" office:value="304" calcext:value-type="float">
            <text:p>304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176]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2022-02-01 14:15:22</text:p>
          </table:table-cell>
          <table:table-cell office:value-type="float" office:value="384" calcext:value-type="float">
            <text:p>38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3630307340" calcext:value-type="float">
            <text:p>3363030734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4 14:49:09</text:p>
          </table:table-cell>
          <table:table-cell office:value-type="float" office:value="385" calcext:value-type="float">
            <text:p>38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3630307340" calcext:value-type="float">
            <text:p>33630307340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4 15:21:05</text:p>
          </table:table-cell>
          <table:table-cell office:value-type="float" office:value="386" calcext:value-type="float">
            <text:p>38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3630481676" calcext:value-type="float">
            <text:p>336304816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9 14:46:42</text:p>
          </table:table-cell>
          <table:table-cell office:value-type="float" office:value="387" calcext:value-type="float">
            <text:p>38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3630481676" calcext:value-type="float">
            <text:p>33630481676</text:p>
          </table:table-cell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]</text:p>
          </table:table-cell>
          <table:table-cell office:value-type="float" office:value="194" calcext:value-type="float">
            <text:p>194</text:p>
          </table:table-cell>
          <table:table-cell table:style-name="ce3" office:value-type="string" calcext:value-type="string">
            <text:p>2022-02-09 14:48:49</text:p>
          </table:table-cell>
          <table:table-cell office:value-type="float" office:value="388" calcext:value-type="float">
            <text:p>38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3630481676" calcext:value-type="float">
            <text:p>33630481676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]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2022-02-09 15:07:24</text:p>
          </table:table-cell>
          <table:table-cell office:value-type="float" office:value="389" calcext:value-type="float">
            <text:p>38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3630481676" calcext:value-type="float">
            <text:p>33630481676</text:p>
          </table:table-cell>
          <table:table-cell office:value-type="float" office:value="171" calcext:value-type="float">
            <text:p>17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]</text:p>
          </table:table-cell>
          <table:table-cell office:value-type="float" office:value="171" calcext:value-type="float">
            <text:p>171</text:p>
          </table:table-cell>
          <table:table-cell table:style-name="ce3" office:value-type="string" calcext:value-type="string">
            <text:p>2022-02-09 15:09:23</text:p>
          </table:table-cell>
          <table:table-cell office:value-type="float" office:value="390" calcext:value-type="float">
            <text:p>39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3630481676" calcext:value-type="float">
            <text:p>336304816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9 15:18:21</text:p>
          </table:table-cell>
          <table:table-cell office:value-type="float" office:value="391" calcext:value-type="float">
            <text:p>39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3630481676" calcext:value-type="float">
            <text:p>336304816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9 15:19:22</text:p>
          </table:table-cell>
          <table:table-cell office:value-type="float" office:value="392" calcext:value-type="float">
            <text:p>39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3630481676" calcext:value-type="float">
            <text:p>33630481676</text:p>
          </table:table-cell>
          <table:table-cell office:value-type="float" office:value="183" calcext:value-type="float">
            <text:p>18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]</text:p>
          </table:table-cell>
          <table:table-cell office:value-type="float" office:value="183" calcext:value-type="float">
            <text:p>183</text:p>
          </table:table-cell>
          <table:table-cell table:style-name="ce3" office:value-type="string" calcext:value-type="string">
            <text:p>2022-02-09 15:20:15</text:p>
          </table:table-cell>
          <table:table-cell office:value-type="float" office:value="393" calcext:value-type="float">
            <text:p>39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3630481676" calcext:value-type="float">
            <text:p>33630481676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1 10:09:28</text:p>
          </table:table-cell>
          <table:table-cell office:value-type="float" office:value="394" calcext:value-type="float">
            <text:p>39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33630513012" calcext:value-type="float">
            <text:p>33630513012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]</text:p>
          </table:table-cell>
          <table:table-cell office:value-type="float" office:value="48" calcext:value-type="float">
            <text:p>48</text:p>
          </table:table-cell>
          <table:table-cell table:style-name="ce3" office:value-type="string" calcext:value-type="string">
            <text:p>2022-02-02 11:22:09</text:p>
          </table:table-cell>
          <table:table-cell office:value-type="float" office:value="395" calcext:value-type="float">
            <text:p>395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float" office:value="33630513012" calcext:value-type="float">
            <text:p>33630513012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 0 0 0 0 0 0 0 0 0 0 0 0 0 0 0 0 0 0 0</text:p>
            <text:p>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22 14:14:22</text:p>
          </table:table-cell>
          <table:table-cell office:value-type="float" office:value="396" calcext:value-type="float">
            <text:p>39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3630513012" calcext:value-type="float">
            <text:p>33630513012</text:p>
          </table:table-cell>
          <table:table-cell office:value-type="float" office:value="110" calcext:value-type="float">
            <text:p>11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]</text:p>
          </table:table-cell>
          <table:table-cell office:value-type="float" office:value="110" calcext:value-type="float">
            <text:p>110</text:p>
          </table:table-cell>
          <table:table-cell table:style-name="ce3" office:value-type="string" calcext:value-type="string">
            <text:p>2022-02-22 14:19:48</text:p>
          </table:table-cell>
          <table:table-cell office:value-type="float" office:value="397" calcext:value-type="float">
            <text:p>397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3630513012" calcext:value-type="float">
            <text:p>33630513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2 14:21:45</text:p>
          </table:table-cell>
          <table:table-cell office:value-type="float" office:value="398" calcext:value-type="float">
            <text:p>39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399" calcext:value-type="float">
            <text:p>399</text:p>
          </table:table-cell>
          <table:table-cell/>
        </table:table-row>
        <table:table-row table:style-name="ro1">
          <table:table-cell office:value-type="float" office:value="33630513012" calcext:value-type="float">
            <text:p>336305130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4 11:46:13</text:p>
          </table:table-cell>
          <table:table-cell office:value-type="float" office:value="400" calcext:value-type="float">
            <text:p>40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3630513012" calcext:value-type="float">
            <text:p>336305130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4 11:46:55</text:p>
          </table:table-cell>
          <table:table-cell office:value-type="float" office:value="401" calcext:value-type="float">
            <text:p>40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3630909711" calcext:value-type="float">
            <text:p>3363090971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7 10:54:41</text:p>
          </table:table-cell>
          <table:table-cell office:value-type="float" office:value="402" calcext:value-type="float">
            <text:p>40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33631346445" calcext:value-type="float">
            <text:p>3363134644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4 10:20:15</text:p>
          </table:table-cell>
          <table:table-cell office:value-type="float" office:value="403" calcext:value-type="float">
            <text:p>40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float" office:value="33631346445" calcext:value-type="float">
            <text:p>336313464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4 10:45:39</text:p>
          </table:table-cell>
          <table:table-cell office:value-type="float" office:value="405" calcext:value-type="float">
            <text:p>40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3631346445" calcext:value-type="float">
            <text:p>3363134644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5 11:27:46</text:p>
          </table:table-cell>
          <table:table-cell office:value-type="float" office:value="406" calcext:value-type="float">
            <text:p>40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3631346445" calcext:value-type="float">
            <text:p>3363134644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5 14:03:24</text:p>
          </table:table-cell>
          <table:table-cell office:value-type="float" office:value="407" calcext:value-type="float">
            <text:p>40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3631346445" calcext:value-type="float">
            <text:p>3363134644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5 14:05:30</text:p>
          </table:table-cell>
          <table:table-cell office:value-type="float" office:value="408" calcext:value-type="float">
            <text:p>40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3631346445" calcext:value-type="float">
            <text:p>3363134644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5 14:06:05</text:p>
          </table:table-cell>
          <table:table-cell office:value-type="float" office:value="409" calcext:value-type="float">
            <text:p>40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410" calcext:value-type="float">
            <text:p>410</text:p>
          </table:table-cell>
          <table:table-cell/>
        </table:table-row>
        <table:table-row table:style-name="ro1">
          <table:table-cell office:value-type="float" office:value="33631918971" calcext:value-type="float">
            <text:p>3363191897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4 16:22:14</text:p>
          </table:table-cell>
          <table:table-cell office:value-type="float" office:value="411" calcext:value-type="float">
            <text:p>41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412" calcext:value-type="float">
            <text:p>412</text:p>
          </table:table-cell>
          <table:table-cell/>
        </table:table-row>
        <table:table-row table:style-name="ro1">
          <table:table-cell office:value-type="float" office:value="33633019389" calcext:value-type="float">
            <text:p>33633019389</text:p>
          </table:table-cell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1" calcext:value-type="float">
            <text:p>301</text:p>
          </table:table-cell>
          <table:table-cell table:style-name="ce3" office:value-type="string" calcext:value-type="string">
            <text:p>2022-02-03 10:35:33</text:p>
          </table:table-cell>
          <table:table-cell office:value-type="float" office:value="413" calcext:value-type="float">
            <text:p>41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3633019389" calcext:value-type="float">
            <text:p>33633019389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]</text:p>
          </table:table-cell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2022-02-03 10:41:05</text:p>
          </table:table-cell>
          <table:table-cell office:value-type="float" office:value="414" calcext:value-type="float">
            <text:p>41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3633019389" calcext:value-type="float">
            <text:p>33633019389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04 14:21:43</text:p>
          </table:table-cell>
          <table:table-cell office:value-type="float" office:value="415" calcext:value-type="float">
            <text:p>41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3633019389" calcext:value-type="float">
            <text:p>33633019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4 14:26:52</text:p>
          </table:table-cell>
          <table:table-cell office:value-type="float" office:value="416" calcext:value-type="float">
            <text:p>41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3633019389" calcext:value-type="float">
            <text:p>33633019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4 14:28:07</text:p>
          </table:table-cell>
          <table:table-cell office:value-type="float" office:value="417" calcext:value-type="float">
            <text:p>41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3633019389" calcext:value-type="float">
            <text:p>33633019389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04 14:30:10</text:p>
          </table:table-cell>
          <table:table-cell office:value-type="float" office:value="418" calcext:value-type="float">
            <text:p>41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3633019389" calcext:value-type="float">
            <text:p>33633019389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04 14:35:28</text:p>
          </table:table-cell>
          <table:table-cell office:value-type="float" office:value="419" calcext:value-type="float">
            <text:p>41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3633019389" calcext:value-type="float">
            <text:p>33633019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4 15:02:21</text:p>
          </table:table-cell>
          <table:table-cell office:value-type="float" office:value="420" calcext:value-type="float">
            <text:p>42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3633019389" calcext:value-type="float">
            <text:p>33633019389</text:p>
          </table:table-cell>
          <table:table-cell office:value-type="float" office:value="1594" calcext:value-type="float">
            <text:p>1594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1584]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2022-02-04 15:05:38</text:p>
          </table:table-cell>
          <table:table-cell office:value-type="float" office:value="421" calcext:value-type="float">
            <text:p>42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3633019389" calcext:value-type="float">
            <text:p>33633019389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16 16:27:17</text:p>
          </table:table-cell>
          <table:table-cell office:value-type="float" office:value="422" calcext:value-type="float">
            <text:p>42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3633019389" calcext:value-type="float">
            <text:p>33633019389</text:p>
          </table:table-cell>
          <table:table-cell office:value-type="float" office:value="402" calcext:value-type="float">
            <text:p>40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 <text:s/>0 <text:s text:c="2"/>0 <text:s text:c="2"/>0 <text:s text:c="2"/>0 <text:s text:c="2"/>0 <text:s text:c="2"/>0 222]</text:p>
          </table:table-cell>
          <table:table-cell office:value-type="float" office:value="180" calcext:value-type="float">
            <text:p>180</text:p>
          </table:table-cell>
          <table:table-cell table:style-name="ce3" office:value-type="string" calcext:value-type="string">
            <text:p>2022-02-16 16:32:28</text:p>
          </table:table-cell>
          <table:table-cell office:value-type="float" office:value="423" calcext:value-type="float">
            <text:p>42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3633019389" calcext:value-type="float">
            <text:p>33633019389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]</text:p>
          </table:table-cell>
          <table:table-cell office:value-type="float" office:value="71" calcext:value-type="float">
            <text:p>71</text:p>
          </table:table-cell>
          <table:table-cell table:style-name="ce3" office:value-type="string" calcext:value-type="string">
            <text:p>2022-02-16 17:34:43</text:p>
          </table:table-cell>
          <table:table-cell office:value-type="float" office:value="424" calcext:value-type="float">
            <text:p>42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3633019389" calcext:value-type="float">
            <text:p>33633019389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17 09:44:38</text:p>
          </table:table-cell>
          <table:table-cell office:value-type="float" office:value="425" calcext:value-type="float">
            <text:p>42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3633019389" calcext:value-type="float">
            <text:p>33633019389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17 09:49:56</text:p>
          </table:table-cell>
          <table:table-cell office:value-type="float" office:value="426" calcext:value-type="float">
            <text:p>42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3633019389" calcext:value-type="float">
            <text:p>33633019389</text:p>
          </table:table-cell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]</text:p>
          </table:table-cell>
          <table:table-cell office:value-type="float" office:value="301" calcext:value-type="float">
            <text:p>301</text:p>
          </table:table-cell>
          <table:table-cell table:style-name="ce3" office:value-type="string" calcext:value-type="string">
            <text:p>2022-02-17 09:55:44</text:p>
          </table:table-cell>
          <table:table-cell office:value-type="float" office:value="427" calcext:value-type="float">
            <text:p>42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3633019389" calcext:value-type="float">
            <text:p>33633019389</text:p>
          </table:table-cell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1" calcext:value-type="float">
            <text:p>301</text:p>
          </table:table-cell>
          <table:table-cell table:style-name="ce3" office:value-type="string" calcext:value-type="string">
            <text:p>2022-02-17 10:00:55</text:p>
          </table:table-cell>
          <table:table-cell office:value-type="float" office:value="428" calcext:value-type="float">
            <text:p>428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3633019389" calcext:value-type="float">
            <text:p>33633019389</text:p>
          </table:table-cell>
          <table:table-cell office:value-type="float" office:value="374" calcext:value-type="float">
            <text:p>374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 <text:s/>0 <text:s text:c="2"/>0 314]</text:p>
          </table:table-cell>
          <table:table-cell office:value-type="float" office:value="60" calcext:value-type="float">
            <text:p>60</text:p>
          </table:table-cell>
          <table:table-cell table:style-name="ce3" office:value-type="string" calcext:value-type="string">
            <text:p>2022-02-17 10:11:48</text:p>
          </table:table-cell>
          <table:table-cell office:value-type="float" office:value="429" calcext:value-type="float">
            <text:p>42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3633202179" calcext:value-type="float">
            <text:p>33633202179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03 16:13:10</text:p>
          </table:table-cell>
          <table:table-cell office:value-type="float" office:value="430" calcext:value-type="float">
            <text:p>43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3633202179" calcext:value-type="float">
            <text:p>33633202179</text:p>
          </table:table-cell>
          <table:table-cell office:value-type="float" office:value="243" calcext:value-type="float">
            <text:p>24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]</text:p>
          </table:table-cell>
          <table:table-cell office:value-type="float" office:value="243" calcext:value-type="float">
            <text:p>243</text:p>
          </table:table-cell>
          <table:table-cell table:style-name="ce3" office:value-type="string" calcext:value-type="string">
            <text:p>2022-02-03 16:18:28</text:p>
          </table:table-cell>
          <table:table-cell office:value-type="float" office:value="431" calcext:value-type="float">
            <text:p>43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3633202179" calcext:value-type="float">
            <text:p>33633202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3 16:22:39</text:p>
          </table:table-cell>
          <table:table-cell office:value-type="float" office:value="432" calcext:value-type="float">
            <text:p>43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3633202179" calcext:value-type="float">
            <text:p>3363320217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3 16:23:32</text:p>
          </table:table-cell>
          <table:table-cell office:value-type="float" office:value="433" calcext:value-type="float">
            <text:p>43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33633353285" calcext:value-type="float">
            <text:p>33633353285</text:p>
          </table:table-cell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64]</text:p>
          </table:table-cell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2022-02-02 16:25:26</text:p>
          </table:table-cell>
          <table:table-cell office:value-type="float" office:value="434" calcext:value-type="float">
            <text:p>43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3633353285" calcext:value-type="float">
            <text:p>33633353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2 16:27:04</text:p>
          </table:table-cell>
          <table:table-cell office:value-type="float" office:value="435" calcext:value-type="float">
            <text:p>43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3633353285" calcext:value-type="float">
            <text:p>33633353285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2 16:27:57</text:p>
          </table:table-cell>
          <table:table-cell office:value-type="float" office:value="436" calcext:value-type="float">
            <text:p>436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3633353285" calcext:value-type="float">
            <text:p>336333532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9 09:04:47</text:p>
          </table:table-cell>
          <table:table-cell office:value-type="float" office:value="437" calcext:value-type="float">
            <text:p>43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3633679128" calcext:value-type="float">
            <text:p>33633679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4 09:18:35</text:p>
          </table:table-cell>
          <table:table-cell office:value-type="float" office:value="438" calcext:value-type="float">
            <text:p>43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3633679128" calcext:value-type="float">
            <text:p>33633679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4 09:19:31</text:p>
          </table:table-cell>
          <table:table-cell office:value-type="float" office:value="439" calcext:value-type="float">
            <text:p>43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3633679128" calcext:value-type="float">
            <text:p>336336791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4 09:20:22</text:p>
          </table:table-cell>
          <table:table-cell office:value-type="float" office:value="440" calcext:value-type="float">
            <text:p>44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3633679128" calcext:value-type="float">
            <text:p>33633679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4 09:20:43</text:p>
          </table:table-cell>
          <table:table-cell office:value-type="float" office:value="441" calcext:value-type="float">
            <text:p>44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3633679128" calcext:value-type="float">
            <text:p>33633679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4 09:24:07</text:p>
          </table:table-cell>
          <table:table-cell office:value-type="float" office:value="442" calcext:value-type="float">
            <text:p>44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3633679128" calcext:value-type="float">
            <text:p>33633679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4 09:34:12</text:p>
          </table:table-cell>
          <table:table-cell office:value-type="float" office:value="443" calcext:value-type="float">
            <text:p>44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3633679128" calcext:value-type="float">
            <text:p>33633679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4 09:36:24</text:p>
          </table:table-cell>
          <table:table-cell office:value-type="float" office:value="444" calcext:value-type="float">
            <text:p>44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3633679128" calcext:value-type="float">
            <text:p>33633679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4 10:49:42</text:p>
          </table:table-cell>
          <table:table-cell office:value-type="float" office:value="445" calcext:value-type="float">
            <text:p>44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3633679128" calcext:value-type="float">
            <text:p>33633679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4 11:11:10</text:p>
          </table:table-cell>
          <table:table-cell office:value-type="float" office:value="446" calcext:value-type="float">
            <text:p>44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3633910438" calcext:value-type="float">
            <text:p>336339104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7 09:49:05</text:p>
          </table:table-cell>
          <table:table-cell office:value-type="float" office:value="447" calcext:value-type="float">
            <text:p>44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3633910438" calcext:value-type="float">
            <text:p>336339104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7 09:50:50</text:p>
          </table:table-cell>
          <table:table-cell office:value-type="float" office:value="448" calcext:value-type="float">
            <text:p>44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33634458094" calcext:value-type="float">
            <text:p>33634458094</text:p>
          </table:table-cell>
          <table:table-cell office:value-type="float" office:value="327" calcext:value-type="float">
            <text:p>327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 <text:s/>0 291]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2022-02-07 16:02:40</text:p>
          </table:table-cell>
          <table:table-cell office:value-type="float" office:value="449" calcext:value-type="float">
            <text:p>449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634458094" calcext:value-type="float">
            <text:p>33634458094</text:p>
          </table:table-cell>
          <table:table-cell office:value-type="float" office:value="83" calcext:value-type="float">
            <text:p>83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67]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2022-02-07 16:22:37</text:p>
          </table:table-cell>
          <table:table-cell office:value-type="float" office:value="450" calcext:value-type="float">
            <text:p>45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3636563015" calcext:value-type="float">
            <text:p>33636563015</text:p>
          </table:table-cell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1" calcext:value-type="float">
            <text:p>301</text:p>
          </table:table-cell>
          <table:table-cell table:style-name="ce3" office:value-type="string" calcext:value-type="string">
            <text:p>2022-02-01 10:53:55</text:p>
          </table:table-cell>
          <table:table-cell office:value-type="float" office:value="451" calcext:value-type="float">
            <text:p>45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33637563268" calcext:value-type="float">
            <text:p>33637563268</text:p>
          </table:table-cell>
          <table:table-cell office:value-type="float" office:value="669" calcext:value-type="float">
            <text:p>669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 <text:s/>0 <text:s text:c="2"/>0 631]</text:p>
          </table:table-cell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2022-02-01 16:03:23</text:p>
          </table:table-cell>
          <table:table-cell office:value-type="float" office:value="452" calcext:value-type="float">
            <text:p>452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3637563268" calcext:value-type="float">
            <text:p>33637563268</text:p>
          </table:table-cell>
          <table:table-cell office:value-type="float" office:value="419" calcext:value-type="float">
            <text:p>419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 <text:s/>0 390]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2022-02-01 17:37:08</text:p>
          </table:table-cell>
          <table:table-cell office:value-type="float" office:value="453" calcext:value-type="float">
            <text:p>45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3637563268" calcext:value-type="float">
            <text:p>33637563268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]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2022-02-01 17:58:13</text:p>
          </table:table-cell>
          <table:table-cell office:value-type="float" office:value="454" calcext:value-type="float">
            <text:p>45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33637707423" calcext:value-type="float">
            <text:p>33637707423</text:p>
          </table:table-cell>
          <table:table-cell office:value-type="float" office:value="424" calcext:value-type="float">
            <text:p>424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 <text:s/>0 391]</text:p>
          </table:table-cell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2022-02-02 17:18:48</text:p>
          </table:table-cell>
          <table:table-cell office:value-type="float" office:value="455" calcext:value-type="float">
            <text:p>45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3637707423" calcext:value-type="float">
            <text:p>33637707423</text:p>
          </table:table-cell>
          <table:table-cell office:value-type="float" office:value="214" calcext:value-type="float">
            <text:p>21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]</text:p>
          </table:table-cell>
          <table:table-cell office:value-type="float" office:value="214" calcext:value-type="float">
            <text:p>214</text:p>
          </table:table-cell>
          <table:table-cell table:style-name="ce3" office:value-type="string" calcext:value-type="string">
            <text:p>2022-02-03 11:39:29</text:p>
          </table:table-cell>
          <table:table-cell office:value-type="float" office:value="456" calcext:value-type="float">
            <text:p>45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3637707423" calcext:value-type="float">
            <text:p>33637707423</text:p>
          </table:table-cell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]</text:p>
          </table:table-cell>
          <table:table-cell office:value-type="float" office:value="172" calcext:value-type="float">
            <text:p>172</text:p>
          </table:table-cell>
          <table:table-cell table:style-name="ce3" office:value-type="string" calcext:value-type="string">
            <text:p>2022-02-03 11:53:17</text:p>
          </table:table-cell>
          <table:table-cell office:value-type="float" office:value="457" calcext:value-type="float">
            <text:p>45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33642084897" calcext:value-type="float">
            <text:p>33642084897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0 15:09:11</text:p>
          </table:table-cell>
          <table:table-cell office:value-type="float" office:value="458" calcext:value-type="float">
            <text:p>458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3642084897" calcext:value-type="float">
            <text:p>3364208489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0 15:17:23</text:p>
          </table:table-cell>
          <table:table-cell office:value-type="float" office:value="459" calcext:value-type="float">
            <text:p>45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3644835416" calcext:value-type="float">
            <text:p>336448354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4 09:26:16</text:p>
          </table:table-cell>
          <table:table-cell office:value-type="float" office:value="460" calcext:value-type="float">
            <text:p>46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3644835416" calcext:value-type="float">
            <text:p>336448354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09:22:10</text:p>
          </table:table-cell>
          <table:table-cell office:value-type="float" office:value="461" calcext:value-type="float">
            <text:p>46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33644835416" calcext:value-type="float">
            <text:p>3364483541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3 14:38:39</text:p>
          </table:table-cell>
          <table:table-cell office:value-type="float" office:value="462" calcext:value-type="float">
            <text:p>462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463" calcext:value-type="float">
            <text:p>463</text:p>
          </table:table-cell>
          <table:table-cell/>
        </table:table-row>
        <table:table-row table:style-name="ro1">
          <table:table-cell office:value-type="float" office:value="33644835416" calcext:value-type="float">
            <text:p>336448354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3 17:02:51</text:p>
          </table:table-cell>
          <table:table-cell office:value-type="float" office:value="464" calcext:value-type="float">
            <text:p>46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465" calcext:value-type="float">
            <text:p>465</text:p>
          </table:table-cell>
          <table:table-cell/>
        </table:table-row>
        <table:table-row table:style-name="ro1">
          <table:table-cell office:value-type="float" office:value="33644835416" calcext:value-type="float">
            <text:p>3364483541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4 14:23:51</text:p>
          </table:table-cell>
          <table:table-cell office:value-type="float" office:value="466" calcext:value-type="float">
            <text:p>46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467" calcext:value-type="float">
            <text:p>467</text:p>
          </table:table-cell>
          <table:table-cell/>
        </table:table-row>
        <table:table-row table:style-name="ro1">
          <table:table-cell office:value-type="float" office:value="33645478425" calcext:value-type="float">
            <text:p>33645478425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7 10:36:42</text:p>
          </table:table-cell>
          <table:table-cell office:value-type="float" office:value="468" calcext:value-type="float">
            <text:p>46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3645478425" calcext:value-type="float">
            <text:p>3364547842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8 15:40:23</text:p>
          </table:table-cell>
          <table:table-cell office:value-type="float" office:value="469" calcext:value-type="float">
            <text:p>469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3645644954" calcext:value-type="float">
            <text:p>3364564495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2 15:23:41</text:p>
          </table:table-cell>
          <table:table-cell office:value-type="float" office:value="470" calcext:value-type="float">
            <text:p>470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33645644954" calcext:value-type="float">
            <text:p>33645644954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3 15:06:42</text:p>
          </table:table-cell>
          <table:table-cell office:value-type="float" office:value="471" calcext:value-type="float">
            <text:p>471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472" calcext:value-type="float">
            <text:p>472</text:p>
          </table:table-cell>
          <table:table-cell/>
        </table:table-row>
        <table:table-row table:style-name="ro1">
          <table:table-cell office:value-type="float" office:value="33646011055" calcext:value-type="float">
            <text:p>336460110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4 16:54:32</text:p>
          </table:table-cell>
          <table:table-cell office:value-type="float" office:value="473" calcext:value-type="float">
            <text:p>47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3646011055" calcext:value-type="float">
            <text:p>336460110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4 16:55:59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3646011055" calcext:value-type="float">
            <text:p>33646011055</text:p>
          </table:table-cell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1" calcext:value-type="float">
            <text:p>301</text:p>
          </table:table-cell>
          <table:table-cell table:style-name="ce3" office:value-type="string" calcext:value-type="string">
            <text:p>2022-02-04 16:57:31</text:p>
          </table:table-cell>
          <table:table-cell office:value-type="float" office:value="475" calcext:value-type="float">
            <text:p>47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3646011055" calcext:value-type="float">
            <text:p>3364601105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4 17:02:44</text:p>
          </table:table-cell>
          <table:table-cell office:value-type="float" office:value="476" calcext:value-type="float">
            <text:p>47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3648080623" calcext:value-type="float">
            <text:p>33648080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1 15:17:57</text:p>
          </table:table-cell>
          <table:table-cell office:value-type="float" office:value="477" calcext:value-type="float">
            <text:p>47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3648080623" calcext:value-type="float">
            <text:p>336480806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2 16:08:00</text:p>
          </table:table-cell>
          <table:table-cell office:value-type="float" office:value="478" calcext:value-type="float">
            <text:p>478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3648544291" calcext:value-type="float">
            <text:p>3364854429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5 10:25:22</text:p>
          </table:table-cell>
          <table:table-cell office:value-type="float" office:value="479" calcext:value-type="float">
            <text:p>479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3648544291" calcext:value-type="float">
            <text:p>3364854429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5 14:24:31</text:p>
          </table:table-cell>
          <table:table-cell office:value-type="float" office:value="480" calcext:value-type="float">
            <text:p>480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3648544291" calcext:value-type="float">
            <text:p>33648544291</text:p>
          </table:table-cell>
          <table:table-cell office:value-type="float" office:value="146" calcext:value-type="float">
            <text:p>146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 <text:s/>0 116]</text:p>
          </table:table-cell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2022-02-17 15:33:35</text:p>
          </table:table-cell>
          <table:table-cell office:value-type="float" office:value="481" calcext:value-type="float">
            <text:p>48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3648956149" calcext:value-type="float">
            <text:p>33648956149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 0 <text:s/>0 62]</text:p>
          </table:table-cell>
          <table:table-cell office:value-type="float" office:value="70" calcext:value-type="float">
            <text:p>70</text:p>
          </table:table-cell>
          <table:table-cell table:style-name="ce3" office:value-type="string" calcext:value-type="string">
            <text:p>2022-02-08 17:13:11</text:p>
          </table:table-cell>
          <table:table-cell office:value-type="float" office:value="482" calcext:value-type="float">
            <text:p>48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3648956149" calcext:value-type="float">
            <text:p>3364895614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1 15:51:48</text:p>
          </table:table-cell>
          <table:table-cell office:value-type="float" office:value="483" calcext:value-type="float">
            <text:p>48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3650556381" calcext:value-type="float">
            <text:p>33650556381</text:p>
          </table:table-cell>
          <table:table-cell office:value-type="float" office:value="123" calcext:value-type="float">
            <text:p>12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]</text:p>
          </table:table-cell>
          <table:table-cell office:value-type="float" office:value="123" calcext:value-type="float">
            <text:p>123</text:p>
          </table:table-cell>
          <table:table-cell table:style-name="ce3" office:value-type="string" calcext:value-type="string">
            <text:p>2022-02-21 15:38:41</text:p>
          </table:table-cell>
          <table:table-cell office:value-type="float" office:value="484" calcext:value-type="float">
            <text:p>48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3650556381" calcext:value-type="float">
            <text:p>33650556381</text:p>
          </table:table-cell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77" calcext:value-type="float">
            <text:p>77</text:p>
          </table:table-cell>
          <table:table-cell table:style-name="ce3" office:value-type="string" calcext:value-type="string">
            <text:p>2022-02-23 09:09:01</text:p>
          </table:table-cell>
          <table:table-cell office:value-type="float" office:value="485" calcext:value-type="float">
            <text:p>485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33650729119" calcext:value-type="float">
            <text:p>336507291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7 15:47:00</text:p>
          </table:table-cell>
          <table:table-cell office:value-type="float" office:value="486" calcext:value-type="float">
            <text:p>48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33651689373" calcext:value-type="float">
            <text:p>33651689373</text:p>
          </table:table-cell>
          <table:table-cell office:value-type="float" office:value="269" calcext:value-type="float">
            <text:p>26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]</text:p>
          </table:table-cell>
          <table:table-cell office:value-type="float" office:value="269" calcext:value-type="float">
            <text:p>269</text:p>
          </table:table-cell>
          <table:table-cell table:style-name="ce3" office:value-type="string" calcext:value-type="string">
            <text:p>2022-02-17 09:19:51</text:p>
          </table:table-cell>
          <table:table-cell office:value-type="float" office:value="487" calcext:value-type="float">
            <text:p>48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3651723229" calcext:value-type="float">
            <text:p>33651723229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8 14:48:18</text:p>
          </table:table-cell>
          <table:table-cell office:value-type="float" office:value="488" calcext:value-type="float">
            <text:p>48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489" calcext:value-type="float">
            <text:p>489</text:p>
          </table:table-cell>
          <table:table-cell/>
        </table:table-row>
        <table:table-row table:style-name="ro2">
          <table:table-cell office:value-type="float" office:value="33651873250" calcext:value-type="float">
            <text:p>33651873250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 0 0 0 0 0 0 0 0 0 0 0 0 0 0 0 0 0 0 0</text:p>
            <text:p>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23 09:59:31</text:p>
          </table:table-cell>
          <table:table-cell office:value-type="float" office:value="490" calcext:value-type="float">
            <text:p>490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office:value-type="float" office:value="33651873250" calcext:value-type="float">
            <text:p>33651873250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 0 0 0 0 0 0 0 0 0 0 0 0 0 0 0 0 0 0 0</text:p>
            <text:p>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23 10:04:48</text:p>
          </table:table-cell>
          <table:table-cell office:value-type="float" office:value="491" calcext:value-type="float">
            <text:p>491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3651873250" calcext:value-type="float">
            <text:p>33651873250</text:p>
          </table:table-cell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]</text:p>
          </table:table-cell>
          <table:table-cell office:value-type="float" office:value="121" calcext:value-type="float">
            <text:p>121</text:p>
          </table:table-cell>
          <table:table-cell table:style-name="ce3" office:value-type="string" calcext:value-type="string">
            <text:p>2022-02-23 11:39:33</text:p>
          </table:table-cell>
          <table:table-cell office:value-type="float" office:value="492" calcext:value-type="float">
            <text:p>492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3651873250" calcext:value-type="float">
            <text:p>33651873250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]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2022-02-23 14:35:17</text:p>
          </table:table-cell>
          <table:table-cell office:value-type="float" office:value="493" calcext:value-type="float">
            <text:p>49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3651873250" calcext:value-type="float">
            <text:p>33651873250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3 14:37:30</text:p>
          </table:table-cell>
          <table:table-cell office:value-type="float" office:value="494" calcext:value-type="float">
            <text:p>494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33652274130" calcext:value-type="float">
            <text:p>3365227413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0 17:10:07</text:p>
          </table:table-cell>
          <table:table-cell office:value-type="float" office:value="495" calcext:value-type="float">
            <text:p>49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3652274130" calcext:value-type="float">
            <text:p>3365227413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0 17:12:35</text:p>
          </table:table-cell>
          <table:table-cell office:value-type="float" office:value="496" calcext:value-type="float">
            <text:p>49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3652370021" calcext:value-type="float">
            <text:p>33652370021</text:p>
          </table:table-cell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1" calcext:value-type="float">
            <text:p>301</text:p>
          </table:table-cell>
          <table:table-cell table:style-name="ce3" office:value-type="string" calcext:value-type="string">
            <text:p>2022-02-08 11:00:13</text:p>
          </table:table-cell>
          <table:table-cell office:value-type="float" office:value="497" calcext:value-type="float">
            <text:p>49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3658898832" calcext:value-type="float">
            <text:p>33658898832</text:p>
          </table:table-cell>
          <table:table-cell office:value-type="float" office:value="226" calcext:value-type="float">
            <text:p>226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 <text:s/>0 196]</text:p>
          </table:table-cell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2022-02-07 11:23:00</text:p>
          </table:table-cell>
          <table:table-cell office:value-type="float" office:value="498" calcext:value-type="float">
            <text:p>498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3658898832" calcext:value-type="float">
            <text:p>3365889883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7 11:26:55</text:p>
          </table:table-cell>
          <table:table-cell office:value-type="float" office:value="499" calcext:value-type="float">
            <text:p>499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3658898832" calcext:value-type="float">
            <text:p>3365889883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5 16:24:10</text:p>
          </table:table-cell>
          <table:table-cell office:value-type="float" office:value="500" calcext:value-type="float">
            <text:p>50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33660078678" calcext:value-type="float">
            <text:p>3366007867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7 10:37:57</text:p>
          </table:table-cell>
          <table:table-cell office:value-type="float" office:value="501" calcext:value-type="float">
            <text:p>50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33660167718" calcext:value-type="float">
            <text:p>336601677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8 14:07:30</text:p>
          </table:table-cell>
          <table:table-cell office:value-type="float" office:value="502" calcext:value-type="float">
            <text:p>502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33660167718" calcext:value-type="float">
            <text:p>336601677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8 14:08:23</text:p>
          </table:table-cell>
          <table:table-cell office:value-type="float" office:value="503" calcext:value-type="float">
            <text:p>503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33660244454" calcext:value-type="float">
            <text:p>33660244454</text:p>
          </table:table-cell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]</text:p>
          </table:table-cell>
          <table:table-cell office:value-type="float" office:value="180" calcext:value-type="float">
            <text:p>180</text:p>
          </table:table-cell>
          <table:table-cell table:style-name="ce3" office:value-type="string" calcext:value-type="string">
            <text:p>2022-02-28 14:06:16</text:p>
          </table:table-cell>
          <table:table-cell office:value-type="float" office:value="504" calcext:value-type="float">
            <text:p>504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3660244454" calcext:value-type="float">
            <text:p>33660244454</text:p>
          </table:table-cell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]</text:p>
          </table:table-cell>
          <table:table-cell office:value-type="float" office:value="180" calcext:value-type="float">
            <text:p>180</text:p>
          </table:table-cell>
          <table:table-cell table:style-name="ce3" office:value-type="string" calcext:value-type="string">
            <text:p>2022-02-28 14:13:41</text:p>
          </table:table-cell>
          <table:table-cell office:value-type="float" office:value="505" calcext:value-type="float">
            <text:p>505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3660244454" calcext:value-type="float">
            <text:p>33660244454</text:p>
          </table:table-cell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]</text:p>
          </table:table-cell>
          <table:table-cell office:value-type="float" office:value="180" calcext:value-type="float">
            <text:p>180</text:p>
          </table:table-cell>
          <table:table-cell table:style-name="ce3" office:value-type="string" calcext:value-type="string">
            <text:p>2022-02-28 17:01:18</text:p>
          </table:table-cell>
          <table:table-cell office:value-type="float" office:value="506" calcext:value-type="float">
            <text:p>5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3660803629" calcext:value-type="float">
            <text:p>33660803629</text:p>
          </table:table-cell>
          <table:table-cell office:value-type="float" office:value="82" calcext:value-type="float">
            <text:p>82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]</text:p>
          </table:table-cell>
          <table:table-cell office:value-type="float" office:value="82" calcext:value-type="float">
            <text:p>82</text:p>
          </table:table-cell>
          <table:table-cell table:style-name="ce3" office:value-type="string" calcext:value-type="string">
            <text:p>2022-02-02 15:48:49</text:p>
          </table:table-cell>
          <table:table-cell office:value-type="float" office:value="507" calcext:value-type="float">
            <text:p>507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3660803629" calcext:value-type="float">
            <text:p>33660803629</text:p>
          </table:table-cell>
          <table:table-cell office:value-type="float" office:value="313" calcext:value-type="float">
            <text:p>313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295]</text:p>
          </table:table-cell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2022-02-02 15:53:41</text:p>
          </table:table-cell>
          <table:table-cell office:value-type="float" office:value="508" calcext:value-type="float">
            <text:p>50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3661122520" calcext:value-type="float">
            <text:p>33661122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2 16:09:50</text:p>
          </table:table-cell>
          <table:table-cell office:value-type="float" office:value="509" calcext:value-type="float">
            <text:p>509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3661122520" calcext:value-type="float">
            <text:p>33661122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2 16:11:49</text:p>
          </table:table-cell>
          <table:table-cell office:value-type="float" office:value="510" calcext:value-type="float">
            <text:p>51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3661122520" calcext:value-type="float">
            <text:p>3366112252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4 11:18:14</text:p>
          </table:table-cell>
          <table:table-cell office:value-type="float" office:value="511" calcext:value-type="float">
            <text:p>511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3661122520" calcext:value-type="float">
            <text:p>3366112252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7 15:06:31</text:p>
          </table:table-cell>
          <table:table-cell office:value-type="float" office:value="512" calcext:value-type="float">
            <text:p>512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3661122520" calcext:value-type="float">
            <text:p>33661122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7 16:48:52</text:p>
          </table:table-cell>
          <table:table-cell office:value-type="float" office:value="513" calcext:value-type="float">
            <text:p>513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514" calcext:value-type="float">
            <text:p>514</text:p>
          </table:table-cell>
          <table:table-cell/>
        </table:table-row>
        <table:table-row table:style-name="ro1">
          <table:table-cell office:value-type="float" office:value="33661122520" calcext:value-type="float">
            <text:p>33661122520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8 15:14:03</text:p>
          </table:table-cell>
          <table:table-cell office:value-type="float" office:value="515" calcext:value-type="float">
            <text:p>51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3661122520" calcext:value-type="float">
            <text:p>33661122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16:41:20</text:p>
          </table:table-cell>
          <table:table-cell office:value-type="float" office:value="516" calcext:value-type="float">
            <text:p>51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3661122520" calcext:value-type="float">
            <text:p>3366112252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16:42:11</text:p>
          </table:table-cell>
          <table:table-cell office:value-type="float" office:value="517" calcext:value-type="float">
            <text:p>517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3661122520" calcext:value-type="float">
            <text:p>33661122520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]</text:p>
          </table:table-cell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2022-02-21 16:44:31</text:p>
          </table:table-cell>
          <table:table-cell office:value-type="float" office:value="518" calcext:value-type="float">
            <text:p>518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33661744641" calcext:value-type="float">
            <text:p>336617446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1 14:44:26</text:p>
          </table:table-cell>
          <table:table-cell office:value-type="float" office:value="519" calcext:value-type="float">
            <text:p>519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3661744641" calcext:value-type="float">
            <text:p>336617446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1 14:45:17</text:p>
          </table:table-cell>
          <table:table-cell office:value-type="float" office:value="520" calcext:value-type="float">
            <text:p>52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33661806074" calcext:value-type="float">
            <text:p>33661806074</text:p>
          </table:table-cell>
          <table:table-cell office:value-type="float" office:value="351" calcext:value-type="float">
            <text:p>35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 <text:s/>0 <text:s text:c="2"/>0 <text:s text:c="2"/>0 267]</text:p>
          </table:table-cell>
          <table:table-cell office:value-type="float" office:value="84" calcext:value-type="float">
            <text:p>84</text:p>
          </table:table-cell>
          <table:table-cell table:style-name="ce3" office:value-type="string" calcext:value-type="string">
            <text:p>2022-02-01 16:49:07</text:p>
          </table:table-cell>
          <table:table-cell office:value-type="float" office:value="521" calcext:value-type="float">
            <text:p>521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3661806074" calcext:value-type="float">
            <text:p>33661806074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10 15:06:21</text:p>
          </table:table-cell>
          <table:table-cell office:value-type="float" office:value="522" calcext:value-type="float">
            <text:p>52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3661806074" calcext:value-type="float">
            <text:p>33661806074</text:p>
          </table:table-cell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]</text:p>
          </table:table-cell>
          <table:table-cell office:value-type="float" office:value="301" calcext:value-type="float">
            <text:p>301</text:p>
          </table:table-cell>
          <table:table-cell table:style-name="ce3" office:value-type="string" calcext:value-type="string">
            <text:p>2022-02-10 15:11:32</text:p>
          </table:table-cell>
          <table:table-cell office:value-type="float" office:value="523" calcext:value-type="float">
            <text:p>523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3661806074" calcext:value-type="float">
            <text:p>33661806074</text:p>
          </table:table-cell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 <text:s/>0 212]</text:p>
          </table:table-cell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2022-02-10 15:32:12</text:p>
          </table:table-cell>
          <table:table-cell office:value-type="float" office:value="524" calcext:value-type="float">
            <text:p>524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3661806074" calcext:value-type="float">
            <text:p>336618060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0 15:57:36</text:p>
          </table:table-cell>
          <table:table-cell office:value-type="float" office:value="525" calcext:value-type="float">
            <text:p>525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3661806074" calcext:value-type="float">
            <text:p>33661806074</text:p>
          </table:table-cell>
          <table:table-cell office:value-type="float" office:value="179" calcext:value-type="float">
            <text:p>179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 <text:s/>0 143]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2022-02-15 10:54:10</text:p>
          </table:table-cell>
          <table:table-cell office:value-type="float" office:value="526" calcext:value-type="float">
            <text:p>526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3662118620" calcext:value-type="float">
            <text:p>336621186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8 17:59:45</text:p>
          </table:table-cell>
          <table:table-cell office:value-type="float" office:value="527" calcext:value-type="float">
            <text:p>527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3662118620" calcext:value-type="float">
            <text:p>33662118620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5 09:53:38</text:p>
          </table:table-cell>
          <table:table-cell office:value-type="float" office:value="528" calcext:value-type="float">
            <text:p>528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33662190685" calcext:value-type="float">
            <text:p>33662190685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07 14:03:00</text:p>
          </table:table-cell>
          <table:table-cell office:value-type="float" office:value="529" calcext:value-type="float">
            <text:p>529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3662190685" calcext:value-type="float">
            <text:p>33662190685</text:p>
          </table:table-cell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50]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022-02-07 14:08:20</text:p>
          </table:table-cell>
          <table:table-cell office:value-type="float" office:value="530" calcext:value-type="float">
            <text:p>53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33662351739" calcext:value-type="float">
            <text:p>33662351739</text:p>
          </table:table-cell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 0 0 0 0 0 0 0 0 0 0 0 0]</text:p>
          </table:table-cell>
          <table:table-cell office:value-type="float" office:value="209" calcext:value-type="float">
            <text:p>209</text:p>
          </table:table-cell>
          <table:table-cell table:style-name="ce3" office:value-type="string" calcext:value-type="string">
            <text:p>2022-02-21 14:42:15</text:p>
          </table:table-cell>
          <table:table-cell office:value-type="float" office:value="531" calcext:value-type="float">
            <text:p>53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3662351739" calcext:value-type="float">
            <text:p>33662351739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14:45:56</text:p>
          </table:table-cell>
          <table:table-cell office:value-type="float" office:value="532" calcext:value-type="float">
            <text:p>53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33663093719" calcext:value-type="float">
            <text:p>33663093719</text:p>
          </table:table-cell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]</text:p>
          </table:table-cell>
          <table:table-cell office:value-type="float" office:value="301" calcext:value-type="float">
            <text:p>301</text:p>
          </table:table-cell>
          <table:table-cell table:style-name="ce3" office:value-type="string" calcext:value-type="string">
            <text:p>2022-02-15 11:14:29</text:p>
          </table:table-cell>
          <table:table-cell office:value-type="float" office:value="533" calcext:value-type="float">
            <text:p>533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3663093719" calcext:value-type="float">
            <text:p>33663093719</text:p>
          </table:table-cell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]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2022-02-15 11:25:05</text:p>
          </table:table-cell>
          <table:table-cell office:value-type="float" office:value="534" calcext:value-type="float">
            <text:p>534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3663093719" calcext:value-type="float">
            <text:p>336630937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5 11:35:41</text:p>
          </table:table-cell>
          <table:table-cell office:value-type="float" office:value="535" calcext:value-type="float">
            <text:p>535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3663093719" calcext:value-type="float">
            <text:p>336630937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5 11:36:48</text:p>
          </table:table-cell>
          <table:table-cell office:value-type="float" office:value="536" calcext:value-type="float">
            <text:p>536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33663651705" calcext:value-type="float">
            <text:p>33663651705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]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2022-02-23 17:39:35</text:p>
          </table:table-cell>
          <table:table-cell office:value-type="float" office:value="537" calcext:value-type="float">
            <text:p>537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3663651705" calcext:value-type="float">
            <text:p>3366365170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3 17:41:44</text:p>
          </table:table-cell>
          <table:table-cell office:value-type="float" office:value="538" calcext:value-type="float">
            <text:p>53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539" calcext:value-type="float">
            <text:p>539</text:p>
          </table:table-cell>
          <table:table-cell/>
        </table:table-row>
        <table:table-row table:style-name="ro1">
          <table:table-cell office:value-type="float" office:value="33663651705" calcext:value-type="float">
            <text:p>3366365170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8 11:23:07</text:p>
          </table:table-cell>
          <table:table-cell office:value-type="float" office:value="540" calcext:value-type="float">
            <text:p>540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541" calcext:value-type="float">
            <text:p>541</text:p>
          </table:table-cell>
          <table:table-cell/>
        </table:table-row>
        <table:table-row table:style-name="ro1">
          <table:table-cell office:value-type="float" office:value="33664717642" calcext:value-type="float">
            <text:p>336647176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3 09:46:22</text:p>
          </table:table-cell>
          <table:table-cell office:value-type="float" office:value="542" calcext:value-type="float">
            <text:p>542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3664717642" calcext:value-type="float">
            <text:p>33664717642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3 11:05:20</text:p>
          </table:table-cell>
          <table:table-cell office:value-type="float" office:value="543" calcext:value-type="float">
            <text:p>543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3664854989" calcext:value-type="float">
            <text:p>336648549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3 14:07:08</text:p>
          </table:table-cell>
          <table:table-cell office:value-type="float" office:value="544" calcext:value-type="float">
            <text:p>544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3664854989" calcext:value-type="float">
            <text:p>33664854989</text:p>
          </table:table-cell>
          <table:table-cell office:value-type="float" office:value="167" calcext:value-type="float">
            <text:p>167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 <text:s/>0 130]</text:p>
          </table:table-cell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2022-02-03 14:08:05</text:p>
          </table:table-cell>
          <table:table-cell office:value-type="float" office:value="545" calcext:value-type="float">
            <text:p>545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33665047270" calcext:value-type="float">
            <text:p>3366504727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8 14:44:21</text:p>
          </table:table-cell>
          <table:table-cell office:value-type="float" office:value="546" calcext:value-type="float">
            <text:p>54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3665047270" calcext:value-type="float">
            <text:p>3366504727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8 14:49:04</text:p>
          </table:table-cell>
          <table:table-cell office:value-type="float" office:value="547" calcext:value-type="float">
            <text:p>547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3665047270" calcext:value-type="float">
            <text:p>3366504727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8 15:07:51</text:p>
          </table:table-cell>
          <table:table-cell office:value-type="float" office:value="548" calcext:value-type="float">
            <text:p>54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33666495386" calcext:value-type="float">
            <text:p>33666495386</text:p>
          </table:table-cell>
          <table:table-cell office:value-type="float" office:value="458" calcext:value-type="float">
            <text:p>458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 <text:s/>0 <text:s text:c="2"/>0 <text:s text:c="2"/>0 <text:s text:c="2"/>0 346]</text:p>
          </table:table-cell>
          <table:table-cell office:value-type="float" office:value="112" calcext:value-type="float">
            <text:p>112</text:p>
          </table:table-cell>
          <table:table-cell table:style-name="ce3" office:value-type="string" calcext:value-type="string">
            <text:p>2022-02-04 09:42:51</text:p>
          </table:table-cell>
          <table:table-cell office:value-type="float" office:value="549" calcext:value-type="float">
            <text:p>54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3666495386" calcext:value-type="float">
            <text:p>33666495386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8 09:25:55</text:p>
          </table:table-cell>
          <table:table-cell office:value-type="float" office:value="550" calcext:value-type="float">
            <text:p>55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3666495386" calcext:value-type="float">
            <text:p>33666495386</text:p>
          </table:table-cell>
          <table:table-cell office:value-type="float" office:value="147" calcext:value-type="float">
            <text:p>14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]</text:p>
          </table:table-cell>
          <table:table-cell office:value-type="float" office:value="147" calcext:value-type="float">
            <text:p>147</text:p>
          </table:table-cell>
          <table:table-cell table:style-name="ce3" office:value-type="string" calcext:value-type="string">
            <text:p>2022-02-08 09:31:04</text:p>
          </table:table-cell>
          <table:table-cell office:value-type="float" office:value="551" calcext:value-type="float">
            <text:p>55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3666495386" calcext:value-type="float">
            <text:p>33666495386</text:p>
          </table:table-cell>
          <table:table-cell office:value-type="float" office:value="279" calcext:value-type="float">
            <text:p>279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 0 <text:s/>0 <text:s/>0 <text:s/>0 <text:s/>0 <text:s/>0 <text:s/>0 86]</text:p>
          </table:table-cell>
          <table:table-cell office:value-type="float" office:value="193" calcext:value-type="float">
            <text:p>193</text:p>
          </table:table-cell>
          <table:table-cell table:style-name="ce3" office:value-type="string" calcext:value-type="string">
            <text:p>2022-02-08 09:33:58</text:p>
          </table:table-cell>
          <table:table-cell office:value-type="float" office:value="552" calcext:value-type="float">
            <text:p>55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3666495386" calcext:value-type="float">
            <text:p>33666495386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10 16:36:31</text:p>
          </table:table-cell>
          <table:table-cell office:value-type="float" office:value="553" calcext:value-type="float">
            <text:p>55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3666495386" calcext:value-type="float">
            <text:p>33666495386</text:p>
          </table:table-cell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]</text:p>
          </table:table-cell>
          <table:table-cell office:value-type="float" office:value="160" calcext:value-type="float">
            <text:p>160</text:p>
          </table:table-cell>
          <table:table-cell table:style-name="ce3" office:value-type="string" calcext:value-type="string">
            <text:p>2022-02-10 16:41:43</text:p>
          </table:table-cell>
          <table:table-cell office:value-type="float" office:value="554" calcext:value-type="float">
            <text:p>554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3666495386" calcext:value-type="float">
            <text:p>3366649538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0 16:44:40</text:p>
          </table:table-cell>
          <table:table-cell office:value-type="float" office:value="555" calcext:value-type="float">
            <text:p>55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3666495386" calcext:value-type="float">
            <text:p>33666495386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10 16:46:35</text:p>
          </table:table-cell>
          <table:table-cell office:value-type="float" office:value="556" calcext:value-type="float">
            <text:p>556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3666495386" calcext:value-type="float">
            <text:p>3366649538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0 16:51:44</text:p>
          </table:table-cell>
          <table:table-cell office:value-type="float" office:value="557" calcext:value-type="float">
            <text:p>55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3666495386" calcext:value-type="float">
            <text:p>33666495386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10 16:53:50</text:p>
          </table:table-cell>
          <table:table-cell office:value-type="float" office:value="558" calcext:value-type="float">
            <text:p>558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3666495386" calcext:value-type="float">
            <text:p>33666495386</text:p>
          </table:table-cell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]</text:p>
          </table:table-cell>
          <table:table-cell office:value-type="float" office:value="301" calcext:value-type="float">
            <text:p>301</text:p>
          </table:table-cell>
          <table:table-cell table:style-name="ce3" office:value-type="string" calcext:value-type="string">
            <text:p>2022-02-10 16:58:57</text:p>
          </table:table-cell>
          <table:table-cell office:value-type="float" office:value="559" calcext:value-type="float">
            <text:p>559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3666495386" calcext:value-type="float">
            <text:p>3366649538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0 17:04:17</text:p>
          </table:table-cell>
          <table:table-cell office:value-type="float" office:value="560" calcext:value-type="float">
            <text:p>560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3666495386" calcext:value-type="float">
            <text:p>3366649538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0 17:15:48</text:p>
          </table:table-cell>
          <table:table-cell office:value-type="float" office:value="561" calcext:value-type="float">
            <text:p>561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3666495386" calcext:value-type="float">
            <text:p>33666495386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10 17:30:37</text:p>
          </table:table-cell>
          <table:table-cell office:value-type="float" office:value="562" calcext:value-type="float">
            <text:p>56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33666598954" calcext:value-type="float">
            <text:p>3366659895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1 09:46:52</text:p>
          </table:table-cell>
          <table:table-cell office:value-type="float" office:value="563" calcext:value-type="float">
            <text:p>56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33666943661" calcext:value-type="float">
            <text:p>3366694366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5 14:16:47</text:p>
          </table:table-cell>
          <table:table-cell office:value-type="float" office:value="564" calcext:value-type="float">
            <text:p>56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3666943661" calcext:value-type="float">
            <text:p>3366694366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5 14:17:33</text:p>
          </table:table-cell>
          <table:table-cell office:value-type="float" office:value="565" calcext:value-type="float">
            <text:p>56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3666943661" calcext:value-type="float">
            <text:p>33666943661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5 14:18:33</text:p>
          </table:table-cell>
          <table:table-cell office:value-type="float" office:value="566" calcext:value-type="float">
            <text:p>56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3666943661" calcext:value-type="float">
            <text:p>33666943661</text:p>
          </table:table-cell>
          <table:table-cell office:value-type="float" office:value="825" calcext:value-type="float">
            <text:p>825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5 15:13:04</text:p>
          </table:table-cell>
          <table:table-cell office:value-type="float" office:value="567" calcext:value-type="float">
            <text:p>56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568" calcext:value-type="float">
            <text:p>568</text:p>
          </table:table-cell>
          <table:table-cell/>
        </table:table-row>
        <table:table-row table:style-name="ro1">
          <table:table-cell office:value-type="float" office:value="33667050996" calcext:value-type="float">
            <text:p>33667050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1 10:54:28</text:p>
          </table:table-cell>
          <table:table-cell office:value-type="float" office:value="569" calcext:value-type="float">
            <text:p>56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3667050996" calcext:value-type="float">
            <text:p>33667050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1 10:55:26</text:p>
          </table:table-cell>
          <table:table-cell office:value-type="float" office:value="570" calcext:value-type="float">
            <text:p>57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3667050996" calcext:value-type="float">
            <text:p>33667050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1 10:56:20</text:p>
          </table:table-cell>
          <table:table-cell office:value-type="float" office:value="571" calcext:value-type="float">
            <text:p>57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3667050996" calcext:value-type="float">
            <text:p>33667050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1 10:57:17</text:p>
          </table:table-cell>
          <table:table-cell office:value-type="float" office:value="572" calcext:value-type="float">
            <text:p>57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3667050996" calcext:value-type="float">
            <text:p>33667050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1 10:58:15</text:p>
          </table:table-cell>
          <table:table-cell office:value-type="float" office:value="573" calcext:value-type="float">
            <text:p>57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3667050996" calcext:value-type="float">
            <text:p>33667050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1 10:59:08</text:p>
          </table:table-cell>
          <table:table-cell office:value-type="float" office:value="574" calcext:value-type="float">
            <text:p>57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3667050996" calcext:value-type="float">
            <text:p>33667050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1 15:32:30</text:p>
          </table:table-cell>
          <table:table-cell office:value-type="float" office:value="575" calcext:value-type="float">
            <text:p>57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3667050996" calcext:value-type="float">
            <text:p>33667050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1 15:33:24</text:p>
          </table:table-cell>
          <table:table-cell office:value-type="float" office:value="576" calcext:value-type="float">
            <text:p>57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3667050996" calcext:value-type="float">
            <text:p>33667050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1 15:34:12</text:p>
          </table:table-cell>
          <table:table-cell office:value-type="float" office:value="577" calcext:value-type="float">
            <text:p>57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3667050996" calcext:value-type="float">
            <text:p>33667050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1 15:35:02</text:p>
          </table:table-cell>
          <table:table-cell office:value-type="float" office:value="578" calcext:value-type="float">
            <text:p>578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3667050996" calcext:value-type="float">
            <text:p>33667050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1 15:44:20</text:p>
          </table:table-cell>
          <table:table-cell office:value-type="float" office:value="579" calcext:value-type="float">
            <text:p>579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3667050996" calcext:value-type="float">
            <text:p>33667050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1 15:45:22</text:p>
          </table:table-cell>
          <table:table-cell office:value-type="float" office:value="580" calcext:value-type="float">
            <text:p>58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3667050996" calcext:value-type="float">
            <text:p>33667050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1 15:46:15</text:p>
          </table:table-cell>
          <table:table-cell office:value-type="float" office:value="581" calcext:value-type="float">
            <text:p>581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3667050996" calcext:value-type="float">
            <text:p>33667050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2 14:09:39</text:p>
          </table:table-cell>
          <table:table-cell office:value-type="float" office:value="582" calcext:value-type="float">
            <text:p>58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3667050996" calcext:value-type="float">
            <text:p>33667050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2 14:10:30</text:p>
          </table:table-cell>
          <table:table-cell office:value-type="float" office:value="583" calcext:value-type="float">
            <text:p>58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3667050996" calcext:value-type="float">
            <text:p>33667050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2 14:11:21</text:p>
          </table:table-cell>
          <table:table-cell office:value-type="float" office:value="584" calcext:value-type="float">
            <text:p>58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3667050996" calcext:value-type="float">
            <text:p>33667050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2 14:12:11</text:p>
          </table:table-cell>
          <table:table-cell office:value-type="float" office:value="585" calcext:value-type="float">
            <text:p>585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3667050996" calcext:value-type="float">
            <text:p>336670509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2 14:13:00</text:p>
          </table:table-cell>
          <table:table-cell office:value-type="float" office:value="586" calcext:value-type="float">
            <text:p>58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3667050996" calcext:value-type="float">
            <text:p>33667050996</text:p>
          </table:table-cell>
          <table:table-cell office:value-type="float" office:value="285" calcext:value-type="float">
            <text:p>285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277]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2022-02-02 14:13:47</text:p>
          </table:table-cell>
          <table:table-cell office:value-type="float" office:value="587" calcext:value-type="float">
            <text:p>58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3668235371" calcext:value-type="float">
            <text:p>33668235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2 14:00:41</text:p>
          </table:table-cell>
          <table:table-cell office:value-type="float" office:value="588" calcext:value-type="float">
            <text:p>58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3668235371" calcext:value-type="float">
            <text:p>33668235371</text:p>
          </table:table-cell>
          <table:table-cell office:value-type="float" office:value="219" calcext:value-type="float">
            <text:p>21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]</text:p>
          </table:table-cell>
          <table:table-cell office:value-type="float" office:value="219" calcext:value-type="float">
            <text:p>219</text:p>
          </table:table-cell>
          <table:table-cell table:style-name="ce3" office:value-type="string" calcext:value-type="string">
            <text:p>2022-02-02 14:01:34</text:p>
          </table:table-cell>
          <table:table-cell office:value-type="float" office:value="589" calcext:value-type="float">
            <text:p>58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3668235371" calcext:value-type="float">
            <text:p>33668235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2 14:05:26</text:p>
          </table:table-cell>
          <table:table-cell office:value-type="float" office:value="590" calcext:value-type="float">
            <text:p>590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3668235371" calcext:value-type="float">
            <text:p>33668235371</text:p>
          </table:table-cell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1" calcext:value-type="float">
            <text:p>301</text:p>
          </table:table-cell>
          <table:table-cell table:style-name="ce3" office:value-type="string" calcext:value-type="string">
            <text:p>2022-02-02 14:07:09</text:p>
          </table:table-cell>
          <table:table-cell office:value-type="float" office:value="591" calcext:value-type="float">
            <text:p>591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3668235371" calcext:value-type="float">
            <text:p>33668235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2 14:14:41</text:p>
          </table:table-cell>
          <table:table-cell office:value-type="float" office:value="592" calcext:value-type="float">
            <text:p>592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3668235371" calcext:value-type="float">
            <text:p>33668235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2 14:17:10</text:p>
          </table:table-cell>
          <table:table-cell office:value-type="float" office:value="593" calcext:value-type="float">
            <text:p>59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3668235371" calcext:value-type="float">
            <text:p>336682353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2 14:20:01</text:p>
          </table:table-cell>
          <table:table-cell office:value-type="float" office:value="594" calcext:value-type="float">
            <text:p>594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3668235371" calcext:value-type="float">
            <text:p>33668235371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61]</text:p>
          </table:table-cell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2022-02-02 14:21:45</text:p>
          </table:table-cell>
          <table:table-cell office:value-type="float" office:value="595" calcext:value-type="float">
            <text:p>595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33668308479" calcext:value-type="float">
            <text:p>336683084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8 17:01:47</text:p>
          </table:table-cell>
          <table:table-cell office:value-type="float" office:value="596" calcext:value-type="float">
            <text:p>596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3668308717" calcext:value-type="float">
            <text:p>33668308717</text:p>
          </table:table-cell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]</text:p>
          </table:table-cell>
          <table:table-cell office:value-type="float" office:value="291" calcext:value-type="float">
            <text:p>291</text:p>
          </table:table-cell>
          <table:table-cell table:style-name="ce3" office:value-type="string" calcext:value-type="string">
            <text:p>2022-02-07 10:07:34</text:p>
          </table:table-cell>
          <table:table-cell office:value-type="float" office:value="597" calcext:value-type="float">
            <text:p>597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33668581764" calcext:value-type="float">
            <text:p>33668581764</text:p>
          </table:table-cell>
          <table:table-cell office:value-type="float" office:value="194" calcext:value-type="float">
            <text:p>19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 0 0 0 0 0 0 0 0 0 0]</text:p>
          </table:table-cell>
          <table:table-cell office:value-type="float" office:value="194" calcext:value-type="float">
            <text:p>194</text:p>
          </table:table-cell>
          <table:table-cell table:style-name="ce3" office:value-type="string" calcext:value-type="string">
            <text:p>2022-02-21 14:33:14</text:p>
          </table:table-cell>
          <table:table-cell office:value-type="float" office:value="598" calcext:value-type="float">
            <text:p>59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3668581764" calcext:value-type="float">
            <text:p>33668581764</text:p>
          </table:table-cell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]</text:p>
          </table:table-cell>
          <table:table-cell office:value-type="float" office:value="157" calcext:value-type="float">
            <text:p>157</text:p>
          </table:table-cell>
          <table:table-cell table:style-name="ce3" office:value-type="string" calcext:value-type="string">
            <text:p>2022-02-21 14:53:44</text:p>
          </table:table-cell>
          <table:table-cell office:value-type="float" office:value="599" calcext:value-type="float">
            <text:p>59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3668581764" calcext:value-type="float">
            <text:p>336685817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14:56:32</text:p>
          </table:table-cell>
          <table:table-cell office:value-type="float" office:value="600" calcext:value-type="float">
            <text:p>60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3668581764" calcext:value-type="float">
            <text:p>336685817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15:12:22</text:p>
          </table:table-cell>
          <table:table-cell office:value-type="float" office:value="601" calcext:value-type="float">
            <text:p>601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3668581764" calcext:value-type="float">
            <text:p>336685817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15:14:19</text:p>
          </table:table-cell>
          <table:table-cell office:value-type="float" office:value="602" calcext:value-type="float">
            <text:p>60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3668581764" calcext:value-type="float">
            <text:p>336685817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16:24:35</text:p>
          </table:table-cell>
          <table:table-cell office:value-type="float" office:value="603" calcext:value-type="float">
            <text:p>603</text:p>
          </table:table-cell>
          <table:table-cell office:value-type="float" office:value="155" calcext:value-type="float">
            <text:p>155</text:p>
          </table:table-cell>
        </table:table-row>
        <table:table-row table:style-name="ro2">
          <table:table-cell office:value-type="float" office:value="33668581764" calcext:value-type="float">
            <text:p>33668581764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 0 0 0 0 0 0 0 0 0 0 0 0 0 0 0 0 0 0 0</text:p>
            <text:p>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21 16:25:01</text:p>
          </table:table-cell>
          <table:table-cell office:value-type="float" office:value="604" calcext:value-type="float">
            <text:p>60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3668581764" calcext:value-type="float">
            <text:p>3366858176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16:30:14</text:p>
          </table:table-cell>
          <table:table-cell office:value-type="float" office:value="605" calcext:value-type="float">
            <text:p>60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33669606895" calcext:value-type="float">
            <text:p>33669606895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08 15:20:12</text:p>
          </table:table-cell>
          <table:table-cell office:value-type="float" office:value="606" calcext:value-type="float">
            <text:p>606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33670710957" calcext:value-type="float">
            <text:p>3367071095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7 10:58:38</text:p>
          </table:table-cell>
          <table:table-cell office:value-type="float" office:value="607" calcext:value-type="float">
            <text:p>60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33671227443" calcext:value-type="float">
            <text:p>336712274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3 09:21:40</text:p>
          </table:table-cell>
          <table:table-cell office:value-type="float" office:value="608" calcext:value-type="float">
            <text:p>60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33671536425" calcext:value-type="float">
            <text:p>336715364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4 17:03:47</text:p>
          </table:table-cell>
          <table:table-cell office:value-type="float" office:value="609" calcext:value-type="float">
            <text:p>60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3671536425" calcext:value-type="float">
            <text:p>3367153642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4 17:06:56</text:p>
          </table:table-cell>
          <table:table-cell office:value-type="float" office:value="610" calcext:value-type="float">
            <text:p>610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33672191170" calcext:value-type="float">
            <text:p>33672191170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16 10:37:05</text:p>
          </table:table-cell>
          <table:table-cell office:value-type="float" office:value="611" calcext:value-type="float">
            <text:p>61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3672191170" calcext:value-type="float">
            <text:p>3367219117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6 10:42:26</text:p>
          </table:table-cell>
          <table:table-cell office:value-type="float" office:value="612" calcext:value-type="float">
            <text:p>61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33672243908" calcext:value-type="float">
            <text:p>33672243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3 09:56:48</text:p>
          </table:table-cell>
          <table:table-cell office:value-type="float" office:value="613" calcext:value-type="float">
            <text:p>613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3672243908" calcext:value-type="float">
            <text:p>33672243908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]</text:p>
          </table:table-cell>
          <table:table-cell office:value-type="float" office:value="69" calcext:value-type="float">
            <text:p>69</text:p>
          </table:table-cell>
          <table:table-cell table:style-name="ce3" office:value-type="string" calcext:value-type="string">
            <text:p>2022-02-03 09:58:30</text:p>
          </table:table-cell>
          <table:table-cell office:value-type="float" office:value="614" calcext:value-type="float">
            <text:p>614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3672560769" calcext:value-type="float">
            <text:p>33672560769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4 11:51:02</text:p>
          </table:table-cell>
          <table:table-cell office:value-type="float" office:value="615" calcext:value-type="float">
            <text:p>615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3672560769" calcext:value-type="float">
            <text:p>33672560769</text:p>
          </table:table-cell>
          <table:table-cell office:value-type="float" office:value="385" calcext:value-type="float">
            <text:p>385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 <text:s/>0 347]</text:p>
          </table:table-cell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2022-02-15 15:14:57</text:p>
          </table:table-cell>
          <table:table-cell office:value-type="float" office:value="616" calcext:value-type="float">
            <text:p>61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3672560769" calcext:value-type="float">
            <text:p>33672560769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4 16:15:07</text:p>
          </table:table-cell>
          <table:table-cell office:value-type="float" office:value="617" calcext:value-type="float">
            <text:p>61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33674059211" calcext:value-type="float">
            <text:p>33674059211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15 14:01:07</text:p>
          </table:table-cell>
          <table:table-cell office:value-type="float" office:value="618" calcext:value-type="float">
            <text:p>61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3674059211" calcext:value-type="float">
            <text:p>33674059211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]</text:p>
          </table:table-cell>
          <table:table-cell office:value-type="float" office:value="43" calcext:value-type="float">
            <text:p>43</text:p>
          </table:table-cell>
          <table:table-cell table:style-name="ce3" office:value-type="string" calcext:value-type="string">
            <text:p>2022-02-15 14:06:46</text:p>
          </table:table-cell>
          <table:table-cell office:value-type="float" office:value="619" calcext:value-type="float">
            <text:p>619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3674059211" calcext:value-type="float">
            <text:p>33674059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5 14:07:40</text:p>
          </table:table-cell>
          <table:table-cell office:value-type="float" office:value="620" calcext:value-type="float">
            <text:p>62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3674059211" calcext:value-type="float">
            <text:p>33674059211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15 14:08:33</text:p>
          </table:table-cell>
          <table:table-cell office:value-type="float" office:value="621" calcext:value-type="float">
            <text:p>62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3674059211" calcext:value-type="float">
            <text:p>33674059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5 14:13:47</text:p>
          </table:table-cell>
          <table:table-cell office:value-type="float" office:value="622" calcext:value-type="float">
            <text:p>62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3674059211" calcext:value-type="float">
            <text:p>33674059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5 14:14:42</text:p>
          </table:table-cell>
          <table:table-cell office:value-type="float" office:value="623" calcext:value-type="float">
            <text:p>62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3674059211" calcext:value-type="float">
            <text:p>33674059211</text:p>
          </table:table-cell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1" calcext:value-type="float">
            <text:p>301</text:p>
          </table:table-cell>
          <table:table-cell table:style-name="ce3" office:value-type="string" calcext:value-type="string">
            <text:p>2022-02-15 14:15:35</text:p>
          </table:table-cell>
          <table:table-cell office:value-type="float" office:value="624" calcext:value-type="float">
            <text:p>624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3674059211" calcext:value-type="float">
            <text:p>33674059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5 14:21:06</text:p>
          </table:table-cell>
          <table:table-cell office:value-type="float" office:value="625" calcext:value-type="float">
            <text:p>62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3674059211" calcext:value-type="float">
            <text:p>33674059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5 14:21:59</text:p>
          </table:table-cell>
          <table:table-cell office:value-type="float" office:value="626" calcext:value-type="float">
            <text:p>626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3674059211" calcext:value-type="float">
            <text:p>33674059211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15 14:23:02</text:p>
          </table:table-cell>
          <table:table-cell office:value-type="float" office:value="627" calcext:value-type="float">
            <text:p>62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3674059211" calcext:value-type="float">
            <text:p>336740592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09:08:57</text:p>
          </table:table-cell>
          <table:table-cell office:value-type="float" office:value="628" calcext:value-type="float">
            <text:p>62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3674059211" calcext:value-type="float">
            <text:p>3367405921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09:14:16</text:p>
          </table:table-cell>
          <table:table-cell office:value-type="float" office:value="629" calcext:value-type="float">
            <text:p>629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3674059211" calcext:value-type="float">
            <text:p>33674059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14:51:35</text:p>
          </table:table-cell>
          <table:table-cell office:value-type="float" office:value="630" calcext:value-type="float">
            <text:p>63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3674059211" calcext:value-type="float">
            <text:p>33674059211</text:p>
          </table:table-cell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 0 0 0 0 0 0 0 0 0]</text:p>
          </table:table-cell>
          <table:table-cell office:value-type="float" office:value="301" calcext:value-type="float">
            <text:p>301</text:p>
          </table:table-cell>
          <table:table-cell table:style-name="ce3" office:value-type="string" calcext:value-type="string">
            <text:p>2022-02-21 14:52:40</text:p>
          </table:table-cell>
          <table:table-cell office:value-type="float" office:value="631" calcext:value-type="float">
            <text:p>63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3674059211" calcext:value-type="float">
            <text:p>33674059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14:57:59</text:p>
          </table:table-cell>
          <table:table-cell office:value-type="float" office:value="632" calcext:value-type="float">
            <text:p>63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3674059211" calcext:value-type="float">
            <text:p>33674059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15:10:12</text:p>
          </table:table-cell>
          <table:table-cell office:value-type="float" office:value="633" calcext:value-type="float">
            <text:p>633</text:p>
          </table:table-cell>
          <table:table-cell office:value-type="float" office:value="163" calcext:value-type="float">
            <text:p>163</text:p>
          </table:table-cell>
        </table:table-row>
        <table:table-row table:style-name="ro2">
          <table:table-cell office:value-type="float" office:value="33674059211" calcext:value-type="float">
            <text:p>33674059211</text:p>
          </table:table-cell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 0 0 0 0 0 0 0 0 0 0 0 0 0 0 0 0 0 0 0</text:p>
            <text:p> 0 0 0 0 0 0]</text:p>
          </table:table-cell>
          <table:table-cell office:value-type="float" office:value="301" calcext:value-type="float">
            <text:p>301</text:p>
          </table:table-cell>
          <table:table-cell table:style-name="ce3" office:value-type="string" calcext:value-type="string">
            <text:p>2022-02-21 15:11:07</text:p>
          </table:table-cell>
          <table:table-cell office:value-type="float" office:value="634" calcext:value-type="float">
            <text:p>634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3674059211" calcext:value-type="float">
            <text:p>33674059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15:34:24</text:p>
          </table:table-cell>
          <table:table-cell office:value-type="float" office:value="635" calcext:value-type="float">
            <text:p>635</text:p>
          </table:table-cell>
          <table:table-cell office:value-type="float" office:value="163" calcext:value-type="float">
            <text:p>163</text:p>
          </table:table-cell>
        </table:table-row>
        <table:table-row table:style-name="ro2">
          <table:table-cell office:value-type="float" office:value="33674059211" calcext:value-type="float">
            <text:p>33674059211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 0 0 0 0 0 0 0 0 0 0 0 0 0 0 0 0 0 0 0</text:p>
            <text:p>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21 15:35:18</text:p>
          </table:table-cell>
          <table:table-cell office:value-type="float" office:value="636" calcext:value-type="float">
            <text:p>636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3674059211" calcext:value-type="float">
            <text:p>336740592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15:58:35</text:p>
          </table:table-cell>
          <table:table-cell office:value-type="float" office:value="637" calcext:value-type="float">
            <text:p>637</text:p>
          </table:table-cell>
          <table:table-cell office:value-type="float" office:value="163" calcext:value-type="float">
            <text:p>163</text:p>
          </table:table-cell>
        </table:table-row>
        <table:table-row table:style-name="ro2">
          <table:table-cell office:value-type="float" office:value="33674059211" calcext:value-type="float">
            <text:p>33674059211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 0 0 0 0 0 0 0 0 0 0 0 0 0 0 0 0 0 0 0</text:p>
            <text:p>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21 16:47:30</text:p>
          </table:table-cell>
          <table:table-cell office:value-type="float" office:value="638" calcext:value-type="float">
            <text:p>63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3674059211" calcext:value-type="float">
            <text:p>33674059211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17:23:39</text:p>
          </table:table-cell>
          <table:table-cell office:value-type="float" office:value="639" calcext:value-type="float">
            <text:p>639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3674059211" calcext:value-type="float">
            <text:p>33674059211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3 09:00:49</text:p>
          </table:table-cell>
          <table:table-cell office:value-type="float" office:value="640" calcext:value-type="float">
            <text:p>640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641" calcext:value-type="float">
            <text:p>641</text:p>
          </table:table-cell>
          <table:table-cell/>
        </table:table-row>
        <table:table-row table:style-name="ro1">
          <table:table-cell office:value-type="float" office:value="33674059211" calcext:value-type="float">
            <text:p>3367405921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3 11:00:46</text:p>
          </table:table-cell>
          <table:table-cell office:value-type="float" office:value="642" calcext:value-type="float">
            <text:p>64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33675641754" calcext:value-type="float">
            <text:p>33675641754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01 09:13:38</text:p>
          </table:table-cell>
          <table:table-cell office:value-type="float" office:value="643" calcext:value-type="float">
            <text:p>64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3675641754" calcext:value-type="float">
            <text:p>33675641754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01 09:19:00</text:p>
          </table:table-cell>
          <table:table-cell office:value-type="float" office:value="644" calcext:value-type="float">
            <text:p>644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3675641754" calcext:value-type="float">
            <text:p>33675641754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01 09:32:36</text:p>
          </table:table-cell>
          <table:table-cell office:value-type="float" office:value="645" calcext:value-type="float">
            <text:p>64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3675641754" calcext:value-type="float">
            <text:p>33675641754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1 11:08:02</text:p>
          </table:table-cell>
          <table:table-cell office:value-type="float" office:value="646" calcext:value-type="float">
            <text:p>64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3675641754" calcext:value-type="float">
            <text:p>33675641754</text:p>
          </table:table-cell>
          <table:table-cell office:value-type="float" office:value="164" calcext:value-type="float">
            <text:p>164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157]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022-02-01 14:02:09</text:p>
          </table:table-cell>
          <table:table-cell office:value-type="float" office:value="647" calcext:value-type="float">
            <text:p>64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3675641754" calcext:value-type="float">
            <text:p>33675641754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03 16:52:23</text:p>
          </table:table-cell>
          <table:table-cell office:value-type="float" office:value="648" calcext:value-type="float">
            <text:p>64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3675641754" calcext:value-type="float">
            <text:p>33675641754</text:p>
          </table:table-cell>
          <table:table-cell office:value-type="float" office:value="772" calcext:value-type="float">
            <text:p>77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 <text:s/>0 <text:s text:c="2"/>0 712]</text:p>
          </table:table-cell>
          <table:table-cell office:value-type="float" office:value="60" calcext:value-type="float">
            <text:p>60</text:p>
          </table:table-cell>
          <table:table-cell table:style-name="ce3" office:value-type="string" calcext:value-type="string">
            <text:p>2022-02-03 17:04:07</text:p>
          </table:table-cell>
          <table:table-cell office:value-type="float" office:value="649" calcext:value-type="float">
            <text:p>649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3675641754" calcext:value-type="float">
            <text:p>336756417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5 10:04:21</text:p>
          </table:table-cell>
          <table:table-cell office:value-type="float" office:value="650" calcext:value-type="float">
            <text:p>650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3675641754" calcext:value-type="float">
            <text:p>336756417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5 10:05:12</text:p>
          </table:table-cell>
          <table:table-cell office:value-type="float" office:value="651" calcext:value-type="float">
            <text:p>65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3675641754" calcext:value-type="float">
            <text:p>33675641754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5 10:20:50</text:p>
          </table:table-cell>
          <table:table-cell office:value-type="float" office:value="652" calcext:value-type="float">
            <text:p>652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3675641754" calcext:value-type="float">
            <text:p>33675641754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5 14:56:28</text:p>
          </table:table-cell>
          <table:table-cell office:value-type="float" office:value="653" calcext:value-type="float">
            <text:p>65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654" calcext:value-type="float">
            <text:p>654</text:p>
          </table:table-cell>
          <table:table-cell/>
        </table:table-row>
        <table:table-row table:style-name="ro2">
          <table:table-cell table:number-columns-repeated="2"/>
          <table:table-cell table:style-name="ce2" office:value-type="string" calcext:value-type="string">
            <text:p>False</text:p>
          </table:table-cell>
          <table:table-cell office:value-type="string" calcext:value-type="string">
            <text:p>[  0 246   0   0   0 492  54   0   0   0   0   0   0   0   0   0   0   0</text:p>
            <text:p>   0   0   0]</text:p>
          </table:table-cell>
          <table:table-cell table:number-columns-repeated="2"/>
          <table:table-cell office:value-type="float" office:value="655" calcext:value-type="float">
            <text:p>655</text:p>
          </table:table-cell>
          <table:table-cell/>
        </table:table-row>
        <table:table-row table:style-name="ro1">
          <table:table-cell office:value-type="float" office:value="33675890059" calcext:value-type="float">
            <text:p>33675890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6 09:30:14</text:p>
          </table:table-cell>
          <table:table-cell office:value-type="float" office:value="656" calcext:value-type="float">
            <text:p>656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33675890059" calcext:value-type="float">
            <text:p>33675890059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 <text:s text:c="2"/>0 <text:s text:c="3"/>0 1365]</text:p>
          </table:table-cell>
          <table:table-cell office:value-type="float" office:value="-1365" calcext:value-type="float">
            <text:p>-1365</text:p>
          </table:table-cell>
          <table:table-cell table:style-name="ce3" office:value-type="string" calcext:value-type="string">
            <text:p>2022-02-16 09:30:39</text:p>
          </table:table-cell>
          <table:table-cell office:value-type="float" office:value="657" calcext:value-type="float">
            <text:p>657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33676444018" calcext:value-type="float">
            <text:p>33676444018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4 17:57:16</text:p>
          </table:table-cell>
          <table:table-cell office:value-type="float" office:value="658" calcext:value-type="float">
            <text:p>65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33676523691" calcext:value-type="float">
            <text:p>3367652369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4 09:10:32</text:p>
          </table:table-cell>
          <table:table-cell office:value-type="float" office:value="659" calcext:value-type="float">
            <text:p>65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3676523691" calcext:value-type="float">
            <text:p>336765236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4 09:13:23</text:p>
          </table:table-cell>
          <table:table-cell office:value-type="float" office:value="660" calcext:value-type="float">
            <text:p>66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3676523691" calcext:value-type="float">
            <text:p>336765236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4 09:13:36</text:p>
          </table:table-cell>
          <table:table-cell office:value-type="float" office:value="661" calcext:value-type="float">
            <text:p>66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662" calcext:value-type="float">
            <text:p>662</text:p>
          </table:table-cell>
          <table:table-cell/>
        </table:table-row>
        <table:table-row table:style-name="ro1">
          <table:table-cell office:value-type="float" office:value="33676523691" calcext:value-type="float">
            <text:p>33676523691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4 09:48:44</text:p>
          </table:table-cell>
          <table:table-cell office:value-type="float" office:value="663" calcext:value-type="float">
            <text:p>663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3676523691" calcext:value-type="float">
            <text:p>33676523691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22 10:34:21</text:p>
          </table:table-cell>
          <table:table-cell office:value-type="float" office:value="664" calcext:value-type="float">
            <text:p>66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3676523691" calcext:value-type="float">
            <text:p>33676523691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22 10:39:42</text:p>
          </table:table-cell>
          <table:table-cell office:value-type="float" office:value="665" calcext:value-type="float">
            <text:p>665</text:p>
          </table:table-cell>
          <table:table-cell office:value-type="float" office:value="167" calcext:value-type="float">
            <text:p>167</text:p>
          </table:table-cell>
        </table:table-row>
        <table:table-row table:style-name="ro2">
          <table:table-cell office:value-type="float" office:value="33676523691" calcext:value-type="float">
            <text:p>33676523691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 0 0 0 0 0 0 0 0 0 0 0 0 0 0 0 0 0 0 0</text:p>
            <text:p>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22 10:45:01</text:p>
          </table:table-cell>
          <table:table-cell office:value-type="float" office:value="666" calcext:value-type="float">
            <text:p>66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3676523691" calcext:value-type="float">
            <text:p>33676523691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22 11:13:19</text:p>
          </table:table-cell>
          <table:table-cell office:value-type="float" office:value="667" calcext:value-type="float">
            <text:p>667</text:p>
          </table:table-cell>
          <table:table-cell office:value-type="float" office:value="167" calcext:value-type="float">
            <text:p>167</text:p>
          </table:table-cell>
        </table:table-row>
        <table:table-row table:style-name="ro2">
          <table:table-cell office:value-type="float" office:value="33676523691" calcext:value-type="float">
            <text:p>33676523691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 0 0 0 0 0 0 0 0 0 0 0 0 0 0 0 0 0 0 0</text:p>
            <text:p>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22 11:30:02</text:p>
          </table:table-cell>
          <table:table-cell office:value-type="float" office:value="668" calcext:value-type="float">
            <text:p>668</text:p>
          </table:table-cell>
          <table:table-cell office:value-type="float" office:value="167" calcext:value-type="float">
            <text:p>167</text:p>
          </table:table-cell>
        </table:table-row>
        <table:table-row table:style-name="ro2">
          <table:table-cell office:value-type="float" office:value="33676523691" calcext:value-type="float">
            <text:p>33676523691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 0 0 0 0 0 0 0 0 0 0 0 0 0 0 0 0 0 0 0</text:p>
            <text:p>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22 11:46:32</text:p>
          </table:table-cell>
          <table:table-cell office:value-type="float" office:value="669" calcext:value-type="float">
            <text:p>66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3676523691" calcext:value-type="float">
            <text:p>33676523691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]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2022-02-23 10:29:54</text:p>
          </table:table-cell>
          <table:table-cell office:value-type="float" office:value="670" calcext:value-type="float">
            <text:p>670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3676523691" calcext:value-type="float">
            <text:p>3367652369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4 10:30:03</text:p>
          </table:table-cell>
          <table:table-cell office:value-type="float" office:value="671" calcext:value-type="float">
            <text:p>67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33677229917" calcext:value-type="float">
            <text:p>33677229917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7 15:31:40</text:p>
          </table:table-cell>
          <table:table-cell office:value-type="float" office:value="672" calcext:value-type="float">
            <text:p>67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33678164316" calcext:value-type="float">
            <text:p>33678164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0 10:21:34</text:p>
          </table:table-cell>
          <table:table-cell office:value-type="float" office:value="673" calcext:value-type="float">
            <text:p>67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3678164316" calcext:value-type="float">
            <text:p>33678164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6 10:05:51</text:p>
          </table:table-cell>
          <table:table-cell office:value-type="float" office:value="674" calcext:value-type="float">
            <text:p>67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3678164316" calcext:value-type="float">
            <text:p>336781643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8 10:26:11</text:p>
          </table:table-cell>
          <table:table-cell office:value-type="float" office:value="675" calcext:value-type="float">
            <text:p>67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3680003488" calcext:value-type="float">
            <text:p>3368000348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1 11:18:25</text:p>
          </table:table-cell>
          <table:table-cell office:value-type="float" office:value="676" calcext:value-type="float">
            <text:p>67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677" calcext:value-type="float">
            <text:p>677</text:p>
          </table:table-cell>
          <table:table-cell/>
        </table:table-row>
        <table:table-row table:style-name="ro1">
          <table:table-cell office:value-type="float" office:value="33680003488" calcext:value-type="float">
            <text:p>3368000348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1 11:19:11</text:p>
          </table:table-cell>
          <table:table-cell office:value-type="float" office:value="678" calcext:value-type="float">
            <text:p>67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679" calcext:value-type="float">
            <text:p>679</text:p>
          </table:table-cell>
          <table:table-cell/>
        </table:table-row>
        <table:table-row table:style-name="ro1">
          <table:table-cell office:value-type="float" office:value="33680003488" calcext:value-type="float">
            <text:p>33680003488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1 11:19:55</text:p>
          </table:table-cell>
          <table:table-cell office:value-type="float" office:value="680" calcext:value-type="float">
            <text:p>68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3681374820" calcext:value-type="float">
            <text:p>33681374820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02 15:31:44</text:p>
          </table:table-cell>
          <table:table-cell office:value-type="float" office:value="681" calcext:value-type="float">
            <text:p>68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3681374820" calcext:value-type="float">
            <text:p>33681374820</text:p>
          </table:table-cell>
          <table:table-cell office:value-type="float" office:value="560" calcext:value-type="float">
            <text:p>560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 <text:s/>0 <text:s text:c="2"/>0 417]</text:p>
          </table:table-cell>
          <table:table-cell office:value-type="float" office:value="143" calcext:value-type="float">
            <text:p>143</text:p>
          </table:table-cell>
          <table:table-cell table:style-name="ce3" office:value-type="string" calcext:value-type="string">
            <text:p>2022-02-02 15:37:28</text:p>
          </table:table-cell>
          <table:table-cell office:value-type="float" office:value="682" calcext:value-type="float">
            <text:p>68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3681374820" calcext:value-type="float">
            <text:p>33681374820</text:p>
          </table:table-cell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1" calcext:value-type="float">
            <text:p>301</text:p>
          </table:table-cell>
          <table:table-cell table:style-name="ce3" office:value-type="string" calcext:value-type="string">
            <text:p>2022-02-16 17:56:02</text:p>
          </table:table-cell>
          <table:table-cell office:value-type="float" office:value="683" calcext:value-type="float">
            <text:p>68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3681374820" calcext:value-type="float">
            <text:p>336813748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8 10:44:04</text:p>
          </table:table-cell>
          <table:table-cell office:value-type="float" office:value="684" calcext:value-type="float">
            <text:p>68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33681878470" calcext:value-type="float">
            <text:p>3368187847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8 10:27:18</text:p>
          </table:table-cell>
          <table:table-cell office:value-type="float" office:value="685" calcext:value-type="float">
            <text:p>68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3681978847" calcext:value-type="float">
            <text:p>33681978847</text:p>
          </table:table-cell>
          <table:table-cell office:value-type="float" office:value="211" calcext:value-type="float">
            <text:p>21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 0 0 0 0 0 0 0 0 0 0 0 0 0]</text:p>
          </table:table-cell>
          <table:table-cell office:value-type="float" office:value="211" calcext:value-type="float">
            <text:p>211</text:p>
          </table:table-cell>
          <table:table-cell table:style-name="ce3" office:value-type="string" calcext:value-type="string">
            <text:p>2022-02-23 09:12:02</text:p>
          </table:table-cell>
          <table:table-cell office:value-type="float" office:value="686" calcext:value-type="float">
            <text:p>686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33682492334" calcext:value-type="float">
            <text:p>33682492334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16 15:04:19</text:p>
          </table:table-cell>
          <table:table-cell office:value-type="float" office:value="687" calcext:value-type="float">
            <text:p>68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3682492334" calcext:value-type="float">
            <text:p>33682492334</text:p>
          </table:table-cell>
          <table:table-cell office:value-type="float" office:value="257" calcext:value-type="float">
            <text:p>25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]</text:p>
          </table:table-cell>
          <table:table-cell office:value-type="float" office:value="257" calcext:value-type="float">
            <text:p>257</text:p>
          </table:table-cell>
          <table:table-cell table:style-name="ce3" office:value-type="string" calcext:value-type="string">
            <text:p>2022-02-16 15:11:16</text:p>
          </table:table-cell>
          <table:table-cell office:value-type="float" office:value="688" calcext:value-type="float">
            <text:p>68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3682492334" calcext:value-type="float">
            <text:p>33682492334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]</text:p>
          </table:table-cell>
          <table:table-cell office:value-type="float" office:value="131" calcext:value-type="float">
            <text:p>131</text:p>
          </table:table-cell>
          <table:table-cell table:style-name="ce3" office:value-type="string" calcext:value-type="string">
            <text:p>2022-02-16 15:27:23</text:p>
          </table:table-cell>
          <table:table-cell office:value-type="float" office:value="689" calcext:value-type="float">
            <text:p>68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3682492334" calcext:value-type="float">
            <text:p>33682492334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2 10:34:26</text:p>
          </table:table-cell>
          <table:table-cell office:value-type="float" office:value="690" calcext:value-type="float">
            <text:p>690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3682492334" calcext:value-type="float">
            <text:p>33682492334</text:p>
          </table:table-cell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 0 0 0 0 0 0 0 0 0 0 0 0 0 0 0 0]</text:p>
          </table:table-cell>
          <table:table-cell office:value-type="float" office:value="245" calcext:value-type="float">
            <text:p>245</text:p>
          </table:table-cell>
          <table:table-cell table:style-name="ce3" office:value-type="string" calcext:value-type="string">
            <text:p>2022-02-22 11:11:12</text:p>
          </table:table-cell>
          <table:table-cell office:value-type="float" office:value="691" calcext:value-type="float">
            <text:p>69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3682492334" calcext:value-type="float">
            <text:p>33682492334</text:p>
          </table:table-cell>
          <table:table-cell office:value-type="float" office:value="97" calcext:value-type="float">
            <text:p>9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]</text:p>
          </table:table-cell>
          <table:table-cell office:value-type="float" office:value="97" calcext:value-type="float">
            <text:p>97</text:p>
          </table:table-cell>
          <table:table-cell table:style-name="ce3" office:value-type="string" calcext:value-type="string">
            <text:p>2022-02-23 10:24:52</text:p>
          </table:table-cell>
          <table:table-cell office:value-type="float" office:value="692" calcext:value-type="float">
            <text:p>69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3682492334" calcext:value-type="float">
            <text:p>33682492334</text:p>
          </table:table-cell>
          <table:table-cell office:value-type="float" office:value="116" calcext:value-type="float">
            <text:p>11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]</text:p>
          </table:table-cell>
          <table:table-cell office:value-type="float" office:value="116" calcext:value-type="float">
            <text:p>116</text:p>
          </table:table-cell>
          <table:table-cell table:style-name="ce3" office:value-type="string" calcext:value-type="string">
            <text:p>2022-02-23 10:39:42</text:p>
          </table:table-cell>
          <table:table-cell office:value-type="float" office:value="693" calcext:value-type="float">
            <text:p>69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3682492334" calcext:value-type="float">
            <text:p>33682492334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]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2022-02-23 11:10:54</text:p>
          </table:table-cell>
          <table:table-cell office:value-type="float" office:value="694" calcext:value-type="float">
            <text:p>694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3682492334" calcext:value-type="float">
            <text:p>33682492334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]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2022-02-23 11:23:11</text:p>
          </table:table-cell>
          <table:table-cell office:value-type="float" office:value="695" calcext:value-type="float">
            <text:p>695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33682525500" calcext:value-type="float">
            <text:p>33682525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9 11:33:15</text:p>
          </table:table-cell>
          <table:table-cell office:value-type="float" office:value="696" calcext:value-type="float">
            <text:p>69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3682525500" calcext:value-type="float">
            <text:p>33682525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9 11:34:26</text:p>
          </table:table-cell>
          <table:table-cell office:value-type="float" office:value="697" calcext:value-type="float">
            <text:p>697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3682525500" calcext:value-type="float">
            <text:p>33682525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9 11:39:42</text:p>
          </table:table-cell>
          <table:table-cell office:value-type="float" office:value="698" calcext:value-type="float">
            <text:p>69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3682525500" calcext:value-type="float">
            <text:p>33682525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9 11:44:17</text:p>
          </table:table-cell>
          <table:table-cell office:value-type="float" office:value="699" calcext:value-type="float">
            <text:p>699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33682599061" calcext:value-type="float">
            <text:p>3368259906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14:48:51</text:p>
          </table:table-cell>
          <table:table-cell office:value-type="float" office:value="700" calcext:value-type="float">
            <text:p>700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33683345312" calcext:value-type="float">
            <text:p>33683345312</text:p>
          </table:table-cell>
          <table:table-cell office:value-type="float" office:value="130" calcext:value-type="float">
            <text:p>130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121]</text:p>
          </table:table-cell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2022-02-01 14:22:02</text:p>
          </table:table-cell>
          <table:table-cell office:value-type="float" office:value="701" calcext:value-type="float">
            <text:p>70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3683345312" calcext:value-type="float">
            <text:p>33683345312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02 11:26:36</text:p>
          </table:table-cell>
          <table:table-cell office:value-type="float" office:value="702" calcext:value-type="float">
            <text:p>70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33684341039" calcext:value-type="float">
            <text:p>33684341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3 10:33:53</text:p>
          </table:table-cell>
          <table:table-cell office:value-type="float" office:value="703" calcext:value-type="float">
            <text:p>70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3684341039" calcext:value-type="float">
            <text:p>33684341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4 10:05:21</text:p>
          </table:table-cell>
          <table:table-cell office:value-type="float" office:value="704" calcext:value-type="float">
            <text:p>70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3684341039" calcext:value-type="float">
            <text:p>336843410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4 11:29:49</text:p>
          </table:table-cell>
          <table:table-cell office:value-type="float" office:value="705" calcext:value-type="float">
            <text:p>70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3684341039" calcext:value-type="float">
            <text:p>33684341039</text:p>
          </table:table-cell>
          <table:table-cell office:value-type="float" office:value="818" calcext:value-type="float">
            <text:p>818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4 11:30:22</text:p>
          </table:table-cell>
          <table:table-cell office:value-type="float" office:value="706" calcext:value-type="float">
            <text:p>70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33684463898" calcext:value-type="float">
            <text:p>33684463898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4 11:53:52</text:p>
          </table:table-cell>
          <table:table-cell office:value-type="float" office:value="707" calcext:value-type="float">
            <text:p>70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3684641120" calcext:value-type="float">
            <text:p>33684641120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3 17:21:36</text:p>
          </table:table-cell>
          <table:table-cell office:value-type="float" office:value="708" calcext:value-type="float">
            <text:p>70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709" calcext:value-type="float">
            <text:p>709</text:p>
          </table:table-cell>
          <table:table-cell/>
        </table:table-row>
        <table:table-row table:style-name="ro1">
          <table:table-cell office:value-type="float" office:value="33685447113" calcext:value-type="float">
            <text:p>33685447113</text:p>
          </table:table-cell>
          <table:table-cell office:value-type="float" office:value="124" calcext:value-type="float">
            <text:p>124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 0 <text:s/>0 67]</text:p>
          </table:table-cell>
          <table:table-cell office:value-type="float" office:value="57" calcext:value-type="float">
            <text:p>57</text:p>
          </table:table-cell>
          <table:table-cell table:style-name="ce3" office:value-type="string" calcext:value-type="string">
            <text:p>2022-02-08 15:30:10</text:p>
          </table:table-cell>
          <table:table-cell office:value-type="float" office:value="710" calcext:value-type="float">
            <text:p>71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33685675495" calcext:value-type="float">
            <text:p>3368567549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1 10:03:55</text:p>
          </table:table-cell>
          <table:table-cell office:value-type="float" office:value="711" calcext:value-type="float">
            <text:p>71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3685675495" calcext:value-type="float">
            <text:p>33685675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1 10:06:49</text:p>
          </table:table-cell>
          <table:table-cell office:value-type="float" office:value="712" calcext:value-type="float">
            <text:p>71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3685675495" calcext:value-type="float">
            <text:p>33685675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1 10:10:50</text:p>
          </table:table-cell>
          <table:table-cell office:value-type="float" office:value="713" calcext:value-type="float">
            <text:p>71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3685675495" calcext:value-type="float">
            <text:p>33685675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9 11:09:04</text:p>
          </table:table-cell>
          <table:table-cell office:value-type="float" office:value="714" calcext:value-type="float">
            <text:p>71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3685675495" calcext:value-type="float">
            <text:p>33685675495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]</text:p>
          </table:table-cell>
          <table:table-cell office:value-type="float" office:value="81" calcext:value-type="float">
            <text:p>81</text:p>
          </table:table-cell>
          <table:table-cell table:style-name="ce3" office:value-type="string" calcext:value-type="string">
            <text:p>2022-02-09 11:37:08</text:p>
          </table:table-cell>
          <table:table-cell office:value-type="float" office:value="715" calcext:value-type="float">
            <text:p>71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33685915513" calcext:value-type="float">
            <text:p>33685915513</text:p>
          </table:table-cell>
          <table:table-cell office:value-type="float" office:value="251" calcext:value-type="float">
            <text:p>25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]</text:p>
          </table:table-cell>
          <table:table-cell office:value-type="float" office:value="251" calcext:value-type="float">
            <text:p>251</text:p>
          </table:table-cell>
          <table:table-cell table:style-name="ce3" office:value-type="string" calcext:value-type="string">
            <text:p>2022-02-07 10:04:52</text:p>
          </table:table-cell>
          <table:table-cell office:value-type="float" office:value="716" calcext:value-type="float">
            <text:p>716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3685915513" calcext:value-type="float">
            <text:p>33685915513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07 10:10:07</text:p>
          </table:table-cell>
          <table:table-cell office:value-type="float" office:value="717" calcext:value-type="float">
            <text:p>71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3685915513" calcext:value-type="float">
            <text:p>33685915513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]</text:p>
          </table:table-cell>
          <table:table-cell office:value-type="float" office:value="240" calcext:value-type="float">
            <text:p>240</text:p>
          </table:table-cell>
          <table:table-cell table:style-name="ce3" office:value-type="string" calcext:value-type="string">
            <text:p>2022-02-07 10:18:35</text:p>
          </table:table-cell>
          <table:table-cell office:value-type="float" office:value="718" calcext:value-type="float">
            <text:p>71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3685915513" calcext:value-type="float">
            <text:p>33685915513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]</text:p>
          </table:table-cell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2022-02-07 11:09:30</text:p>
          </table:table-cell>
          <table:table-cell office:value-type="float" office:value="719" calcext:value-type="float">
            <text:p>719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3685915513" calcext:value-type="float">
            <text:p>336859155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7 11:25:34</text:p>
          </table:table-cell>
          <table:table-cell office:value-type="float" office:value="720" calcext:value-type="float">
            <text:p>72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3685915513" calcext:value-type="float">
            <text:p>33685915513</text:p>
          </table:table-cell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280]</text:p>
          </table:table-cell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2022-02-07 15:54:29</text:p>
          </table:table-cell>
          <table:table-cell office:value-type="float" office:value="721" calcext:value-type="float">
            <text:p>72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3685915513" calcext:value-type="float">
            <text:p>33685915513</text:p>
          </table:table-cell>
          <table:table-cell office:value-type="float" office:value="340" calcext:value-type="float">
            <text:p>340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317]</text:p>
          </table:table-cell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2022-02-16 14:09:39</text:p>
          </table:table-cell>
          <table:table-cell office:value-type="float" office:value="722" calcext:value-type="float">
            <text:p>72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3685915513" calcext:value-type="float">
            <text:p>33685915513</text:p>
          </table:table-cell>
          <table:table-cell office:value-type="float" office:value="208" calcext:value-type="float">
            <text:p>20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 0 0 0 0 0 0 0 0 0 0 0 0]</text:p>
          </table:table-cell>
          <table:table-cell office:value-type="float" office:value="208" calcext:value-type="float">
            <text:p>208</text:p>
          </table:table-cell>
          <table:table-cell table:style-name="ce3" office:value-type="string" calcext:value-type="string">
            <text:p>2022-02-21 10:05:45</text:p>
          </table:table-cell>
          <table:table-cell office:value-type="float" office:value="723" calcext:value-type="float">
            <text:p>72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3685915513" calcext:value-type="float">
            <text:p>33685915513</text:p>
          </table:table-cell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]</text:p>
          </table:table-cell>
          <table:table-cell office:value-type="float" office:value="101" calcext:value-type="float">
            <text:p>101</text:p>
          </table:table-cell>
          <table:table-cell table:style-name="ce3" office:value-type="string" calcext:value-type="string">
            <text:p>2022-02-22 09:03:42</text:p>
          </table:table-cell>
          <table:table-cell office:value-type="float" office:value="724" calcext:value-type="float">
            <text:p>72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3685915513" calcext:value-type="float">
            <text:p>33685915513</text:p>
          </table:table-cell>
          <table:table-cell office:value-type="float" office:value="129" calcext:value-type="float">
            <text:p>12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 0]</text:p>
          </table:table-cell>
          <table:table-cell office:value-type="float" office:value="129" calcext:value-type="float">
            <text:p>129</text:p>
          </table:table-cell>
          <table:table-cell table:style-name="ce3" office:value-type="string" calcext:value-type="string">
            <text:p>2022-02-22 09:11:24</text:p>
          </table:table-cell>
          <table:table-cell office:value-type="float" office:value="725" calcext:value-type="float">
            <text:p>72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3685915513" calcext:value-type="float">
            <text:p>33685915513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]</text:p>
          </table:table-cell>
          <table:table-cell office:value-type="float" office:value="61" calcext:value-type="float">
            <text:p>61</text:p>
          </table:table-cell>
          <table:table-cell table:style-name="ce3" office:value-type="string" calcext:value-type="string">
            <text:p>2022-02-22 09:33:44</text:p>
          </table:table-cell>
          <table:table-cell office:value-type="float" office:value="726" calcext:value-type="float">
            <text:p>726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3685915513" calcext:value-type="float">
            <text:p>33685915513</text:p>
          </table:table-cell>
          <table:table-cell office:value-type="float" office:value="158" calcext:value-type="float">
            <text:p>15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 0 0 0 0 0]</text:p>
          </table:table-cell>
          <table:table-cell office:value-type="float" office:value="158" calcext:value-type="float">
            <text:p>158</text:p>
          </table:table-cell>
          <table:table-cell table:style-name="ce3" office:value-type="string" calcext:value-type="string">
            <text:p>2022-02-22 14:49:42</text:p>
          </table:table-cell>
          <table:table-cell office:value-type="float" office:value="727" calcext:value-type="float">
            <text:p>72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3685915513" calcext:value-type="float">
            <text:p>33685915513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]</text:p>
          </table:table-cell>
          <table:table-cell office:value-type="float" office:value="91" calcext:value-type="float">
            <text:p>91</text:p>
          </table:table-cell>
          <table:table-cell table:style-name="ce3" office:value-type="string" calcext:value-type="string">
            <text:p>2022-02-22 14:57:04</text:p>
          </table:table-cell>
          <table:table-cell office:value-type="float" office:value="728" calcext:value-type="float">
            <text:p>72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3685915513" calcext:value-type="float">
            <text:p>33685915513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]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2022-02-22 15:22:12</text:p>
          </table:table-cell>
          <table:table-cell office:value-type="float" office:value="729" calcext:value-type="float">
            <text:p>729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3685915513" calcext:value-type="float">
            <text:p>33685915513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]</text:p>
          </table:table-cell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2022-02-22 15:24:26</text:p>
          </table:table-cell>
          <table:table-cell office:value-type="float" office:value="730" calcext:value-type="float">
            <text:p>73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3685915513" calcext:value-type="float">
            <text:p>33685915513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]</text:p>
          </table:table-cell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2022-02-22 15:30:37</text:p>
          </table:table-cell>
          <table:table-cell office:value-type="float" office:value="731" calcext:value-type="float">
            <text:p>73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3685915513" calcext:value-type="float">
            <text:p>33685915513</text:p>
          </table:table-cell>
          <table:table-cell office:value-type="float" office:value="103" calcext:value-type="float">
            <text:p>10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]</text:p>
          </table:table-cell>
          <table:table-cell office:value-type="float" office:value="103" calcext:value-type="float">
            <text:p>103</text:p>
          </table:table-cell>
          <table:table-cell table:style-name="ce3" office:value-type="string" calcext:value-type="string">
            <text:p>2022-02-22 16:16:55</text:p>
          </table:table-cell>
          <table:table-cell office:value-type="float" office:value="732" calcext:value-type="float">
            <text:p>73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33688022540" calcext:value-type="float">
            <text:p>33688022540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7 15:54:42</text:p>
          </table:table-cell>
          <table:table-cell office:value-type="float" office:value="733" calcext:value-type="float">
            <text:p>73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3688022540" calcext:value-type="float">
            <text:p>336880225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8 16:06:11</text:p>
          </table:table-cell>
          <table:table-cell office:value-type="float" office:value="734" calcext:value-type="float">
            <text:p>73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3688022540" calcext:value-type="float">
            <text:p>336880225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8 16:24:32</text:p>
          </table:table-cell>
          <table:table-cell office:value-type="float" office:value="735" calcext:value-type="float">
            <text:p>73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3688022540" calcext:value-type="float">
            <text:p>336880225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8 16:42:56</text:p>
          </table:table-cell>
          <table:table-cell office:value-type="float" office:value="736" calcext:value-type="float">
            <text:p>73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3688022540" calcext:value-type="float">
            <text:p>336880225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8 16:53:14</text:p>
          </table:table-cell>
          <table:table-cell office:value-type="float" office:value="737" calcext:value-type="float">
            <text:p>73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3688022540" calcext:value-type="float">
            <text:p>336880225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8 17:17:59</text:p>
          </table:table-cell>
          <table:table-cell office:value-type="float" office:value="738" calcext:value-type="float">
            <text:p>73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3688022540" calcext:value-type="float">
            <text:p>336880225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8 17:34:13</text:p>
          </table:table-cell>
          <table:table-cell office:value-type="float" office:value="739" calcext:value-type="float">
            <text:p>739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3688022540" calcext:value-type="float">
            <text:p>33688022540</text:p>
          </table:table-cell>
          <table:table-cell office:value-type="float" office:value="769" calcext:value-type="float">
            <text:p>769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 <text:s/>0 733]</text:p>
          </table:table-cell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2022-02-08 17:34:27</text:p>
          </table:table-cell>
          <table:table-cell office:value-type="float" office:value="740" calcext:value-type="float">
            <text:p>74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3688022540" calcext:value-type="float">
            <text:p>336880225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0 15:09:45</text:p>
          </table:table-cell>
          <table:table-cell office:value-type="float" office:value="741" calcext:value-type="float">
            <text:p>74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742" calcext:value-type="float">
            <text:p>742</text:p>
          </table:table-cell>
          <table:table-cell/>
        </table:table-row>
        <table:table-row table:style-name="ro1">
          <table:table-cell office:value-type="float" office:value="33688022540" calcext:value-type="float">
            <text:p>336880225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0 15:17:28</text:p>
          </table:table-cell>
          <table:table-cell office:value-type="float" office:value="743" calcext:value-type="float">
            <text:p>74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744" calcext:value-type="float">
            <text:p>744</text:p>
          </table:table-cell>
          <table:table-cell/>
        </table:table-row>
        <table:table-row table:style-name="ro1">
          <table:table-cell office:value-type="float" office:value="33688022540" calcext:value-type="float">
            <text:p>33688022540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0 15:41:36</text:p>
          </table:table-cell>
          <table:table-cell office:value-type="float" office:value="745" calcext:value-type="float">
            <text:p>74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3688022540" calcext:value-type="float">
            <text:p>336880225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6 09:33:10</text:p>
          </table:table-cell>
          <table:table-cell office:value-type="float" office:value="746" calcext:value-type="float">
            <text:p>74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3688022540" calcext:value-type="float">
            <text:p>336880225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6 09:33:46</text:p>
          </table:table-cell>
          <table:table-cell office:value-type="float" office:value="747" calcext:value-type="float">
            <text:p>74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3688022540" calcext:value-type="float">
            <text:p>336880225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6 11:24:37</text:p>
          </table:table-cell>
          <table:table-cell office:value-type="float" office:value="748" calcext:value-type="float">
            <text:p>74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749" calcext:value-type="float">
            <text:p>749</text:p>
          </table:table-cell>
          <table:table-cell/>
        </table:table-row>
        <table:table-row table:style-name="ro1">
          <table:table-cell office:value-type="float" office:value="33688022540" calcext:value-type="float">
            <text:p>336880225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6 16:57:01</text:p>
          </table:table-cell>
          <table:table-cell office:value-type="float" office:value="750" calcext:value-type="float">
            <text:p>750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751" calcext:value-type="float">
            <text:p>751</text:p>
          </table:table-cell>
          <table:table-cell/>
        </table:table-row>
        <table:table-row table:style-name="ro1">
          <table:table-cell office:value-type="float" office:value="33688022540" calcext:value-type="float">
            <text:p>33688022540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16 16:59:33</text:p>
          </table:table-cell>
          <table:table-cell office:value-type="float" office:value="752" calcext:value-type="float">
            <text:p>75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3688022540" calcext:value-type="float">
            <text:p>336880225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6 17:11:10</text:p>
          </table:table-cell>
          <table:table-cell office:value-type="float" office:value="753" calcext:value-type="float">
            <text:p>75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754" calcext:value-type="float">
            <text:p>754</text:p>
          </table:table-cell>
          <table:table-cell/>
        </table:table-row>
        <table:table-row table:style-name="ro1">
          <table:table-cell office:value-type="float" office:value="33688022540" calcext:value-type="float">
            <text:p>336880225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7 15:58:32</text:p>
          </table:table-cell>
          <table:table-cell office:value-type="float" office:value="755" calcext:value-type="float">
            <text:p>75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756" calcext:value-type="float">
            <text:p>756</text:p>
          </table:table-cell>
          <table:table-cell/>
        </table:table-row>
        <table:table-row table:style-name="ro1">
          <table:table-cell office:value-type="float" office:value="33688022540" calcext:value-type="float">
            <text:p>33688022540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17 16:00:46</text:p>
          </table:table-cell>
          <table:table-cell office:value-type="float" office:value="757" calcext:value-type="float">
            <text:p>75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3688022540" calcext:value-type="float">
            <text:p>336880225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15:50:46</text:p>
          </table:table-cell>
          <table:table-cell office:value-type="float" office:value="758" calcext:value-type="float">
            <text:p>75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3688048243" calcext:value-type="float">
            <text:p>33688048243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8 14:25:21</text:p>
          </table:table-cell>
          <table:table-cell office:value-type="float" office:value="759" calcext:value-type="float">
            <text:p>75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760" calcext:value-type="float">
            <text:p>760</text:p>
          </table:table-cell>
          <table:table-cell/>
        </table:table-row>
        <table:table-row table:style-name="ro1">
          <table:table-cell office:value-type="float" office:value="33688592601" calcext:value-type="float">
            <text:p>33688592601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2 09:44:36</text:p>
          </table:table-cell>
          <table:table-cell office:value-type="float" office:value="761" calcext:value-type="float">
            <text:p>76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33695196249" calcext:value-type="float">
            <text:p>3369519624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1 15:50:32</text:p>
          </table:table-cell>
          <table:table-cell office:value-type="float" office:value="762" calcext:value-type="float">
            <text:p>76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33695196249" calcext:value-type="float">
            <text:p>3369519624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1 15:51:42</text:p>
          </table:table-cell>
          <table:table-cell office:value-type="float" office:value="763" calcext:value-type="float">
            <text:p>763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33695330453" calcext:value-type="float">
            <text:p>336953304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1 09:57:34</text:p>
          </table:table-cell>
          <table:table-cell office:value-type="float" office:value="764" calcext:value-type="float">
            <text:p>76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3695330453" calcext:value-type="float">
            <text:p>33695330453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01 10:02:05</text:p>
          </table:table-cell>
          <table:table-cell office:value-type="float" office:value="765" calcext:value-type="float">
            <text:p>76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3695330453" calcext:value-type="float">
            <text:p>336953304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8 09:40:41</text:p>
          </table:table-cell>
          <table:table-cell office:value-type="float" office:value="766" calcext:value-type="float">
            <text:p>76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3695330453" calcext:value-type="float">
            <text:p>33695330453</text:p>
          </table:table-cell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1" calcext:value-type="float">
            <text:p>301</text:p>
          </table:table-cell>
          <table:table-cell table:style-name="ce3" office:value-type="string" calcext:value-type="string">
            <text:p>2022-02-08 09:41:46</text:p>
          </table:table-cell>
          <table:table-cell office:value-type="float" office:value="767" calcext:value-type="float">
            <text:p>76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3695333020" calcext:value-type="float">
            <text:p>336953330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8 09:37:30</text:p>
          </table:table-cell>
          <table:table-cell office:value-type="float" office:value="768" calcext:value-type="float">
            <text:p>7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769" calcext:value-type="float">
            <text:p>769</text:p>
          </table:table-cell>
          <table:table-cell/>
        </table:table-row>
        <table:table-row table:style-name="ro2">
          <table:table-cell office:value-type="float" office:value="33695345563" calcext:value-type="float">
            <text:p>33695345563</text:p>
          </table:table-cell>
          <table:table-cell office:value-type="float" office:value="264" calcext:value-type="float">
            <text:p>26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 0 0 0 0 0 0 0 0 0 0 0 0 0 0 0 0 0 0 0</text:p>
            <text:p> 0]</text:p>
          </table:table-cell>
          <table:table-cell office:value-type="float" office:value="264" calcext:value-type="float">
            <text:p>264</text:p>
          </table:table-cell>
          <table:table-cell table:style-name="ce3" office:value-type="string" calcext:value-type="string">
            <text:p>2022-02-21 11:58:57</text:p>
          </table:table-cell>
          <table:table-cell office:value-type="float" office:value="770" calcext:value-type="float">
            <text:p>770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float" office:value="33698363344" calcext:value-type="float">
            <text:p>33698363344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 0 0 0 0 0 0 0 0 0 0 0 0 0 0 0 0 0 0 0</text:p>
            <text:p>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21 14:00:08</text:p>
          </table:table-cell>
          <table:table-cell office:value-type="float" office:value="771" calcext:value-type="float">
            <text:p>771</text:p>
          </table:table-cell>
          <table:table-cell office:value-type="float" office:value="191" calcext:value-type="float">
            <text:p>191</text:p>
          </table:table-cell>
        </table:table-row>
        <table:table-row table:style-name="ro2">
          <table:table-cell office:value-type="float" office:value="33698363344" calcext:value-type="float">
            <text:p>33698363344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 0 0 0 0 0 0 0 0 0 0 0 0 0 0 0 0 0 0 0</text:p>
            <text:p>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21 14:05:19</text:p>
          </table:table-cell>
          <table:table-cell office:value-type="float" office:value="772" calcext:value-type="float">
            <text:p>772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33698363344" calcext:value-type="float">
            <text:p>33698363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14:10:35</text:p>
          </table:table-cell>
          <table:table-cell office:value-type="float" office:value="773" calcext:value-type="float">
            <text:p>773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33698363344" calcext:value-type="float">
            <text:p>33698363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14:11:59</text:p>
          </table:table-cell>
          <table:table-cell office:value-type="float" office:value="774" calcext:value-type="float">
            <text:p>774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33698363344" calcext:value-type="float">
            <text:p>33698363344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 0 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21 14:19:52</text:p>
          </table:table-cell>
          <table:table-cell office:value-type="float" office:value="775" calcext:value-type="float">
            <text:p>77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33698654933" calcext:value-type="float">
            <text:p>336986549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3 11:01:37</text:p>
          </table:table-cell>
          <table:table-cell office:value-type="float" office:value="776" calcext:value-type="float">
            <text:p>77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33698654933" calcext:value-type="float">
            <text:p>33698654933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03 11:02:34</text:p>
          </table:table-cell>
          <table:table-cell office:value-type="float" office:value="777" calcext:value-type="float">
            <text:p>777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33698669575" calcext:value-type="float">
            <text:p>336986695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09:34:29</text:p>
          </table:table-cell>
          <table:table-cell office:value-type="float" office:value="778" calcext:value-type="float">
            <text:p>77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33698669575" calcext:value-type="float">
            <text:p>3369866957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10:38:14</text:p>
          </table:table-cell>
          <table:table-cell office:value-type="float" office:value="779" calcext:value-type="float">
            <text:p>779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33698949688" calcext:value-type="float">
            <text:p>33698949688</text:p>
          </table:table-cell>
          <table:table-cell office:value-type="float" office:value="240" calcext:value-type="float">
            <text:p>240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232]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2022-02-16 11:23:02</text:p>
          </table:table-cell>
          <table:table-cell office:value-type="float" office:value="780" calcext:value-type="float">
            <text:p>780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3698949688" calcext:value-type="float">
            <text:p>33698949688</text:p>
          </table:table-cell>
          <table:table-cell office:value-type="float" office:value="191" calcext:value-type="float">
            <text:p>19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]</text:p>
          </table:table-cell>
          <table:table-cell office:value-type="float" office:value="191" calcext:value-type="float">
            <text:p>191</text:p>
          </table:table-cell>
          <table:table-cell table:style-name="ce3" office:value-type="string" calcext:value-type="string">
            <text:p>2022-02-17 16:03:18</text:p>
          </table:table-cell>
          <table:table-cell office:value-type="float" office:value="781" calcext:value-type="float">
            <text:p>781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3698949688" calcext:value-type="float">
            <text:p>33698949688</text:p>
          </table:table-cell>
          <table:table-cell office:value-type="float" office:value="451" calcext:value-type="float">
            <text:p>45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 <text:s/>0 <text:s text:c="2"/>0 <text:s text:c="2"/>0 <text:s text:c="2"/>0 <text:s text:c="2"/>0 <text:s text:c="2"/>0 274]</text:p>
          </table:table-cell>
          <table:table-cell office:value-type="float" office:value="177" calcext:value-type="float">
            <text:p>177</text:p>
          </table:table-cell>
          <table:table-cell table:style-name="ce3" office:value-type="string" calcext:value-type="string">
            <text:p>2022-02-17 16:15:08</text:p>
          </table:table-cell>
          <table:table-cell office:value-type="float" office:value="782" calcext:value-type="float">
            <text:p>782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3699691296" calcext:value-type="float">
            <text:p>33699691296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04 14:13:09</text:p>
          </table:table-cell>
          <table:table-cell office:value-type="float" office:value="783" calcext:value-type="float">
            <text:p>783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3699691296" calcext:value-type="float">
            <text:p>33699691296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04 14:21:53</text:p>
          </table:table-cell>
          <table:table-cell office:value-type="float" office:value="784" calcext:value-type="float">
            <text:p>78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3699691296" calcext:value-type="float">
            <text:p>3369969129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7 11:23:11</text:p>
          </table:table-cell>
          <table:table-cell office:value-type="float" office:value="785" calcext:value-type="float">
            <text:p>78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3699691296" calcext:value-type="float">
            <text:p>33699691296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08 09:06:15</text:p>
          </table:table-cell>
          <table:table-cell office:value-type="float" office:value="786" calcext:value-type="float">
            <text:p>78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3699691296" calcext:value-type="float">
            <text:p>33699691296</text:p>
          </table:table-cell>
          <table:table-cell office:value-type="float" office:value="871" calcext:value-type="float">
            <text:p>87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 <text:s/>0 <text:s text:c="2"/>0 811]</text:p>
          </table:table-cell>
          <table:table-cell office:value-type="float" office:value="60" calcext:value-type="float">
            <text:p>60</text:p>
          </table:table-cell>
          <table:table-cell table:style-name="ce3" office:value-type="string" calcext:value-type="string">
            <text:p>2022-02-28 15:51:59</text:p>
          </table:table-cell>
          <table:table-cell office:value-type="float" office:value="787" calcext:value-type="float">
            <text:p>787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3750019010" calcext:value-type="float">
            <text:p>33750019010</text:p>
          </table:table-cell>
          <table:table-cell office:value-type="float" office:value="447" calcext:value-type="float">
            <text:p>447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 <text:s/>0 <text:s text:c="2"/>0 <text:s text:c="2"/>0 <text:s text:c="2"/>0 <text:s text:c="2"/>0 <text:s text:c="2"/>0 <text:s text:c="2"/>0 245]</text:p>
          </table:table-cell>
          <table:table-cell office:value-type="float" office:value="202" calcext:value-type="float">
            <text:p>202</text:p>
          </table:table-cell>
          <table:table-cell table:style-name="ce3" office:value-type="string" calcext:value-type="string">
            <text:p>2022-02-15 10:03:43</text:p>
          </table:table-cell>
          <table:table-cell office:value-type="float" office:value="788" calcext:value-type="float">
            <text:p>788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33750816552" calcext:value-type="float">
            <text:p>33750816552</text:p>
          </table:table-cell>
          <table:table-cell office:value-type="float" office:value="128" calcext:value-type="float">
            <text:p>12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]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2022-02-02 17:54:55</text:p>
          </table:table-cell>
          <table:table-cell office:value-type="float" office:value="789" calcext:value-type="float">
            <text:p>789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33760936953" calcext:value-type="float">
            <text:p>33760936953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]</text:p>
          </table:table-cell>
          <table:table-cell office:value-type="float" office:value="86" calcext:value-type="float">
            <text:p>86</text:p>
          </table:table-cell>
          <table:table-cell table:style-name="ce3" office:value-type="string" calcext:value-type="string">
            <text:p>2022-02-15 14:00:56</text:p>
          </table:table-cell>
          <table:table-cell office:value-type="float" office:value="790" calcext:value-type="float">
            <text:p>790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33760936953" calcext:value-type="float">
            <text:p>337609369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5 14:44:03</text:p>
          </table:table-cell>
          <table:table-cell office:value-type="float" office:value="791" calcext:value-type="float">
            <text:p>791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33760936953" calcext:value-type="float">
            <text:p>33760936953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]</text:p>
          </table:table-cell>
          <table:table-cell office:value-type="float" office:value="69" calcext:value-type="float">
            <text:p>69</text:p>
          </table:table-cell>
          <table:table-cell table:style-name="ce3" office:value-type="string" calcext:value-type="string">
            <text:p>2022-02-15 14:45:29</text:p>
          </table:table-cell>
          <table:table-cell office:value-type="float" office:value="792" calcext:value-type="float">
            <text:p>79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33760936953" calcext:value-type="float">
            <text:p>337609369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5 16:29:54</text:p>
          </table:table-cell>
          <table:table-cell office:value-type="float" office:value="793" calcext:value-type="float">
            <text:p>793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33760936953" calcext:value-type="float">
            <text:p>33760936953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]</text:p>
          </table:table-cell>
          <table:table-cell office:value-type="float" office:value="67" calcext:value-type="float">
            <text:p>67</text:p>
          </table:table-cell>
          <table:table-cell table:style-name="ce3" office:value-type="string" calcext:value-type="string">
            <text:p>2022-02-15 16:30:45</text:p>
          </table:table-cell>
          <table:table-cell office:value-type="float" office:value="794" calcext:value-type="float">
            <text:p>794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33760936953" calcext:value-type="float">
            <text:p>337609369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6 09:21:35</text:p>
          </table:table-cell>
          <table:table-cell office:value-type="float" office:value="795" calcext:value-type="float">
            <text:p>795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33760936953" calcext:value-type="float">
            <text:p>33760936953</text:p>
          </table:table-cell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]</text:p>
          </table:table-cell>
          <table:table-cell office:value-type="float" office:value="58" calcext:value-type="float">
            <text:p>58</text:p>
          </table:table-cell>
          <table:table-cell table:style-name="ce3" office:value-type="string" calcext:value-type="string">
            <text:p>2022-02-16 09:22:19</text:p>
          </table:table-cell>
          <table:table-cell office:value-type="float" office:value="796" calcext:value-type="float">
            <text:p>79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33760936953" calcext:value-type="float">
            <text:p>337609369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6 11:57:17</text:p>
          </table:table-cell>
          <table:table-cell office:value-type="float" office:value="797" calcext:value-type="float">
            <text:p>79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798" calcext:value-type="float">
            <text:p>798</text:p>
          </table:table-cell>
          <table:table-cell/>
        </table:table-row>
        <table:table-row table:style-name="ro1">
          <table:table-cell office:value-type="float" office:value="33761799007" calcext:value-type="float">
            <text:p>33761799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7 10:10:42</text:p>
          </table:table-cell>
          <table:table-cell office:value-type="float" office:value="799" calcext:value-type="float">
            <text:p>79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33767687702" calcext:value-type="float">
            <text:p>33767687702</text:p>
          </table:table-cell>
          <table:table-cell office:value-type="float" office:value="532" calcext:value-type="float">
            <text:p>53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525]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022-02-01 11:26:17</text:p>
          </table:table-cell>
          <table:table-cell office:value-type="float" office:value="800" calcext:value-type="float">
            <text:p>80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33768695436" calcext:value-type="float">
            <text:p>33768695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5 11:49:28</text:p>
          </table:table-cell>
          <table:table-cell office:value-type="float" office:value="801" calcext:value-type="float">
            <text:p>801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3768695436" calcext:value-type="float">
            <text:p>33768695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5 11:50:17</text:p>
          </table:table-cell>
          <table:table-cell office:value-type="float" office:value="802" calcext:value-type="float">
            <text:p>802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3768695436" calcext:value-type="float">
            <text:p>33768695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5 11:51:05</text:p>
          </table:table-cell>
          <table:table-cell office:value-type="float" office:value="803" calcext:value-type="float">
            <text:p>803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3768695436" calcext:value-type="float">
            <text:p>33768695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5 11:51:31</text:p>
          </table:table-cell>
          <table:table-cell office:value-type="float" office:value="804" calcext:value-type="float">
            <text:p>804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3768695436" calcext:value-type="float">
            <text:p>33768695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5 11:53:45</text:p>
          </table:table-cell>
          <table:table-cell office:value-type="float" office:value="805" calcext:value-type="float">
            <text:p>80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3768695436" calcext:value-type="float">
            <text:p>33768695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5 11:54:34</text:p>
          </table:table-cell>
          <table:table-cell office:value-type="float" office:value="806" calcext:value-type="float">
            <text:p>80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3768695436" calcext:value-type="float">
            <text:p>33768695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5 11:54:47</text:p>
          </table:table-cell>
          <table:table-cell office:value-type="float" office:value="807" calcext:value-type="float">
            <text:p>807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33768695436" calcext:value-type="float">
            <text:p>33768695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5 11:54:57</text:p>
          </table:table-cell>
          <table:table-cell office:value-type="float" office:value="808" calcext:value-type="float">
            <text:p>808</text:p>
          </table:table-cell>
          <table:table-cell office:value-type="float" office:value="201" calcext:value-type="float">
            <text:p>201</text:p>
          </table:table-cell>
        </table:table-row>
        <table:table-row table:style-name="ro2">
          <table:table-cell office:value-type="float" office:value="33769666985" calcext:value-type="float">
            <text:p>33769666985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 0 0 0 0 0 0 0 0 0 0 0 0 0 0 0 0 0 0 0</text:p>
            <text:p>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22 10:33:04</text:p>
          </table:table-cell>
          <table:table-cell office:value-type="float" office:value="809" calcext:value-type="float">
            <text:p>809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33769666985" calcext:value-type="float">
            <text:p>33769666985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 0 0 0 0 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22 10:38:16</text:p>
          </table:table-cell>
          <table:table-cell office:value-type="float" office:value="810" calcext:value-type="float">
            <text:p>810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33771567069" calcext:value-type="float">
            <text:p>33771567069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]</text:p>
          </table:table-cell>
          <table:table-cell office:value-type="float" office:value="61" calcext:value-type="float">
            <text:p>61</text:p>
          </table:table-cell>
          <table:table-cell table:style-name="ce3" office:value-type="string" calcext:value-type="string">
            <text:p>2022-02-15 09:48:56</text:p>
          </table:table-cell>
          <table:table-cell office:value-type="float" office:value="811" calcext:value-type="float">
            <text:p>811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3771567069" calcext:value-type="float">
            <text:p>3377156706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5 09:50:32</text:p>
          </table:table-cell>
          <table:table-cell office:value-type="float" office:value="812" calcext:value-type="float">
            <text:p>81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813" calcext:value-type="float">
            <text:p>813</text:p>
          </table:table-cell>
          <table:table-cell/>
        </table:table-row>
        <table:table-row table:style-name="ro1">
          <table:table-cell office:value-type="float" office:value="33771567069" calcext:value-type="float">
            <text:p>33771567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09:54:36</text:p>
          </table:table-cell>
          <table:table-cell office:value-type="float" office:value="814" calcext:value-type="float">
            <text:p>814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3771567069" calcext:value-type="float">
            <text:p>33771567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16:06:25</text:p>
          </table:table-cell>
          <table:table-cell office:value-type="float" office:value="815" calcext:value-type="float">
            <text:p>815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3771567069" calcext:value-type="float">
            <text:p>33771567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1 16:07:27</text:p>
          </table:table-cell>
          <table:table-cell office:value-type="float" office:value="816" calcext:value-type="float">
            <text:p>81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817" calcext:value-type="float">
            <text:p>817</text:p>
          </table:table-cell>
          <table:table-cell/>
        </table:table-row>
        <table:table-row table:style-name="ro1">
          <table:table-cell office:value-type="float" office:value="33771567069" calcext:value-type="float">
            <text:p>33771567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2 10:06:33</text:p>
          </table:table-cell>
          <table:table-cell office:value-type="float" office:value="818" calcext:value-type="float">
            <text:p>818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3771567069" calcext:value-type="float">
            <text:p>33771567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2 10:07:14</text:p>
          </table:table-cell>
          <table:table-cell office:value-type="float" office:value="819" calcext:value-type="float">
            <text:p>819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3776997029" calcext:value-type="float">
            <text:p>33776997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3 17:41:57</text:p>
          </table:table-cell>
          <table:table-cell office:value-type="float" office:value="820" calcext:value-type="float">
            <text:p>82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]</text:p>
          </table:table-cell>
          <table:table-cell table:number-columns-repeated="2"/>
          <table:table-cell office:value-type="float" office:value="821" calcext:value-type="float">
            <text:p>821</text:p>
          </table:table-cell>
          <table:table-cell/>
        </table:table-row>
        <table:table-row table:style-name="ro1">
          <table:table-cell office:value-type="float" office:value="33778846438" calcext:value-type="float">
            <text:p>33778846438</text:p>
          </table:table-cell>
          <table:table-cell office:value-type="float" office:value="131" calcext:value-type="float">
            <text:p>13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45]</text:p>
          </table:table-cell>
          <table:table-cell office:value-type="float" office:value="86" calcext:value-type="float">
            <text:p>86</text:p>
          </table:table-cell>
          <table:table-cell table:style-name="ce3" office:value-type="string" calcext:value-type="string">
            <text:p>2022-02-01 14:14:59</text:p>
          </table:table-cell>
          <table:table-cell office:value-type="float" office:value="822" calcext:value-type="float">
            <text:p>822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3780968336" calcext:value-type="float">
            <text:p>33780968336</text:p>
          </table:table-cell>
          <table:table-cell office:value-type="float" office:value="231" calcext:value-type="float">
            <text:p>23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]</text:p>
          </table:table-cell>
          <table:table-cell office:value-type="float" office:value="231" calcext:value-type="float">
            <text:p>231</text:p>
          </table:table-cell>
          <table:table-cell table:style-name="ce3" office:value-type="string" calcext:value-type="string">
            <text:p>2022-02-08 15:39:17</text:p>
          </table:table-cell>
          <table:table-cell office:value-type="float" office:value="823" calcext:value-type="float">
            <text:p>823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33780968336" calcext:value-type="float">
            <text:p>33780968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8 15:43:19</text:p>
          </table:table-cell>
          <table:table-cell office:value-type="float" office:value="824" calcext:value-type="float">
            <text:p>824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33780968336" calcext:value-type="float">
            <text:p>33780968336</text:p>
          </table:table-cell>
          <table:table-cell office:value-type="float" office:value="141" calcext:value-type="float">
            <text:p>14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]</text:p>
          </table:table-cell>
          <table:table-cell office:value-type="float" office:value="141" calcext:value-type="float">
            <text:p>141</text:p>
          </table:table-cell>
          <table:table-cell table:style-name="ce3" office:value-type="string" calcext:value-type="string">
            <text:p>2022-02-08 15:48:16</text:p>
          </table:table-cell>
          <table:table-cell office:value-type="float" office:value="825" calcext:value-type="float">
            <text:p>825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33780968336" calcext:value-type="float">
            <text:p>3378096833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8 16:20:52</text:p>
          </table:table-cell>
          <table:table-cell office:value-type="float" office:value="826" calcext:value-type="float">
            <text:p>82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33780968336" calcext:value-type="float">
            <text:p>337809683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5 17:51:37</text:p>
          </table:table-cell>
          <table:table-cell office:value-type="float" office:value="827" calcext:value-type="float">
            <text:p>827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33781975925" calcext:value-type="float">
            <text:p>3378197592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0 10:51:25</text:p>
          </table:table-cell>
          <table:table-cell office:value-type="float" office:value="828" calcext:value-type="float">
            <text:p>82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33782320399" calcext:value-type="float">
            <text:p>33782320399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5 11:36:31</text:p>
          </table:table-cell>
          <table:table-cell office:value-type="float" office:value="829" calcext:value-type="float">
            <text:p>829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]</text:p>
          </table:table-cell>
          <table:table-cell table:number-columns-repeated="2"/>
          <table:table-cell office:value-type="float" office:value="830" calcext:value-type="float">
            <text:p>830</text:p>
          </table:table-cell>
          <table:table-cell/>
        </table:table-row>
        <table:table-row table:style-name="ro1">
          <table:table-cell office:value-type="float" office:value="33783341758" calcext:value-type="float">
            <text:p>33783341758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16 14:42:36</text:p>
          </table:table-cell>
          <table:table-cell office:value-type="float" office:value="831" calcext:value-type="float">
            <text:p>83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3784082864" calcext:value-type="float">
            <text:p>33784082864</text:p>
          </table:table-cell>
          <table:table-cell office:value-type="float" office:value="169" calcext:value-type="float">
            <text:p>169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150]</text:p>
          </table:table-cell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2022-02-02 15:03:30</text:p>
          </table:table-cell>
          <table:table-cell office:value-type="float" office:value="832" calcext:value-type="float">
            <text:p>832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3784082864" calcext:value-type="float">
            <text:p>33784082864</text:p>
          </table:table-cell>
          <table:table-cell office:value-type="float" office:value="326" calcext:value-type="float">
            <text:p>326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 <text:s/>0 295]</text:p>
          </table:table-cell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2022-02-03 09:29:12</text:p>
          </table:table-cell>
          <table:table-cell office:value-type="float" office:value="833" calcext:value-type="float">
            <text:p>833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3784082864" calcext:value-type="float">
            <text:p>33784082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3 09:34:57</text:p>
          </table:table-cell>
          <table:table-cell office:value-type="float" office:value="834" calcext:value-type="float">
            <text:p>834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3784082864" calcext:value-type="float">
            <text:p>33784082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3 14:30:54</text:p>
          </table:table-cell>
          <table:table-cell office:value-type="float" office:value="835" calcext:value-type="float">
            <text:p>83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3784082864" calcext:value-type="float">
            <text:p>33784082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3 15:08:24</text:p>
          </table:table-cell>
          <table:table-cell office:value-type="float" office:value="836" calcext:value-type="float">
            <text:p>83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3784082864" calcext:value-type="float">
            <text:p>33784082864</text:p>
          </table:table-cell>
          <table:table-cell office:value-type="float" office:value="270" calcext:value-type="float">
            <text:p>270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 <text:s/>0 240]</text:p>
          </table:table-cell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2022-02-03 15:13:47</text:p>
          </table:table-cell>
          <table:table-cell office:value-type="float" office:value="837" calcext:value-type="float">
            <text:p>837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3784082864" calcext:value-type="float">
            <text:p>33784082864</text:p>
          </table:table-cell>
          <table:table-cell office:value-type="float" office:value="200" calcext:value-type="float">
            <text:p>2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]</text:p>
          </table:table-cell>
          <table:table-cell office:value-type="float" office:value="200" calcext:value-type="float">
            <text:p>200</text:p>
          </table:table-cell>
          <table:table-cell table:style-name="ce3" office:value-type="string" calcext:value-type="string">
            <text:p>2022-02-03 17:44:40</text:p>
          </table:table-cell>
          <table:table-cell office:value-type="float" office:value="838" calcext:value-type="float">
            <text:p>838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3784082864" calcext:value-type="float">
            <text:p>33784082864</text:p>
          </table:table-cell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]</text:p>
          </table:table-cell>
          <table:table-cell office:value-type="float" office:value="65" calcext:value-type="float">
            <text:p>65</text:p>
          </table:table-cell>
          <table:table-cell table:style-name="ce3" office:value-type="string" calcext:value-type="string">
            <text:p>2022-02-03 17:50:32</text:p>
          </table:table-cell>
          <table:table-cell office:value-type="float" office:value="839" calcext:value-type="float">
            <text:p>839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3784082864" calcext:value-type="float">
            <text:p>33784082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4 09:25:18</text:p>
          </table:table-cell>
          <table:table-cell office:value-type="float" office:value="840" calcext:value-type="float">
            <text:p>840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3786527951" calcext:value-type="float">
            <text:p>337865279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5 14:24:05</text:p>
          </table:table-cell>
          <table:table-cell office:value-type="float" office:value="841" calcext:value-type="float">
            <text:p>841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3786960713" calcext:value-type="float">
            <text:p>33786960713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3 16:00:01</text:p>
          </table:table-cell>
          <table:table-cell office:value-type="float" office:value="842" calcext:value-type="float">
            <text:p>842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3787068858" calcext:value-type="float">
            <text:p>33787068858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]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2022-02-23 17:02:29</text:p>
          </table:table-cell>
          <table:table-cell office:value-type="float" office:value="843" calcext:value-type="float">
            <text:p>843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3787068858" calcext:value-type="float">
            <text:p>33787068858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]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2022-02-23 17:04:42</text:p>
          </table:table-cell>
          <table:table-cell office:value-type="float" office:value="844" calcext:value-type="float">
            <text:p>844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3787068858" calcext:value-type="float">
            <text:p>33787068858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3 17:06:54</text:p>
          </table:table-cell>
          <table:table-cell office:value-type="float" office:value="845" calcext:value-type="float">
            <text:p>84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846" calcext:value-type="float">
            <text:p>846</text:p>
          </table:table-cell>
          <table:table-cell/>
        </table:table-row>
        <table:table-row table:style-name="ro1">
          <table:table-cell office:value-type="float" office:value="33788481330" calcext:value-type="float">
            <text:p>33788481330</text:p>
          </table:table-cell>
          <table:table-cell office:value-type="float" office:value="160" calcext:value-type="float">
            <text:p>160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152]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2022-02-01 14:24:28</text:p>
          </table:table-cell>
          <table:table-cell office:value-type="float" office:value="847" calcext:value-type="float">
            <text:p>84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3953173289" calcext:value-type="float">
            <text:p>33953173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6 15:09:46</text:p>
          </table:table-cell>
          <table:table-cell office:value-type="float" office:value="848" calcext:value-type="float">
            <text:p>848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849" calcext:value-type="float">
            <text:p>849</text:p>
          </table:table-cell>
          <table:table-cell/>
        </table:table-row>
        <table:table-row table:style-name="ro1">
          <table:table-cell office:value-type="float" office:value="33953173289" calcext:value-type="float">
            <text:p>3395317328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6 15:11:17</text:p>
          </table:table-cell>
          <table:table-cell office:value-type="float" office:value="850" calcext:value-type="float">
            <text:p>850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3953464438" calcext:value-type="float">
            <text:p>339534644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2 09:41:40</text:p>
          </table:table-cell>
          <table:table-cell office:value-type="float" office:value="851" calcext:value-type="float">
            <text:p>851</text:p>
          </table:table-cell>
          <table:table-cell office:value-type="float" office:value="218" calcext:value-type="float">
            <text:p>218</text:p>
          </table:table-cell>
        </table:table-row>
        <table:table-row table:style-name="ro2">
          <table:table-cell office:value-type="float" office:value="33970266231" calcext:value-type="float">
            <text:p>33970266231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 0 0 0 0 0 0 0 0 0 0 0 0 0 0 0 0 0 0 0</text:p>
            <text:p>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21 15:48:15</text:p>
          </table:table-cell>
          <table:table-cell office:value-type="float" office:value="852" calcext:value-type="float">
            <text:p>852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3973441266" calcext:value-type="float">
            <text:p>33973441266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]</text:p>
          </table:table-cell>
          <table:table-cell office:value-type="float" office:value="255" calcext:value-type="float">
            <text:p>255</text:p>
          </table:table-cell>
          <table:table-cell table:style-name="ce3" office:value-type="string" calcext:value-type="string">
            <text:p>2022-02-01 10:39:15</text:p>
          </table:table-cell>
          <table:table-cell office:value-type="float" office:value="853" calcext:value-type="float">
            <text:p>853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3973441266" calcext:value-type="float">
            <text:p>33973441266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]</text:p>
          </table:table-cell>
          <table:table-cell office:value-type="float" office:value="55" calcext:value-type="float">
            <text:p>55</text:p>
          </table:table-cell>
          <table:table-cell table:style-name="ce3" office:value-type="string" calcext:value-type="string">
            <text:p>2022-02-01 10:44:24</text:p>
          </table:table-cell>
          <table:table-cell office:value-type="float" office:value="854" calcext:value-type="float">
            <text:p>854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3973441266" calcext:value-type="float">
            <text:p>33973441266</text:p>
          </table:table-cell>
          <table:table-cell office:value-type="float" office:value="968" calcext:value-type="float">
            <text:p>968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962]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022-02-01 11:05:56</text:p>
          </table:table-cell>
          <table:table-cell office:value-type="float" office:value="855" calcext:value-type="float">
            <text:p>85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3973441266" calcext:value-type="float">
            <text:p>33973441266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4 14:51:45</text:p>
          </table:table-cell>
          <table:table-cell office:value-type="float" office:value="856" calcext:value-type="float">
            <text:p>85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4609293100" calcext:value-type="float">
            <text:p>34609293100</text:p>
          </table:table-cell>
          <table:table-cell office:value-type="float" office:value="114" calcext:value-type="float">
            <text:p>114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107]</text:p>
          </table:table-cell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2022-02-01 11:54:41</text:p>
          </table:table-cell>
          <table:table-cell office:value-type="float" office:value="857" calcext:value-type="float">
            <text:p>857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4635613244" calcext:value-type="float">
            <text:p>34635613244</text:p>
          </table:table-cell>
          <table:table-cell office:value-type="float" office:value="139" calcext:value-type="float">
            <text:p>139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]</text:p>
          </table:table-cell>
          <table:table-cell office:value-type="float" office:value="139" calcext:value-type="float">
            <text:p>139</text:p>
          </table:table-cell>
          <table:table-cell table:style-name="ce3" office:value-type="string" calcext:value-type="string">
            <text:p>2022-02-07 09:10:25</text:p>
          </table:table-cell>
          <table:table-cell office:value-type="float" office:value="858" calcext:value-type="float">
            <text:p>858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4635613244" calcext:value-type="float">
            <text:p>3463561324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1 11:28:56</text:p>
          </table:table-cell>
          <table:table-cell office:value-type="float" office:value="859" calcext:value-type="float">
            <text:p>859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4649307166" calcext:value-type="float">
            <text:p>34649307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9 11:38:56</text:p>
          </table:table-cell>
          <table:table-cell office:value-type="float" office:value="860" calcext:value-type="float">
            <text:p>860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4649307166" calcext:value-type="float">
            <text:p>34649307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9 17:36:04</text:p>
          </table:table-cell>
          <table:table-cell office:value-type="float" office:value="861" calcext:value-type="float">
            <text:p>861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4677627586" calcext:value-type="float">
            <text:p>34677627586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57]</text:p>
          </table:table-cell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2022-02-01 14:05:50</text:p>
          </table:table-cell>
          <table:table-cell office:value-type="float" office:value="862" calcext:value-type="float">
            <text:p>862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51917288683" calcext:value-type="float">
            <text:p>351917288683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6 16:40:47</text:p>
          </table:table-cell>
          <table:table-cell office:value-type="float" office:value="863" calcext:value-type="float">
            <text:p>863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351917288683" calcext:value-type="float">
            <text:p>3519172886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6 16:54:35</text:p>
          </table:table-cell>
          <table:table-cell office:value-type="float" office:value="864" calcext:value-type="float">
            <text:p>86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865" calcext:value-type="float">
            <text:p>865</text:p>
          </table:table-cell>
          <table:table-cell/>
        </table:table-row>
        <table:table-row table:style-name="ro1">
          <table:table-cell office:value-type="float" office:value="352621161614" calcext:value-type="float">
            <text:p>352621161614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17 10:44:27</text:p>
          </table:table-cell>
          <table:table-cell office:value-type="float" office:value="866" calcext:value-type="float">
            <text:p>8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52621161614" calcext:value-type="float">
            <text:p>352621161614</text:p>
          </table:table-cell>
          <table:table-cell office:value-type="float" office:value="294" calcext:value-type="float">
            <text:p>294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]</text:p>
          </table:table-cell>
          <table:table-cell office:value-type="float" office:value="294" calcext:value-type="float">
            <text:p>294</text:p>
          </table:table-cell>
          <table:table-cell table:style-name="ce3" office:value-type="string" calcext:value-type="string">
            <text:p>2022-02-17 10:49:49</text:p>
          </table:table-cell>
          <table:table-cell office:value-type="float" office:value="867" calcext:value-type="float">
            <text:p>867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52621161614" calcext:value-type="float">
            <text:p>3526211616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7 10:55:13</text:p>
          </table:table-cell>
          <table:table-cell office:value-type="float" office:value="868" calcext:value-type="float">
            <text:p>868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869" calcext:value-type="float">
            <text:p>869</text:p>
          </table:table-cell>
          <table:table-cell/>
        </table:table-row>
        <table:table-row table:style-name="ro1">
          <table:table-cell office:value-type="float" office:value="352621161614" calcext:value-type="float">
            <text:p>352621161614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17 10:58:18</text:p>
          </table:table-cell>
          <table:table-cell office:value-type="float" office:value="870" calcext:value-type="float">
            <text:p>870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52621161614" calcext:value-type="float">
            <text:p>35262116161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7 11:03:41</text:p>
          </table:table-cell>
          <table:table-cell office:value-type="float" office:value="871" calcext:value-type="float">
            <text:p>871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52621161614" calcext:value-type="float">
            <text:p>352621161614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]</text:p>
          </table:table-cell>
          <table:table-cell office:value-type="float" office:value="113" calcext:value-type="float">
            <text:p>113</text:p>
          </table:table-cell>
          <table:table-cell table:style-name="ce3" office:value-type="string" calcext:value-type="string">
            <text:p>2022-02-17 11:22:15</text:p>
          </table:table-cell>
          <table:table-cell office:value-type="float" office:value="872" calcext:value-type="float">
            <text:p>872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52621161614" calcext:value-type="float">
            <text:p>352621161614</text:p>
          </table:table-cell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]</text:p>
          </table:table-cell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2022-02-17 11:44:25</text:p>
          </table:table-cell>
          <table:table-cell office:value-type="float" office:value="873" calcext:value-type="float">
            <text:p>873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5315231400" calcext:value-type="float">
            <text:p>35315231400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4 10:49:47</text:p>
          </table:table-cell>
          <table:table-cell office:value-type="float" office:value="874" calcext:value-type="float">
            <text:p>874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5315231400" calcext:value-type="float">
            <text:p>353152314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8 10:35:45</text:p>
          </table:table-cell>
          <table:table-cell office:value-type="float" office:value="875" calcext:value-type="float">
            <text:p>87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41213458034" calcext:value-type="float">
            <text:p>41213458034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10 16:49:42</text:p>
          </table:table-cell>
          <table:table-cell office:value-type="float" office:value="876" calcext:value-type="float">
            <text:p>87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41213458034" calcext:value-type="float">
            <text:p>41213458034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10 16:54:57</text:p>
          </table:table-cell>
          <table:table-cell office:value-type="float" office:value="877" calcext:value-type="float">
            <text:p>87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41213458034" calcext:value-type="float">
            <text:p>412134580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0 17:00:14</text:p>
          </table:table-cell>
          <table:table-cell office:value-type="float" office:value="878" calcext:value-type="float">
            <text:p>87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879" calcext:value-type="float">
            <text:p>879</text:p>
          </table:table-cell>
          <table:table-cell/>
        </table:table-row>
        <table:table-row table:style-name="ro1">
          <table:table-cell office:value-type="float" office:value="41213458034" calcext:value-type="float">
            <text:p>41213458034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10 17:00:57</text:p>
          </table:table-cell>
          <table:table-cell office:value-type="float" office:value="880" calcext:value-type="float">
            <text:p>88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41213458034" calcext:value-type="float">
            <text:p>41213458034</text:p>
          </table:table-cell>
          <table:table-cell office:value-type="float" office:value="845" calcext:value-type="float">
            <text:p>845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 <text:s/>0 <text:s text:c="2"/>0 <text:s text:c="2"/>0 <text:s text:c="2"/>0 720]</text:p>
          </table:table-cell>
          <table:table-cell office:value-type="float" office:value="125" calcext:value-type="float">
            <text:p>125</text:p>
          </table:table-cell>
          <table:table-cell table:style-name="ce3" office:value-type="string" calcext:value-type="string">
            <text:p>2022-02-10 17:06:14</text:p>
          </table:table-cell>
          <table:table-cell office:value-type="float" office:value="881" calcext:value-type="float">
            <text:p>881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41213458034" calcext:value-type="float">
            <text:p>41213458034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1 16:16:31</text:p>
          </table:table-cell>
          <table:table-cell office:value-type="float" office:value="882" calcext:value-type="float">
            <text:p>882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41213458034" calcext:value-type="float">
            <text:p>412134580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4 17:19:05</text:p>
          </table:table-cell>
          <table:table-cell office:value-type="float" office:value="883" calcext:value-type="float">
            <text:p>883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41213458034" calcext:value-type="float">
            <text:p>412134580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4 17:20:03</text:p>
          </table:table-cell>
          <table:table-cell office:value-type="float" office:value="884" calcext:value-type="float">
            <text:p>884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41213458034" calcext:value-type="float">
            <text:p>412134580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4 17:33:30</text:p>
          </table:table-cell>
          <table:table-cell office:value-type="float" office:value="885" calcext:value-type="float">
            <text:p>885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41213458034" calcext:value-type="float">
            <text:p>412134580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5 09:07:53</text:p>
          </table:table-cell>
          <table:table-cell office:value-type="float" office:value="886" calcext:value-type="float">
            <text:p>88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41213458034" calcext:value-type="float">
            <text:p>412134580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5 09:23:59</text:p>
          </table:table-cell>
          <table:table-cell office:value-type="float" office:value="887" calcext:value-type="float">
            <text:p>88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41213458034" calcext:value-type="float">
            <text:p>412134580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5 09:24:55</text:p>
          </table:table-cell>
          <table:table-cell office:value-type="float" office:value="888" calcext:value-type="float">
            <text:p>88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41213458034" calcext:value-type="float">
            <text:p>412134580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5 09:25:51</text:p>
          </table:table-cell>
          <table:table-cell office:value-type="float" office:value="889" calcext:value-type="float">
            <text:p>889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41213458034" calcext:value-type="float">
            <text:p>412134580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5 10:07:31</text:p>
          </table:table-cell>
          <table:table-cell office:value-type="float" office:value="890" calcext:value-type="float">
            <text:p>89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41213458034" calcext:value-type="float">
            <text:p>412134580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5 10:10:05</text:p>
          </table:table-cell>
          <table:table-cell office:value-type="float" office:value="891" calcext:value-type="float">
            <text:p>891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41213458034" calcext:value-type="float">
            <text:p>4121345803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5 10:12:44</text:p>
          </table:table-cell>
          <table:table-cell office:value-type="float" office:value="892" calcext:value-type="float">
            <text:p>892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41764842816" calcext:value-type="float">
            <text:p>4176484281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7 16:14:52</text:p>
          </table:table-cell>
          <table:table-cell office:value-type="float" office:value="893" calcext:value-type="float">
            <text:p>893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436508446340" calcext:value-type="float">
            <text:p>436508446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5 14:27:09</text:p>
          </table:table-cell>
          <table:table-cell office:value-type="float" office:value="894" calcext:value-type="float">
            <text:p>894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436508446340" calcext:value-type="float">
            <text:p>436508446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6 09:08:32</text:p>
          </table:table-cell>
          <table:table-cell office:value-type="float" office:value="895" calcext:value-type="float">
            <text:p>89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436508446340" calcext:value-type="float">
            <text:p>436508446340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16 09:15:09</text:p>
          </table:table-cell>
          <table:table-cell office:value-type="float" office:value="896" calcext:value-type="float">
            <text:p>896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float" office:value="4522916480" calcext:value-type="float">
            <text:p>4522916480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 0 0 0 0 0 0 0 0 0 0 0 0 0 0 0 0 0 0 0</text:p>
            <text:p>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21 14:48:47</text:p>
          </table:table-cell>
          <table:table-cell office:value-type="float" office:value="897" calcext:value-type="float">
            <text:p>897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4740300711" calcext:value-type="float">
            <text:p>474030071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8 17:02:50</text:p>
          </table:table-cell>
          <table:table-cell office:value-type="float" office:value="898" calcext:value-type="float">
            <text:p>89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899" calcext:value-type="float">
            <text:p>899</text:p>
          </table:table-cell>
          <table:table-cell/>
        </table:table-row>
        <table:table-row table:style-name="ro1">
          <table:table-cell office:value-type="float" office:value="4915678404018" calcext:value-type="float">
            <text:p>4915678404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6 09:50:31</text:p>
          </table:table-cell>
          <table:table-cell office:value-type="float" office:value="900" calcext:value-type="float">
            <text:p>900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4915678404018" calcext:value-type="float">
            <text:p>4915678404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6 09:51:17</text:p>
          </table:table-cell>
          <table:table-cell office:value-type="float" office:value="901" calcext:value-type="float">
            <text:p>901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4915678404018" calcext:value-type="float">
            <text:p>4915678404018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6 11:16:38</text:p>
          </table:table-cell>
          <table:table-cell office:value-type="float" office:value="902" calcext:value-type="float">
            <text:p>902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491626230180" calcext:value-type="float">
            <text:p>49162623018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2 11:32:04</text:p>
          </table:table-cell>
          <table:table-cell office:value-type="float" office:value="903" calcext:value-type="float">
            <text:p>90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904" calcext:value-type="float">
            <text:p>904</text:p>
          </table:table-cell>
          <table:table-cell/>
        </table:table-row>
        <table:table-row table:style-name="ro1">
          <table:table-cell office:value-type="float" office:value="491637715794" calcext:value-type="float">
            <text:p>49163771579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1 14:28:29</text:p>
          </table:table-cell>
          <table:table-cell office:value-type="float" office:value="905" calcext:value-type="float">
            <text:p>905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491637715794" calcext:value-type="float">
            <text:p>49163771579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1 14:30:09</text:p>
          </table:table-cell>
          <table:table-cell office:value-type="float" office:value="906" calcext:value-type="float">
            <text:p>90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491637715794" calcext:value-type="float">
            <text:p>49163771579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1 14:31:23</text:p>
          </table:table-cell>
          <table:table-cell office:value-type="float" office:value="907" calcext:value-type="float">
            <text:p>907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908" calcext:value-type="float">
            <text:p>908</text:p>
          </table:table-cell>
          <table:table-cell/>
        </table:table-row>
        <table:table-row table:style-name="ro1">
          <table:table-cell office:value-type="float" office:value="491637715794" calcext:value-type="float">
            <text:p>49163771579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1 14:32:49</text:p>
          </table:table-cell>
          <table:table-cell office:value-type="float" office:value="909" calcext:value-type="float">
            <text:p>909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910" calcext:value-type="float">
            <text:p>910</text:p>
          </table:table-cell>
          <table:table-cell/>
        </table:table-row>
        <table:table-row table:style-name="ro1">
          <table:table-cell office:value-type="float" office:value="491637715794" calcext:value-type="float">
            <text:p>49163771579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1 14:33:37</text:p>
          </table:table-cell>
          <table:table-cell office:value-type="float" office:value="911" calcext:value-type="float">
            <text:p>911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491755744217" calcext:value-type="float">
            <text:p>491755744217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4 16:28:07</text:p>
          </table:table-cell>
          <table:table-cell office:value-type="float" office:value="912" calcext:value-type="float">
            <text:p>912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491774496217" calcext:value-type="float">
            <text:p>4917744962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1 14:04:56</text:p>
          </table:table-cell>
          <table:table-cell office:value-type="float" office:value="913" calcext:value-type="float">
            <text:p>913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914" calcext:value-type="float">
            <text:p>914</text:p>
          </table:table-cell>
          <table:table-cell/>
        </table:table-row>
        <table:table-row table:style-name="ro1">
          <table:table-cell office:value-type="float" office:value="590690458648" calcext:value-type="float">
            <text:p>590690458648</text:p>
          </table:table-cell>
          <table:table-cell office:value-type="float" office:value="190" calcext:value-type="float">
            <text:p>19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 0 0 0 0 0 0 0 0 0 0]</text:p>
          </table:table-cell>
          <table:table-cell office:value-type="float" office:value="190" calcext:value-type="float">
            <text:p>190</text:p>
          </table:table-cell>
          <table:table-cell table:style-name="ce3" office:value-type="string" calcext:value-type="string">
            <text:p>2022-02-22 15:40:53</text:p>
          </table:table-cell>
          <table:table-cell office:value-type="float" office:value="915" calcext:value-type="float">
            <text:p>91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590690619944" calcext:value-type="float">
            <text:p>590690619944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8 15:00:56</text:p>
          </table:table-cell>
          <table:table-cell office:value-type="float" office:value="916" calcext:value-type="float">
            <text:p>91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590690656785" calcext:value-type="float">
            <text:p>590690656785</text:p>
          </table:table-cell>
          <table:table-cell office:value-type="float" office:value="212" calcext:value-type="float">
            <text:p>212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 <text:s/>0 167]</text:p>
          </table:table-cell>
          <table:table-cell office:value-type="float" office:value="45" calcext:value-type="float">
            <text:p>45</text:p>
          </table:table-cell>
          <table:table-cell table:style-name="ce3" office:value-type="string" calcext:value-type="string">
            <text:p>2022-02-16 11:32:05</text:p>
          </table:table-cell>
          <table:table-cell office:value-type="float" office:value="917" calcext:value-type="float">
            <text:p>917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590690656785" calcext:value-type="float">
            <text:p>59069065678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6 11:42:54</text:p>
          </table:table-cell>
          <table:table-cell office:value-type="float" office:value="918" calcext:value-type="float">
            <text:p>91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590690656785" calcext:value-type="float">
            <text:p>590690656785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6 11:48:26</text:p>
          </table:table-cell>
          <table:table-cell office:value-type="float" office:value="919" calcext:value-type="float">
            <text:p>91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590690656785" calcext:value-type="float">
            <text:p>590690656785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16 14:00:48</text:p>
          </table:table-cell>
          <table:table-cell office:value-type="float" office:value="920" calcext:value-type="float">
            <text:p>92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590690656785" calcext:value-type="float">
            <text:p>590690656785</text:p>
          </table:table-cell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 0 <text:s/>0 60]</text:p>
          </table:table-cell>
          <table:table-cell office:value-type="float" office:value="61" calcext:value-type="float">
            <text:p>61</text:p>
          </table:table-cell>
          <table:table-cell table:style-name="ce3" office:value-type="string" calcext:value-type="string">
            <text:p>2022-02-16 14:07:44</text:p>
          </table:table-cell>
          <table:table-cell office:value-type="float" office:value="921" calcext:value-type="float">
            <text:p>92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590690656785" calcext:value-type="float">
            <text:p>590690656785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16 15:59:34</text:p>
          </table:table-cell>
          <table:table-cell office:value-type="float" office:value="922" calcext:value-type="float">
            <text:p>92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590690656785" calcext:value-type="float">
            <text:p>590690656785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16 16:05:00</text:p>
          </table:table-cell>
          <table:table-cell office:value-type="float" office:value="923" calcext:value-type="float">
            <text:p>92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590690656785" calcext:value-type="float">
            <text:p>590690656785</text:p>
          </table:table-cell>
          <table:table-cell office:value-type="float" office:value="300" calcext:value-type="float">
            <text:p>30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0" calcext:value-type="float">
            <text:p>300</text:p>
          </table:table-cell>
          <table:table-cell table:style-name="ce3" office:value-type="string" calcext:value-type="string">
            <text:p>2022-02-16 16:21:24</text:p>
          </table:table-cell>
          <table:table-cell office:value-type="float" office:value="924" calcext:value-type="float">
            <text:p>92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590690656785" calcext:value-type="float">
            <text:p>590690656785</text:p>
          </table:table-cell>
          <table:table-cell office:value-type="float" office:value="258" calcext:value-type="float">
            <text:p>258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]</text:p>
          </table:table-cell>
          <table:table-cell office:value-type="float" office:value="258" calcext:value-type="float">
            <text:p>258</text:p>
          </table:table-cell>
          <table:table-cell table:style-name="ce3" office:value-type="string" calcext:value-type="string">
            <text:p>2022-02-16 16:27:13</text:p>
          </table:table-cell>
          <table:table-cell office:value-type="float" office:value="925" calcext:value-type="float">
            <text:p>92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590690656785" calcext:value-type="float">
            <text:p>590690656785</text:p>
          </table:table-cell>
          <table:table-cell office:value-type="float" office:value="613" calcext:value-type="float">
            <text:p>613</text:p>
          </table:table-cell>
          <table:table-cell table:style-name="ce2" office:value-type="string" calcext:value-type="string">
            <text:p>True</text:p>
          </table:table-cell>
          <table:table-cell office:value-type="string" calcext:value-type="string">
            <text:p>[ <text:s/>0 <text:s text:c="2"/>0 <text:s text:c="2"/>0 <text:s text:c="2"/>0 <text:s text:c="2"/>0 <text:s text:c="2"/>0 <text:s text:c="2"/>0 <text:s text:c="2"/>0 <text:s text:c="2"/>0 366]</text:p>
          </table:table-cell>
          <table:table-cell office:value-type="float" office:value="247" calcext:value-type="float">
            <text:p>247</text:p>
          </table:table-cell>
          <table:table-cell table:style-name="ce3" office:value-type="string" calcext:value-type="string">
            <text:p>2022-02-16 16:43:38</text:p>
          </table:table-cell>
          <table:table-cell office:value-type="float" office:value="926" calcext:value-type="float">
            <text:p>92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590690656785" calcext:value-type="float">
            <text:p>590690656785</text:p>
          </table:table-cell>
          <table:table-cell office:value-type="float" office:value="187" calcext:value-type="float">
            <text:p>187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]</text:p>
          </table:table-cell>
          <table:table-cell office:value-type="float" office:value="187" calcext:value-type="float">
            <text:p>187</text:p>
          </table:table-cell>
          <table:table-cell table:style-name="ce3" office:value-type="string" calcext:value-type="string">
            <text:p>2022-02-17 11:45:09</text:p>
          </table:table-cell>
          <table:table-cell office:value-type="float" office:value="927" calcext:value-type="float">
            <text:p>927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590690656785" calcext:value-type="float">
            <text:p>590690656785</text:p>
          </table:table-cell>
          <table:table-cell office:value-type="float" office:value="301" calcext:value-type="float">
            <text:p>30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]</text:p>
          </table:table-cell>
          <table:table-cell office:value-type="float" office:value="301" calcext:value-type="float">
            <text:p>301</text:p>
          </table:table-cell>
          <table:table-cell table:style-name="ce3" office:value-type="string" calcext:value-type="string">
            <text:p>2022-02-17 14:22:41</text:p>
          </table:table-cell>
          <table:table-cell office:value-type="float" office:value="928" calcext:value-type="float">
            <text:p>92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590690656785" calcext:value-type="float">
            <text:p>59069065678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8 17:25:41</text:p>
          </table:table-cell>
          <table:table-cell office:value-type="float" office:value="929" calcext:value-type="float">
            <text:p>92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590690656785" calcext:value-type="float">
            <text:p>590690656785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]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2022-02-23 11:33:00</text:p>
          </table:table-cell>
          <table:table-cell office:value-type="float" office:value="930" calcext:value-type="float">
            <text:p>93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590690656785" calcext:value-type="float">
            <text:p>590690656785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]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2022-02-23 11:37:00</text:p>
          </table:table-cell>
          <table:table-cell office:value-type="float" office:value="931" calcext:value-type="float">
            <text:p>93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590690656785" calcext:value-type="float">
            <text:p>590690656785</text:p>
          </table:table-cell>
          <table:table-cell office:value-type="float" office:value="121" calcext:value-type="float">
            <text:p>121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]</text:p>
          </table:table-cell>
          <table:table-cell office:value-type="float" office:value="121" calcext:value-type="float">
            <text:p>121</text:p>
          </table:table-cell>
          <table:table-cell table:style-name="ce3" office:value-type="string" calcext:value-type="string">
            <text:p>2022-02-23 11:40:17</text:p>
          </table:table-cell>
          <table:table-cell office:value-type="float" office:value="932" calcext:value-type="float">
            <text:p>932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590690656785" calcext:value-type="float">
            <text:p>590690656785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]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2022-02-23 11:42:45</text:p>
          </table:table-cell>
          <table:table-cell office:value-type="float" office:value="933" calcext:value-type="float">
            <text:p>93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590690656785" calcext:value-type="float">
            <text:p>590690656785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]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2022-02-23 14:04:31</text:p>
          </table:table-cell>
          <table:table-cell office:value-type="float" office:value="934" calcext:value-type="float">
            <text:p>934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590690656785" calcext:value-type="float">
            <text:p>590690656785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]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2022-02-23 14:06:53</text:p>
          </table:table-cell>
          <table:table-cell office:value-type="float" office:value="935" calcext:value-type="float">
            <text:p>93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590690656785" calcext:value-type="float">
            <text:p>590690656785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]</text:p>
          </table:table-cell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2022-02-23 14:12:28</text:p>
          </table:table-cell>
          <table:table-cell office:value-type="float" office:value="936" calcext:value-type="float">
            <text:p>93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590690656785" calcext:value-type="float">
            <text:p>590690656785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]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2022-02-23 14:31:27</text:p>
          </table:table-cell>
          <table:table-cell office:value-type="float" office:value="937" calcext:value-type="float">
            <text:p>937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590690656785" calcext:value-type="float">
            <text:p>590690656785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]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2022-02-23 16:16:36</text:p>
          </table:table-cell>
          <table:table-cell office:value-type="float" office:value="938" calcext:value-type="float">
            <text:p>93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590690656785" calcext:value-type="float">
            <text:p>590690656785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[0 0 0 0 0 0 0 0 0 0 0 0 0 0 0 0 0 0]</text:p>
          </table:table-cell>
          <table:table-cell office:value-type="float" office:value="120" calcext:value-type="float">
            <text:p>120</text:p>
          </table:table-cell>
          <table:table-cell table:style-name="ce3" office:value-type="string" calcext:value-type="string">
            <text:p>2022-02-23 17:19:46</text:p>
          </table:table-cell>
          <table:table-cell office:value-type="float" office:value="939" calcext:value-type="float">
            <text:p>93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590690656785" calcext:value-type="float">
            <text:p>590690656785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3 17:22:09</text:p>
          </table:table-cell>
          <table:table-cell office:value-type="float" office:value="940" calcext:value-type="float">
            <text:p>940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590690656785" calcext:value-type="float">
            <text:p>590690656785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4 14:41:55</text:p>
          </table:table-cell>
          <table:table-cell office:value-type="float" office:value="941" calcext:value-type="float">
            <text:p>94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59893409357" calcext:value-type="float">
            <text:p>59893409357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2 14:15:55</text:p>
          </table:table-cell>
          <table:table-cell office:value-type="float" office:value="942" calcext:value-type="float">
            <text:p>942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59893409357" calcext:value-type="float">
            <text:p>5989340935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2 14:39:32</text:p>
          </table:table-cell>
          <table:table-cell office:value-type="float" office:value="943" calcext:value-type="float">
            <text:p>943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59893409357" calcext:value-type="float">
            <text:p>5989340935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2 14:50:37</text:p>
          </table:table-cell>
          <table:table-cell office:value-type="float" office:value="944" calcext:value-type="float">
            <text:p>944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 reached</text:p>
          </table:table-cell>
          <table:table-cell table:number-columns-repeated="3"/>
          <table:table-cell office:value-type="float" office:value="945" calcext:value-type="float">
            <text:p>945</text:p>
          </table:table-cell>
          <table:table-cell/>
        </table:table-row>
        <table:table-row table:style-name="ro1">
          <table:table-cell office:value-type="string" calcext:value-type="string">
            <text:p>anonym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02 10:05:39</text:p>
          </table:table-cell>
          <table:table-cell office:value-type="float" office:value="946" calcext:value-type="float">
            <text:p>94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anonymo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14 17:45:31</text:p>
          </table:table-cell>
          <table:table-cell office:value-type="float" office:value="947" calcext:value-type="float">
            <text:p>947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string" calcext:value-type="string">
            <text:p>anonymous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not reached</text:p>
          </table:table-cell>
          <table:table-cell table:number-columns-repeated="2"/>
          <table:table-cell table:style-name="ce3" office:value-type="string" calcext:value-type="string">
            <text:p>2022-02-24 16:43:01</text:p>
          </table:table-cell>
          <table:table-cell office:value-type="float" office:value="948" calcext:value-type="float">
            <text:p>948</text:p>
          </table:table-cell>
          <table:table-cell office:value-type="float" office:value="242" calcext:value-type="float">
            <text:p>242</text:p>
          </table:table-cell>
        </table:table-row>
        <table:table-row table:style-name="ro1" table:number-rows-repeated="1047626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data_2022-03-01_ovh_analysed'.C1:'data_2022-03-01_ovh_analysed'.C1048576">
            <calcext:condition calcext:apply-style-name="Bad" calcext:value="=&quot;False&quot;" calcext:base-cell-address="'data_2022-03-01_ovh_analysed'.C1"/>
            <calcext:condition calcext:apply-style-name="Good" calcext:value="=&quot;True&quot;" calcext:base-cell-address="'data_2022-03-01_ovh_analysed'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01T15:08:51.590050404</dc:date>
    <meta:editing-duration>PT7M24S</meta:editing-duration>
    <meta:editing-cycles>1</meta:editing-cycles>
    <meta:document-statistic meta:table-count="1" meta:cell-count="6010" meta:object-count="0"/>
    <meta:generator>LibreOffice/7.3.3.2$Linux_X86_64 LibreOffice_project/30$Build-2</meta:generator>
  </office:meta>
</office:document-meta>
</file>